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cm" svg:height="16cm" svg:x="2.353cm" svg:y="0.098cm">
            <draw:object draw:notify-on-update-of-ranges="Sheet1.A1:Sheet1.A3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242.330078" calcext:value-type="float">
            <text:p>10242.330078</text:p>
          </table:table-cell>
        </table:table-row>
        <table:table-row table:style-name="ro1">
          <table:table-cell office:value-type="float" office:value="10369.02832" calcext:value-type="float">
            <text:p>10369.02832</text:p>
          </table:table-cell>
        </table:table-row>
        <table:table-row table:style-name="ro1">
          <table:table-cell office:value-type="float" office:value="10409.861328" calcext:value-type="float">
            <text:p>10409.861328</text:p>
          </table:table-cell>
        </table:table-row>
        <table:table-row table:style-name="ro1">
          <table:table-cell office:value-type="float" office:value="10452.399414" calcext:value-type="float">
            <text:p>10452.399414</text:p>
          </table:table-cell>
        </table:table-row>
        <table:table-row table:style-name="ro1">
          <table:table-cell office:value-type="float" office:value="10328.734375" calcext:value-type="float">
            <text:p>10328.734375</text:p>
          </table:table-cell>
        </table:table-row>
        <table:table-row table:style-name="ro1">
          <table:table-cell office:value-type="float" office:value="10677.754883" calcext:value-type="float">
            <text:p>10677.754883</text:p>
          </table:table-cell>
        </table:table-row>
        <table:table-row table:style-name="ro1">
          <table:table-cell office:value-type="float" office:value="10797.761719" calcext:value-type="float">
            <text:p>10797.761719</text:p>
          </table:table-cell>
        </table:table-row>
        <table:table-row table:style-name="ro1">
          <table:table-cell office:value-type="float" office:value="10973.251953" calcext:value-type="float">
            <text:p>10973.251953</text:p>
          </table:table-cell>
        </table:table-row>
        <table:table-row table:style-name="ro1">
          <table:table-cell office:value-type="float" office:value="10951.820313" calcext:value-type="float">
            <text:p>10951.820313</text:p>
          </table:table-cell>
        </table:table-row>
        <table:table-row table:style-name="ro1">
          <table:table-cell office:value-type="float" office:value="10933.75293" calcext:value-type="float">
            <text:p>10933.75293</text:p>
          </table:table-cell>
        </table:table-row>
        <table:table-row table:style-name="ro1">
          <table:table-cell office:value-type="float" office:value="11095.870117" calcext:value-type="float">
            <text:p>11095.870117</text:p>
          </table:table-cell>
        </table:table-row>
        <table:table-row table:style-name="ro1">
          <table:table-cell office:value-type="float" office:value="10934.925781" calcext:value-type="float">
            <text:p>10934.925781</text:p>
          </table:table-cell>
        </table:table-row>
        <table:table-row table:style-name="ro1">
          <table:table-cell office:value-type="float" office:value="10459.624023" calcext:value-type="float">
            <text:p>10459.624023</text:p>
          </table:table-cell>
        </table:table-row>
        <table:table-row table:style-name="ro1">
          <table:table-cell office:value-type="float" office:value="10539.457031" calcext:value-type="float">
            <text:p>10539.457031</text:p>
          </table:table-cell>
        </table:table-row>
        <table:table-row table:style-name="ro1">
          <table:table-cell office:value-type="float" office:value="10227.479492" calcext:value-type="float">
            <text:p>10227.479492</text:p>
          </table:table-cell>
        </table:table-row>
        <table:table-row table:style-name="ro1">
          <table:table-cell office:value-type="float" office:value="10747.472656" calcext:value-type="float">
            <text:p>10747.472656</text:p>
          </table:table-cell>
        </table:table-row>
        <table:table-row table:style-name="ro1">
          <table:table-cell office:value-type="float" office:value="10702.237305" calcext:value-type="float">
            <text:p>10702.237305</text:p>
          </table:table-cell>
        </table:table-row>
        <table:table-row table:style-name="ro1">
          <table:table-cell office:value-type="float" office:value="10752.939453" calcext:value-type="float">
            <text:p>10752.939453</text:p>
          </table:table-cell>
        </table:table-row>
        <table:table-row table:style-name="ro1">
          <table:table-cell office:value-type="float" office:value="10771.641602" calcext:value-type="float">
            <text:p>10771.641602</text:p>
          </table:table-cell>
        </table:table-row>
        <table:table-row table:style-name="ro1">
          <table:table-cell office:value-type="float" office:value="10712.462891" calcext:value-type="float">
            <text:p>10712.462891</text:p>
          </table:table-cell>
        </table:table-row>
        <table:table-row table:style-name="ro1">
          <table:table-cell office:value-type="float" office:value="10845.411133" calcext:value-type="float">
            <text:p>10845.411133</text:p>
          </table:table-cell>
        </table:table-row>
        <table:table-row table:style-name="ro1">
          <table:table-cell office:value-type="float" office:value="10785.010742" calcext:value-type="float">
            <text:p>10785.010742</text:p>
          </table:table-cell>
        </table:table-row>
        <table:table-row table:style-name="ro1">
          <table:table-cell office:value-type="float" office:value="10624.390625" calcext:value-type="float">
            <text:p>10624.390625</text:p>
          </table:table-cell>
        </table:table-row>
        <table:table-row table:style-name="ro1">
          <table:table-cell office:value-type="float" office:value="10583.806641" calcext:value-type="float">
            <text:p>10583.806641</text:p>
          </table:table-cell>
        </table:table-row>
        <table:table-row table:style-name="ro1">
          <table:table-cell office:value-type="float" office:value="10567.919922" calcext:value-type="float">
            <text:p>10567.919922</text:p>
          </table:table-cell>
        </table:table-row>
        <table:table-row table:style-name="ro1">
          <table:table-cell office:value-type="float" office:value="10688.03418" calcext:value-type="float">
            <text:p>10688.03418</text:p>
          </table:table-cell>
        </table:table-row>
        <table:table-row table:style-name="ro1">
          <table:table-cell office:value-type="float" office:value="10799.77832" calcext:value-type="float">
            <text:p>10799.77832</text:p>
          </table:table-cell>
        </table:table-row>
        <table:table-row table:style-name="ro1">
          <table:table-cell office:value-type="float" office:value="10619.803711" calcext:value-type="float">
            <text:p>10619.803711</text:p>
          </table:table-cell>
        </table:table-row>
        <table:table-row table:style-name="ro1">
          <table:table-cell office:value-type="float" office:value="10677.625" calcext:value-type="float">
            <text:p>10677.625</text:p>
          </table:table-cell>
        </table:table-row>
        <table:table-row table:style-name="ro1">
          <table:table-cell office:value-type="float" office:value="11059.142578" calcext:value-type="float">
            <text:p>11059.142578</text:p>
          </table:table-cell>
        </table:table-row>
        <table:table-row table:style-name="ro1">
          <table:table-cell office:value-type="float" office:value="11296.082031" calcext:value-type="float">
            <text:p>11296.082031</text:p>
          </table:table-cell>
        </table:table-row>
        <table:table-row table:style-name="ro1">
          <table:table-cell office:value-type="float" office:value="11429.047852" calcext:value-type="float">
            <text:p>11429.047852</text:p>
          </table:table-cell>
        </table:table-row>
        <table:table-row table:style-name="ro1">
          <table:table-cell office:value-type="float" office:value="11426.602539" calcext:value-type="float">
            <text:p>11426.602539</text:p>
          </table:table-cell>
        </table:table-row>
        <table:table-row table:style-name="ro1">
          <table:table-cell office:value-type="float" office:value="11502.828125" calcext:value-type="float">
            <text:p>11502.828125</text:p>
          </table:table-cell>
        </table:table-row>
        <table:table-row table:style-name="ro1">
          <table:table-cell office:value-type="float" office:value="11322.123047" calcext:value-type="float">
            <text:p>11322.123047</text:p>
          </table:table-cell>
        </table:table-row>
        <table:table-row table:style-name="ro1">
          <table:table-cell office:value-type="float" office:value="11355.982422" calcext:value-type="float">
            <text:p>11355.982422</text:p>
          </table:table-cell>
        </table:table-row>
        <table:table-row table:style-name="ro1">
          <table:table-cell office:value-type="float" office:value="11495.038086" calcext:value-type="float">
            <text:p>11495.038086</text:p>
          </table:table-cell>
        </table:table-row>
        <table:table-row table:style-name="ro1">
          <table:table-cell office:value-type="float" office:value="11745.974609" calcext:value-type="float">
            <text:p>11745.974609</text:p>
          </table:table-cell>
        </table:table-row>
        <table:table-row table:style-name="ro1">
          <table:table-cell office:value-type="float" office:value="11913.077148" calcext:value-type="float">
            <text:p>11913.077148</text:p>
          </table:table-cell>
        </table:table-row>
        <table:table-row table:style-name="ro1">
          <table:table-cell office:value-type="float" office:value="12801.635742" calcext:value-type="float">
            <text:p>12801.635742</text:p>
          </table:table-cell>
        </table:table-row>
        <table:table-row table:style-name="ro1">
          <table:table-cell office:value-type="float" office:value="12971.548828" calcext:value-type="float">
            <text:p>12971.548828</text:p>
          </table:table-cell>
        </table:table-row>
        <table:table-row table:style-name="ro1">
          <table:table-cell office:value-type="float" office:value="12931.574219" calcext:value-type="float">
            <text:p>12931.574219</text:p>
          </table:table-cell>
        </table:table-row>
        <table:table-row table:style-name="ro1">
          <table:table-cell office:value-type="float" office:value="13108.063477" calcext:value-type="float">
            <text:p>13108.063477</text:p>
          </table:table-cell>
        </table:table-row>
        <table:table-row table:style-name="ro1">
          <table:table-cell office:value-type="float" office:value="13031.201172" calcext:value-type="float">
            <text:p>13031.201172</text:p>
          </table:table-cell>
        </table:table-row>
        <table:table-row table:style-name="ro1">
          <table:table-cell office:value-type="float" office:value="13075.242188" calcext:value-type="float">
            <text:p>13075.242188</text:p>
          </table:table-cell>
        </table:table-row>
        <table:table-row table:style-name="ro1">
          <table:table-cell office:value-type="float" office:value="13654.214844" calcext:value-type="float">
            <text:p>13654.214844</text:p>
          </table:table-cell>
        </table:table-row>
        <table:table-row table:style-name="ro1">
          <table:table-cell office:value-type="float" office:value="13271.298828" calcext:value-type="float">
            <text:p>13271.298828</text:p>
          </table:table-cell>
        </table:table-row>
        <table:table-row table:style-name="ro1">
          <table:table-cell office:value-type="float" office:value="13437.874023" calcext:value-type="float">
            <text:p>13437.874023</text:p>
          </table:table-cell>
        </table:table-row>
        <table:table-row table:style-name="ro1">
          <table:table-cell office:value-type="float" office:value="13546.532227" calcext:value-type="float">
            <text:p>13546.532227</text:p>
          </table:table-cell>
        </table:table-row>
        <table:table-row table:style-name="ro1">
          <table:table-cell office:value-type="float" office:value="13780.995117" calcext:value-type="float">
            <text:p>13780.995117</text:p>
          </table:table-cell>
        </table:table-row>
        <table:table-row table:style-name="ro1">
          <table:table-cell office:value-type="float" office:value="13737.032227" calcext:value-type="float">
            <text:p>13737.032227</text:p>
          </table:table-cell>
        </table:table-row>
        <table:table-row table:style-name="ro1">
          <table:table-cell office:value-type="float" office:value="13550.451172" calcext:value-type="float">
            <text:p>13550.451172</text:p>
          </table:table-cell>
        </table:table-row>
        <table:table-row table:style-name="ro1">
          <table:table-cell office:value-type="float" office:value="13950.488281" calcext:value-type="float">
            <text:p>13950.488281</text:p>
          </table:table-cell>
        </table:table-row>
        <table:table-row table:style-name="ro1">
          <table:table-cell office:value-type="float" office:value="14133.733398" calcext:value-type="float">
            <text:p>14133.733398</text:p>
          </table:table-cell>
        </table:table-row>
        <table:table-row table:style-name="ro1">
          <table:table-cell office:value-type="float" office:value="15579.729492" calcext:value-type="float">
            <text:p>15579.729492</text:p>
          </table:table-cell>
        </table:table-row>
        <table:table-row table:style-name="ro1">
          <table:table-cell office:value-type="float" office:value="15565.880859" calcext:value-type="float">
            <text:p>15565.880859</text:p>
          </table:table-cell>
        </table:table-row>
        <table:table-row table:style-name="ro1">
          <table:table-cell office:value-type="float" office:value="14833.753906" calcext:value-type="float">
            <text:p>14833.753906</text:p>
          </table:table-cell>
        </table:table-row>
        <table:table-row table:style-name="ro1">
          <table:table-cell office:value-type="float" office:value="15479.595703" calcext:value-type="float">
            <text:p>15479.595703</text:p>
          </table:table-cell>
        </table:table-row>
        <table:table-row table:style-name="ro1">
          <table:table-cell office:value-type="float" office:value="15332.350586" calcext:value-type="float">
            <text:p>15332.350586</text:p>
          </table:table-cell>
        </table:table-row>
        <table:table-row table:style-name="ro1">
          <table:table-cell office:value-type="float" office:value="15290.90918" calcext:value-type="float">
            <text:p>15290.90918</text:p>
          </table:table-cell>
        </table:table-row>
        <table:table-row table:style-name="ro1">
          <table:table-cell office:value-type="float" office:value="15701.298828" calcext:value-type="float">
            <text:p>15701.298828</text:p>
          </table:table-cell>
        </table:table-row>
        <table:table-row table:style-name="ro1">
          <table:table-cell office:value-type="float" office:value="16276.44043" calcext:value-type="float">
            <text:p>16276.44043</text:p>
          </table:table-cell>
        </table:table-row>
        <table:table-row table:style-name="ro1">
          <table:table-cell office:value-type="float" office:value="16317.808594" calcext:value-type="float">
            <text:p>16317.808594</text:p>
          </table:table-cell>
        </table:table-row>
        <table:table-row table:style-name="ro1">
          <table:table-cell office:value-type="float" office:value="16068.139648" calcext:value-type="float">
            <text:p>16068.139648</text:p>
          </table:table-cell>
        </table:table-row>
        <table:table-row table:style-name="ro1">
          <table:table-cell office:value-type="float" office:value="15955.577148" calcext:value-type="float">
            <text:p>15955.577148</text:p>
          </table:table-cell>
        </table:table-row>
        <table:table-row table:style-name="ro1">
          <table:table-cell office:value-type="float" office:value="16685.691406" calcext:value-type="float">
            <text:p>16685.691406</text:p>
          </table:table-cell>
        </table:table-row>
        <table:table-row table:style-name="ro1">
          <table:table-cell office:value-type="float" office:value="17645.191406" calcext:value-type="float">
            <text:p>17645.191406</text:p>
          </table:table-cell>
        </table:table-row>
        <table:table-row table:style-name="ro1">
          <table:table-cell office:value-type="float" office:value="17803.861328" calcext:value-type="float">
            <text:p>17803.861328</text:p>
          </table:table-cell>
        </table:table-row>
        <table:table-row table:style-name="ro1">
          <table:table-cell office:value-type="float" office:value="17817.083984" calcext:value-type="float">
            <text:p>17817.083984</text:p>
          </table:table-cell>
        </table:table-row>
        <table:table-row table:style-name="ro1">
          <table:table-cell office:value-type="float" office:value="18621.316406" calcext:value-type="float">
            <text:p>18621.316406</text:p>
          </table:table-cell>
        </table:table-row>
        <table:table-row table:style-name="ro1">
          <table:table-cell office:value-type="float" office:value="18642.232422" calcext:value-type="float">
            <text:p>18642.232422</text:p>
          </table:table-cell>
        </table:table-row>
        <table:table-row table:style-name="ro1">
          <table:table-cell office:value-type="float" office:value="18370.017578" calcext:value-type="float">
            <text:p>18370.017578</text:p>
          </table:table-cell>
        </table:table-row>
        <table:table-row table:style-name="ro1">
          <table:table-cell office:value-type="float" office:value="18365.015625" calcext:value-type="float">
            <text:p>18365.015625</text:p>
          </table:table-cell>
        </table:table-row>
        <table:table-row table:style-name="ro1">
          <table:table-cell office:value-type="float" office:value="19104.410156" calcext:value-type="float">
            <text:p>19104.410156</text:p>
          </table:table-cell>
        </table:table-row>
        <table:table-row table:style-name="ro1">
          <table:table-cell office:value-type="float" office:value="18729.839844" calcext:value-type="float">
            <text:p>18729.839844</text:p>
          </table:table-cell>
        </table:table-row>
        <table:table-row table:style-name="ro1">
          <table:table-cell office:value-type="float" office:value="17153.914063" calcext:value-type="float">
            <text:p>17153.914063</text:p>
          </table:table-cell>
        </table:table-row>
        <table:table-row table:style-name="ro1">
          <table:table-cell office:value-type="float" office:value="17112.933594" calcext:value-type="float">
            <text:p>17112.933594</text:p>
          </table:table-cell>
        </table:table-row>
        <table:table-row table:style-name="ro1">
          <table:table-cell office:value-type="float" office:value="17719.634766" calcext:value-type="float">
            <text:p>17719.634766</text:p>
          </table:table-cell>
        </table:table-row>
        <table:table-row table:style-name="ro1">
          <table:table-cell office:value-type="float" office:value="18178.322266" calcext:value-type="float">
            <text:p>18178.322266</text:p>
          </table:table-cell>
        </table:table-row>
        <table:table-row table:style-name="ro1">
          <table:table-cell office:value-type="float" office:value="19633.769531" calcext:value-type="float">
            <text:p>19633.769531</text:p>
          </table:table-cell>
        </table:table-row>
        <table:table-row table:style-name="ro1">
          <table:table-cell office:value-type="float" office:value="18801.744141" calcext:value-type="float">
            <text:p>18801.744141</text:p>
          </table:table-cell>
        </table:table-row>
        <table:table-row table:style-name="ro1">
          <table:table-cell office:value-type="float" office:value="19205.925781" calcext:value-type="float">
            <text:p>19205.925781</text:p>
          </table:table-cell>
        </table:table-row>
        <table:table-row table:style-name="ro1">
          <table:table-cell office:value-type="float" office:value="19446.966797" calcext:value-type="float">
            <text:p>19446.966797</text:p>
          </table:table-cell>
        </table:table-row>
        <table:table-row table:style-name="ro1">
          <table:table-cell office:value-type="float" office:value="18698.384766" calcext:value-type="float">
            <text:p>18698.384766</text:p>
          </table:table-cell>
        </table:table-row>
        <table:table-row table:style-name="ro1">
          <table:table-cell office:value-type="float" office:value="19154.179688" calcext:value-type="float">
            <text:p>19154.179688</text:p>
          </table:table-cell>
        </table:table-row>
        <table:table-row table:style-name="ro1">
          <table:table-cell office:value-type="float" office:value="19343.128906" calcext:value-type="float">
            <text:p>19343.128906</text:p>
          </table:table-cell>
        </table:table-row>
        <table:table-row table:style-name="ro1">
          <table:table-cell office:value-type="float" office:value="19191.529297" calcext:value-type="float">
            <text:p>19191.529297</text:p>
          </table:table-cell>
        </table:table-row>
        <table:table-row table:style-name="ro1">
          <table:table-cell office:value-type="float" office:value="18320.884766" calcext:value-type="float">
            <text:p>18320.884766</text:p>
          </table:table-cell>
        </table:table-row>
        <table:table-row table:style-name="ro1">
          <table:table-cell office:value-type="float" office:value="18553.298828" calcext:value-type="float">
            <text:p>18553.298828</text:p>
          </table:table-cell>
        </table:table-row>
        <table:table-row table:style-name="ro1">
          <table:table-cell office:value-type="float" office:value="18263.929688" calcext:value-type="float">
            <text:p>18263.929688</text:p>
          </table:table-cell>
        </table:table-row>
        <table:table-row table:style-name="ro1">
          <table:table-cell office:value-type="float" office:value="18051.320313" calcext:value-type="float">
            <text:p>18051.320313</text:p>
          </table:table-cell>
        </table:table-row>
        <table:table-row table:style-name="ro1">
          <table:table-cell office:value-type="float" office:value="18806.765625" calcext:value-type="float">
            <text:p>18806.765625</text:p>
          </table:table-cell>
        </table:table-row>
        <table:table-row table:style-name="ro1">
          <table:table-cell office:value-type="float" office:value="19144.492188" calcext:value-type="float">
            <text:p>19144.492188</text:p>
          </table:table-cell>
        </table:table-row>
        <table:table-row table:style-name="ro1">
          <table:table-cell office:value-type="float" office:value="19246.919922" calcext:value-type="float">
            <text:p>19246.919922</text:p>
          </table:table-cell>
        </table:table-row>
        <table:table-row table:style-name="ro1">
          <table:table-cell office:value-type="float" office:value="19418.818359" calcext:value-type="float">
            <text:p>19418.818359</text:p>
          </table:table-cell>
        </table:table-row>
        <table:table-row table:style-name="ro1">
          <table:table-cell office:value-type="float" office:value="21308.351563" calcext:value-type="float">
            <text:p>21308.351563</text:p>
          </table:table-cell>
        </table:table-row>
        <table:table-row table:style-name="ro1">
          <table:table-cell office:value-type="float" office:value="22806.796875" calcext:value-type="float">
            <text:p>22806.796875</text:p>
          </table:table-cell>
        </table:table-row>
        <table:table-row table:style-name="ro1">
          <table:table-cell office:value-type="float" office:value="23132.865234" calcext:value-type="float">
            <text:p>23132.865234</text:p>
          </table:table-cell>
        </table:table-row>
        <table:table-row table:style-name="ro1">
          <table:table-cell office:value-type="float" office:value="23861.765625" calcext:value-type="float">
            <text:p>23861.765625</text:p>
          </table:table-cell>
        </table:table-row>
        <table:table-row table:style-name="ro1">
          <table:table-cell office:value-type="float" office:value="23474.455078" calcext:value-type="float">
            <text:p>23474.455078</text:p>
          </table:table-cell>
        </table:table-row>
        <table:table-row table:style-name="ro1">
          <table:table-cell office:value-type="float" office:value="22794.039063" calcext:value-type="float">
            <text:p>22794.039063</text:p>
          </table:table-cell>
        </table:table-row>
        <table:table-row table:style-name="ro1">
          <table:table-cell office:value-type="float" office:value="23781.974609" calcext:value-type="float">
            <text:p>23781.974609</text:p>
          </table:table-cell>
        </table:table-row>
        <table:table-row table:style-name="ro1">
          <table:table-cell office:value-type="float" office:value="23240.203125" calcext:value-type="float">
            <text:p>23240.203125</text:p>
          </table:table-cell>
        </table:table-row>
        <table:table-row table:style-name="ro1">
          <table:table-cell office:value-type="float" office:value="23733.570313" calcext:value-type="float">
            <text:p>23733.570313</text:p>
          </table:table-cell>
        </table:table-row>
        <table:table-row table:style-name="ro1">
          <table:table-cell office:value-type="float" office:value="24677.015625" calcext:value-type="float">
            <text:p>24677.015625</text:p>
          </table:table-cell>
        </table:table-row>
        <table:table-row table:style-name="ro1">
          <table:table-cell office:value-type="float" office:value="26439.373047" calcext:value-type="float">
            <text:p>26439.373047</text:p>
          </table:table-cell>
        </table:table-row>
        <table:table-row table:style-name="ro1">
          <table:table-cell office:value-type="float" office:value="26280.822266" calcext:value-type="float">
            <text:p>26280.822266</text:p>
          </table:table-cell>
        </table:table-row>
        <table:table-row table:style-name="ro1">
          <table:table-cell office:value-type="float" office:value="27081.810547" calcext:value-type="float">
            <text:p>27081.810547</text:p>
          </table:table-cell>
        </table:table-row>
        <table:table-row table:style-name="ro1">
          <table:table-cell office:value-type="float" office:value="27360.089844" calcext:value-type="float">
            <text:p>27360.089844</text:p>
          </table:table-cell>
        </table:table-row>
        <table:table-row table:style-name="ro1">
          <table:table-cell office:value-type="float" office:value="28841.574219" calcext:value-type="float">
            <text:p>28841.574219</text:p>
          </table:table-cell>
        </table:table-row>
        <table:table-row table:style-name="ro1">
          <table:table-cell office:value-type="float" office:value="28994.009766" calcext:value-type="float">
            <text:p>28994.009766</text:p>
          </table:table-cell>
        </table:table-row>
        <table:table-row table:style-name="ro1">
          <table:table-cell office:value-type="float" office:value="29376.455078" calcext:value-type="float">
            <text:p>29376.455078</text:p>
          </table:table-cell>
        </table:table-row>
        <table:table-row table:style-name="ro1">
          <table:table-cell office:value-type="float" office:value="32129.408203" calcext:value-type="float">
            <text:p>32129.408203</text:p>
          </table:table-cell>
        </table:table-row>
        <table:table-row table:style-name="ro1">
          <table:table-cell office:value-type="float" office:value="32810.949219" calcext:value-type="float">
            <text:p>32810.949219</text:p>
          </table:table-cell>
        </table:table-row>
        <table:table-row table:style-name="ro1">
          <table:table-cell office:value-type="float" office:value="31977.041016" calcext:value-type="float">
            <text:p>31977.041016</text:p>
          </table:table-cell>
        </table:table-row>
        <table:table-row table:style-name="ro1">
          <table:table-cell office:value-type="float" office:value="34013.613281" calcext:value-type="float">
            <text:p>34013.613281</text:p>
          </table:table-cell>
        </table:table-row>
        <table:table-row table:style-name="ro1">
          <table:table-cell office:value-type="float" office:value="36833.875" calcext:value-type="float">
            <text:p>36833.875</text:p>
          </table:table-cell>
        </table:table-row>
        <table:table-row table:style-name="ro1">
          <table:table-cell office:value-type="float" office:value="39381.765625" calcext:value-type="float">
            <text:p>39381.765625</text:p>
          </table:table-cell>
        </table:table-row>
        <table:table-row table:style-name="ro1">
          <table:table-cell office:value-type="float" office:value="40788.640625" calcext:value-type="float">
            <text:p>40788.640625</text:p>
          </table:table-cell>
        </table:table-row>
        <table:table-row table:style-name="ro1">
          <table:table-cell office:value-type="float" office:value="40254.21875" calcext:value-type="float">
            <text:p>40254.21875</text:p>
          </table:table-cell>
        </table:table-row>
        <table:table-row table:style-name="ro1">
          <table:table-cell office:value-type="float" office:value="38346.53125" calcext:value-type="float">
            <text:p>38346.53125</text:p>
          </table:table-cell>
        </table:table-row>
        <table:table-row table:style-name="ro1">
          <table:table-cell office:value-type="float" office:value="35516.359375" calcext:value-type="float">
            <text:p>35516.359375</text:p>
          </table:table-cell>
        </table:table-row>
        <table:table-row table:style-name="ro1">
          <table:table-cell office:value-type="float" office:value="33915.121094" calcext:value-type="float">
            <text:p>33915.121094</text:p>
          </table:table-cell>
        </table:table-row>
        <table:table-row table:style-name="ro1">
          <table:table-cell office:value-type="float" office:value="37325.109375" calcext:value-type="float">
            <text:p>37325.109375</text:p>
          </table:table-cell>
        </table:table-row>
        <table:table-row table:style-name="ro1">
          <table:table-cell office:value-type="float" office:value="39156.707031" calcext:value-type="float">
            <text:p>39156.707031</text:p>
          </table:table-cell>
        </table:table-row>
        <table:table-row table:style-name="ro1">
          <table:table-cell office:value-type="float" office:value="36821.648438" calcext:value-type="float">
            <text:p>36821.648438</text:p>
          </table:table-cell>
        </table:table-row>
        <table:table-row table:style-name="ro1">
          <table:table-cell office:value-type="float" office:value="36163.648438" calcext:value-type="float">
            <text:p>36163.648438</text:p>
          </table:table-cell>
        </table:table-row>
        <table:table-row table:style-name="ro1">
          <table:table-cell office:value-type="float" office:value="35792.238281" calcext:value-type="float">
            <text:p>35792.238281</text:p>
          </table:table-cell>
        </table:table-row>
        <table:table-row table:style-name="ro1">
          <table:table-cell office:value-type="float" office:value="36642.234375" calcext:value-type="float">
            <text:p>36642.234375</text:p>
          </table:table-cell>
        </table:table-row>
        <table:table-row table:style-name="ro1">
          <table:table-cell office:value-type="float" office:value="36050.113281" calcext:value-type="float">
            <text:p>36050.113281</text:p>
          </table:table-cell>
        </table:table-row>
        <table:table-row table:style-name="ro1">
          <table:table-cell office:value-type="float" office:value="35549.398438" calcext:value-type="float">
            <text:p>35549.398438</text:p>
          </table:table-cell>
        </table:table-row>
        <table:table-row table:style-name="ro1">
          <table:table-cell office:value-type="float" office:value="30817.625" calcext:value-type="float">
            <text:p>30817.625</text:p>
          </table:table-cell>
        </table:table-row>
        <table:table-row table:style-name="ro1">
          <table:table-cell office:value-type="float" office:value="32985.757813" calcext:value-type="float">
            <text:p>32985.757813</text:p>
          </table:table-cell>
        </table:table-row>
        <table:table-row table:style-name="ro1">
          <table:table-cell office:value-type="float" office:value="32064.376953" calcext:value-type="float">
            <text:p>32064.376953</text:p>
          </table:table-cell>
        </table:table-row>
        <table:table-row table:style-name="ro1">
          <table:table-cell office:value-type="float" office:value="32285.798828" calcext:value-type="float">
            <text:p>32285.798828</text:p>
          </table:table-cell>
        </table:table-row>
        <table:table-row table:style-name="ro1">
          <table:table-cell office:value-type="float" office:value="32358.613281" calcext:value-type="float">
            <text:p>32358.613281</text:p>
          </table:table-cell>
        </table:table-row>
        <table:table-row table:style-name="ro1">
          <table:table-cell office:value-type="float" office:value="32564.029297" calcext:value-type="float">
            <text:p>32564.029297</text:p>
          </table:table-cell>
        </table:table-row>
        <table:table-row table:style-name="ro1">
          <table:table-cell office:value-type="float" office:value="30441.041016" calcext:value-type="float">
            <text:p>30441.041016</text:p>
          </table:table-cell>
        </table:table-row>
        <table:table-row table:style-name="ro1">
          <table:table-cell office:value-type="float" office:value="34318.671875" calcext:value-type="float">
            <text:p>34318.671875</text:p>
          </table:table-cell>
        </table:table-row>
        <table:table-row table:style-name="ro1">
          <table:table-cell office:value-type="float" office:value="34295.933594" calcext:value-type="float">
            <text:p>34295.933594</text:p>
          </table:table-cell>
        </table:table-row>
        <table:table-row table:style-name="ro1">
          <table:table-cell office:value-type="float" office:value="34270.878906" calcext:value-type="float">
            <text:p>34270.878906</text:p>
          </table:table-cell>
        </table:table-row>
        <table:table-row table:style-name="ro1">
          <table:table-cell office:value-type="float" office:value="33114.578125" calcext:value-type="float">
            <text:p>33114.578125</text:p>
          </table:table-cell>
        </table:table-row>
        <table:table-row table:style-name="ro1">
          <table:table-cell office:value-type="float" office:value="33533.199219" calcext:value-type="float">
            <text:p>33533.199219</text:p>
          </table:table-cell>
        </table:table-row>
        <table:table-row table:style-name="ro1">
          <table:table-cell office:value-type="float" office:value="35510.820313" calcext:value-type="float">
            <text:p>35510.820313</text:p>
          </table:table-cell>
        </table:table-row>
        <table:table-row table:style-name="ro1">
          <table:table-cell office:value-type="float" office:value="37475.105469" calcext:value-type="float">
            <text:p>37475.105469</text:p>
          </table:table-cell>
        </table:table-row>
        <table:table-row table:style-name="ro1">
          <table:table-cell office:value-type="float" office:value="36931.546875" calcext:value-type="float">
            <text:p>36931.546875</text:p>
          </table:table-cell>
        </table:table-row>
        <table:table-row table:style-name="ro1">
          <table:table-cell office:value-type="float" office:value="38138.386719" calcext:value-type="float">
            <text:p>38138.386719</text:p>
          </table:table-cell>
        </table:table-row>
        <table:table-row table:style-name="ro1">
          <table:table-cell office:value-type="float" office:value="39250.191406" calcext:value-type="float">
            <text:p>39250.191406</text:p>
          </table:table-cell>
        </table:table-row>
        <table:table-row table:style-name="ro1">
          <table:table-cell office:value-type="float" office:value="38886.828125" calcext:value-type="float">
            <text:p>38886.828125</text:p>
          </table:table-cell>
        </table:table-row>
        <table:table-row table:style-name="ro1">
          <table:table-cell office:value-type="float" office:value="46184.992188" calcext:value-type="float">
            <text:p>46184.992188</text:p>
          </table:table-cell>
        </table:table-row>
        <table:table-row table:style-name="ro1">
          <table:table-cell office:value-type="float" office:value="46469.761719" calcext:value-type="float">
            <text:p>46469.761719</text:p>
          </table:table-cell>
        </table:table-row>
        <table:table-row table:style-name="ro1">
          <table:table-cell office:value-type="float" office:value="44898.710938" calcext:value-type="float">
            <text:p>44898.710938</text:p>
          </table:table-cell>
        </table:table-row>
        <table:table-row table:style-name="ro1">
          <table:table-cell office:value-type="float" office:value="47877.035156" calcext:value-type="float">
            <text:p>47877.035156</text:p>
          </table:table-cell>
        </table:table-row>
        <table:table-row table:style-name="ro1">
          <table:table-cell office:value-type="float" office:value="47491.203125" calcext:value-type="float">
            <text:p>47491.203125</text:p>
          </table:table-cell>
        </table:table-row>
        <table:table-row table:style-name="ro1">
          <table:table-cell office:value-type="float" office:value="47114.507813" calcext:value-type="float">
            <text:p>47114.507813</text:p>
          </table:table-cell>
        </table:table-row>
        <table:table-row table:style-name="ro1">
          <table:table-cell office:value-type="float" office:value="48696.535156" calcext:value-type="float">
            <text:p>48696.535156</text:p>
          </table:table-cell>
        </table:table-row>
        <table:table-row table:style-name="ro1">
          <table:table-cell office:value-type="float" office:value="47944.457031" calcext:value-type="float">
            <text:p>47944.457031</text:p>
          </table:table-cell>
        </table:table-row>
        <table:table-row table:style-name="ro1">
          <table:table-cell office:value-type="float" office:value="49207.277344" calcext:value-type="float">
            <text:p>49207.277344</text:p>
          </table:table-cell>
        </table:table-row>
        <table:table-row table:style-name="ro1">
          <table:table-cell office:value-type="float" office:value="52140.972656" calcext:value-type="float">
            <text:p>52140.972656</text:p>
          </table:table-cell>
        </table:table-row>
        <table:table-row table:style-name="ro1">
          <table:table-cell office:value-type="float" office:value="51675.980469" calcext:value-type="float">
            <text:p>51675.980469</text:p>
          </table:table-cell>
        </table:table-row>
        <table:table-row table:style-name="ro1">
          <table:table-cell office:value-type="float" office:value="55887.335938" calcext:value-type="float">
            <text:p>55887.335938</text:p>
          </table:table-cell>
        </table:table-row>
        <table:table-row table:style-name="ro1">
          <table:table-cell office:value-type="float" office:value="56068.566406" calcext:value-type="float">
            <text:p>56068.566406</text:p>
          </table:table-cell>
        </table:table-row>
        <table:table-row table:style-name="ro1">
          <table:table-cell office:value-type="float" office:value="57532.738281" calcext:value-type="float">
            <text:p>57532.738281</text:p>
          </table:table-cell>
        </table:table-row>
        <table:table-row table:style-name="ro1">
          <table:table-cell office:value-type="float" office:value="54204.929688" calcext:value-type="float">
            <text:p>54204.929688</text:p>
          </table:table-cell>
        </table:table-row>
        <table:table-row table:style-name="ro1">
          <table:table-cell office:value-type="float" office:value="48835.085938" calcext:value-type="float">
            <text:p>48835.085938</text:p>
          </table:table-cell>
        </table:table-row>
        <table:table-row table:style-name="ro1">
          <table:table-cell office:value-type="float" office:value="49709.082031" calcext:value-type="float">
            <text:p>49709.082031</text:p>
          </table:table-cell>
        </table:table-row>
        <table:table-row table:style-name="ro1">
          <table:table-cell office:value-type="float" office:value="47180.464844" calcext:value-type="float">
            <text:p>47180.464844</text:p>
          </table:table-cell>
        </table:table-row>
        <table:table-row table:style-name="ro1">
          <table:table-cell office:value-type="float" office:value="46344.773438" calcext:value-type="float">
            <text:p>46344.773438</text:p>
          </table:table-cell>
        </table:table-row>
        <table:table-row table:style-name="ro1">
          <table:table-cell office:value-type="float" office:value="46194.015625" calcext:value-type="float">
            <text:p>46194.015625</text:p>
          </table:table-cell>
        </table:table-row>
        <table:table-row table:style-name="ro1">
          <table:table-cell office:value-type="float" office:value="45159.503906" calcext:value-type="float">
            <text:p>45159.503906</text:p>
          </table:table-cell>
        </table:table-row>
        <table:table-row table:style-name="ro1">
          <table:table-cell office:value-type="float" office:value="49612.105469" calcext:value-type="float">
            <text:p>49612.105469</text:p>
          </table:table-cell>
        </table:table-row>
        <table:table-row table:style-name="ro1">
          <table:table-cell office:value-type="float" office:value="48415.816406" calcext:value-type="float">
            <text:p>48415.816406</text:p>
          </table:table-cell>
        </table:table-row>
        <table:table-row table:style-name="ro1">
          <table:table-cell office:value-type="float" office:value="50522.304688" calcext:value-type="float">
            <text:p>50522.304688</text:p>
          </table:table-cell>
        </table:table-row>
        <table:table-row table:style-name="ro1">
          <table:table-cell office:value-type="float" office:value="48527.03125" calcext:value-type="float">
            <text:p>48527.03125</text:p>
          </table:table-cell>
        </table:table-row>
        <table:table-row table:style-name="ro1">
          <table:table-cell office:value-type="float" office:value="48899.230469" calcext:value-type="float">
            <text:p>48899.230469</text:p>
          </table:table-cell>
        </table:table-row>
        <table:table-row table:style-name="ro1">
          <table:table-cell office:value-type="float" office:value="48918.679688" calcext:value-type="float">
            <text:p>48918.679688</text:p>
          </table:table-cell>
        </table:table-row>
        <table:table-row table:style-name="ro1">
          <table:table-cell office:value-type="float" office:value="51174.117188" calcext:value-type="float">
            <text:p>51174.117188</text:p>
          </table:table-cell>
        </table:table-row>
        <table:table-row table:style-name="ro1">
          <table:table-cell office:value-type="float" office:value="52272.96875" calcext:value-type="float">
            <text:p>52272.96875</text:p>
          </table:table-cell>
        </table:table-row>
        <table:table-row table:style-name="ro1">
          <table:table-cell office:value-type="float" office:value="54824.011719" calcext:value-type="float">
            <text:p>54824.011719</text:p>
          </table:table-cell>
        </table:table-row>
        <table:table-row table:style-name="ro1">
          <table:table-cell office:value-type="float" office:value="55963.179688" calcext:value-type="float">
            <text:p>55963.179688</text:p>
          </table:table-cell>
        </table:table-row>
        <table:table-row table:style-name="ro1">
          <table:table-cell office:value-type="float" office:value="57821.21875" calcext:value-type="float">
            <text:p>57821.21875</text:p>
          </table:table-cell>
        </table:table-row>
        <table:table-row table:style-name="ro1">
          <table:table-cell office:value-type="float" office:value="57343.371094" calcext:value-type="float">
            <text:p>57343.371094</text:p>
          </table:table-cell>
        </table:table-row>
        <table:table-row table:style-name="ro1">
          <table:table-cell office:value-type="float" office:value="61221.132813" calcext:value-type="float">
            <text:p>61221.132813</text:p>
          </table:table-cell>
        </table:table-row>
        <table:table-row table:style-name="ro1">
          <table:table-cell office:value-type="float" office:value="59267.429688" calcext:value-type="float">
            <text:p>59267.429688</text:p>
          </table:table-cell>
        </table:table-row>
        <table:table-row table:style-name="ro1">
          <table:table-cell office:value-type="float" office:value="55840.785156" calcext:value-type="float">
            <text:p>55840.785156</text:p>
          </table:table-cell>
        </table:table-row>
        <table:table-row table:style-name="ro1">
          <table:table-cell office:value-type="float" office:value="56825.828125" calcext:value-type="float">
            <text:p>56825.828125</text:p>
          </table:table-cell>
        </table:table-row>
        <table:table-row table:style-name="ro1">
          <table:table-cell office:value-type="float" office:value="58893.078125" calcext:value-type="float">
            <text:p>58893.078125</text:p>
          </table:table-cell>
        </table:table-row>
        <table:table-row table:style-name="ro1">
          <table:table-cell office:value-type="float" office:value="57850.441406" calcext:value-type="float">
            <text:p>57850.441406</text:p>
          </table:table-cell>
        </table:table-row>
        <table:table-row table:style-name="ro1">
          <table:table-cell office:value-type="float" office:value="58332.261719" calcext:value-type="float">
            <text:p>58332.261719</text:p>
          </table:table-cell>
        </table:table-row>
        <table:table-row table:style-name="ro1">
          <table:table-cell office:value-type="float" office:value="58309.914063" calcext:value-type="float">
            <text:p>58309.914063</text:p>
          </table:table-cell>
        </table:table-row>
        <table:table-row table:style-name="ro1">
          <table:table-cell office:value-type="float" office:value="57517.890625" calcext:value-type="float">
            <text:p>57517.890625</text:p>
          </table:table-cell>
        </table:table-row>
        <table:table-row table:style-name="ro1">
          <table:table-cell office:value-type="float" office:value="54511.660156" calcext:value-type="float">
            <text:p>54511.660156</text:p>
          </table:table-cell>
        </table:table-row>
        <table:table-row table:style-name="ro1">
          <table:table-cell office:value-type="float" office:value="54710.488281" calcext:value-type="float">
            <text:p>54710.488281</text:p>
          </table:table-cell>
        </table:table-row>
        <table:table-row table:style-name="ro1">
          <table:table-cell office:value-type="float" office:value="52726.746094" calcext:value-type="float">
            <text:p>52726.746094</text:p>
          </table:table-cell>
        </table:table-row>
        <table:table-row table:style-name="ro1">
          <table:table-cell office:value-type="float" office:value="51683.011719" calcext:value-type="float">
            <text:p>51683.011719</text:p>
          </table:table-cell>
        </table:table-row>
        <table:table-row table:style-name="ro1">
          <table:table-cell office:value-type="float" office:value="55137.566406" calcext:value-type="float">
            <text:p>55137.566406</text:p>
          </table:table-cell>
        </table:table-row>
        <table:table-row table:style-name="ro1">
          <table:table-cell office:value-type="float" office:value="55974.941406" calcext:value-type="float">
            <text:p>55974.941406</text:p>
          </table:table-cell>
        </table:table-row>
        <table:table-row table:style-name="ro1">
          <table:table-cell office:value-type="float" office:value="55947.898438" calcext:value-type="float">
            <text:p>55947.898438</text:p>
          </table:table-cell>
        </table:table-row>
        <table:table-row table:style-name="ro1">
          <table:table-cell office:value-type="float" office:value="57750.132813" calcext:value-type="float">
            <text:p>57750.132813</text:p>
          </table:table-cell>
        </table:table-row>
        <table:table-row table:style-name="ro1">
          <table:table-cell office:value-type="float" office:value="58930.277344" calcext:value-type="float">
            <text:p>58930.277344</text:p>
          </table:table-cell>
        </table:table-row>
        <table:table-row table:style-name="ro1">
          <table:table-cell office:value-type="float" office:value="58926.5625" calcext:value-type="float">
            <text:p>58926.5625</text:p>
          </table:table-cell>
        </table:table-row>
        <table:table-row table:style-name="ro1">
          <table:table-cell office:value-type="float" office:value="59098.878906" calcext:value-type="float">
            <text:p>59098.878906</text:p>
          </table:table-cell>
        </table:table-row>
        <table:table-row table:style-name="ro1">
          <table:table-cell office:value-type="float" office:value="59397.410156" calcext:value-type="float">
            <text:p>59397.410156</text:p>
          </table:table-cell>
        </table:table-row>
        <table:table-row table:style-name="ro1">
          <table:table-cell office:value-type="float" office:value="57604.839844" calcext:value-type="float">
            <text:p>57604.839844</text:p>
          </table:table-cell>
        </table:table-row>
        <table:table-row table:style-name="ro1">
          <table:table-cell office:value-type="float" office:value="58760.875" calcext:value-type="float">
            <text:p>58760.875</text:p>
          </table:table-cell>
        </table:table-row>
        <table:table-row table:style-name="ro1">
          <table:table-cell office:value-type="float" office:value="59171.933594" calcext:value-type="float">
            <text:p>59171.933594</text:p>
          </table:table-cell>
        </table:table-row>
        <table:table-row table:style-name="ro1">
          <table:table-cell office:value-type="float" office:value="58186.507813" calcext:value-type="float">
            <text:p>58186.507813</text:p>
          </table:table-cell>
        </table:table-row>
        <table:table-row table:style-name="ro1">
          <table:table-cell office:value-type="float" office:value="56099.914063" calcext:value-type="float">
            <text:p>56099.914063</text:p>
          </table:table-cell>
        </table:table-row>
        <table:table-row table:style-name="ro1">
          <table:table-cell office:value-type="float" office:value="58326.5625" calcext:value-type="float">
            <text:p>58326.5625</text:p>
          </table:table-cell>
        </table:table-row>
        <table:table-row table:style-name="ro1">
          <table:table-cell office:value-type="float" office:value="58253.777344" calcext:value-type="float">
            <text:p>58253.777344</text:p>
          </table:table-cell>
        </table:table-row>
        <table:table-row table:style-name="ro1">
          <table:table-cell office:value-type="float" office:value="59846.230469" calcext:value-type="float">
            <text:p>59846.230469</text:p>
          </table:table-cell>
        </table:table-row>
        <table:table-row table:style-name="ro1">
          <table:table-cell office:value-type="float" office:value="60175.945313" calcext:value-type="float">
            <text:p>60175.945313</text:p>
          </table:table-cell>
        </table:table-row>
        <table:table-row table:style-name="ro1">
          <table:table-cell office:value-type="float" office:value="59890.019531" calcext:value-type="float">
            <text:p>59890.019531</text:p>
          </table:table-cell>
        </table:table-row>
        <table:table-row table:style-name="ro1">
          <table:table-cell office:value-type="float" office:value="63523.753906" calcext:value-type="float">
            <text:p>63523.753906</text:p>
          </table:table-cell>
        </table:table-row>
        <table:table-row table:style-name="ro1">
          <table:table-cell office:value-type="float" office:value="63075.195313" calcext:value-type="float">
            <text:p>63075.195313</text:p>
          </table:table-cell>
        </table:table-row>
        <table:table-row table:style-name="ro1">
          <table:table-cell office:value-type="float" office:value="63258.503906" calcext:value-type="float">
            <text:p>63258.503906</text:p>
          </table:table-cell>
        </table:table-row>
        <table:table-row table:style-name="ro1">
          <table:table-cell office:value-type="float" office:value="61529.921875" calcext:value-type="float">
            <text:p>61529.921875</text:p>
          </table:table-cell>
        </table:table-row>
        <table:table-row table:style-name="ro1">
          <table:table-cell office:value-type="float" office:value="60701.886719" calcext:value-type="float">
            <text:p>60701.886719</text:p>
          </table:table-cell>
        </table:table-row>
        <table:table-row table:style-name="ro1">
          <table:table-cell office:value-type="float" office:value="56191.585938" calcext:value-type="float">
            <text:p>56191.585938</text:p>
          </table:table-cell>
        </table:table-row>
        <table:table-row table:style-name="ro1">
          <table:table-cell office:value-type="float" office:value="55681.792969" calcext:value-type="float">
            <text:p>55681.792969</text:p>
          </table:table-cell>
        </table:table-row>
        <table:table-row table:style-name="ro1">
          <table:table-cell office:value-type="float" office:value="56471.128906" calcext:value-type="float">
            <text:p>56471.128906</text:p>
          </table:table-cell>
        </table:table-row>
        <table:table-row table:style-name="ro1">
          <table:table-cell office:value-type="float" office:value="53857.105469" calcext:value-type="float">
            <text:p>53857.105469</text:p>
          </table:table-cell>
        </table:table-row>
        <table:table-row table:style-name="ro1">
          <table:table-cell office:value-type="float" office:value="51739.808594" calcext:value-type="float">
            <text:p>51739.808594</text:p>
          </table:table-cell>
        </table:table-row>
        <table:table-row table:style-name="ro1">
          <table:table-cell office:value-type="float" office:value="51143.226563" calcext:value-type="float">
            <text:p>51143.226563</text:p>
          </table:table-cell>
        </table:table-row>
        <table:table-row table:style-name="ro1">
          <table:table-cell office:value-type="float" office:value="50052.832031" calcext:value-type="float">
            <text:p>50052.832031</text:p>
          </table:table-cell>
        </table:table-row>
        <table:table-row table:style-name="ro1">
          <table:table-cell office:value-type="float" office:value="49077.792969" calcext:value-type="float">
            <text:p>49077.792969</text:p>
          </table:table-cell>
        </table:table-row>
        <table:table-row table:style-name="ro1">
          <table:table-cell office:value-type="float" office:value="54030.304688" calcext:value-type="float">
            <text:p>54030.304688</text:p>
          </table:table-cell>
        </table:table-row>
        <table:table-row table:style-name="ro1">
          <table:table-cell office:value-type="float" office:value="55036.636719" calcext:value-type="float">
            <text:p>55036.636719</text:p>
          </table:table-cell>
        </table:table-row>
        <table:table-row table:style-name="ro1">
          <table:table-cell office:value-type="float" office:value="54858.089844" calcext:value-type="float">
            <text:p>54858.089844</text:p>
          </table:table-cell>
        </table:table-row>
        <table:table-row table:style-name="ro1">
          <table:table-cell office:value-type="float" office:value="53568.664063" calcext:value-type="float">
            <text:p>53568.664063</text:p>
          </table:table-cell>
        </table:table-row>
        <table:table-row table:style-name="ro1">
          <table:table-cell office:value-type="float" office:value="57714.664063" calcext:value-type="float">
            <text:p>57714.664063</text:p>
          </table:table-cell>
        </table:table-row>
        <table:table-row table:style-name="ro1">
          <table:table-cell office:value-type="float" office:value="57825.863281" calcext:value-type="float">
            <text:p>57825.863281</text:p>
          </table:table-cell>
        </table:table-row>
        <table:table-row table:style-name="ro1">
          <table:table-cell office:value-type="float" office:value="56620.273438" calcext:value-type="float">
            <text:p>56620.273438</text:p>
          </table:table-cell>
        </table:table-row>
        <table:table-row table:style-name="ro1">
          <table:table-cell office:value-type="float" office:value="57214.179688" calcext:value-type="float">
            <text:p>57214.179688</text:p>
          </table:table-cell>
        </table:table-row>
        <table:table-row table:style-name="ro1">
          <table:table-cell office:value-type="float" office:value="53252.164063" calcext:value-type="float">
            <text:p>53252.164063</text:p>
          </table:table-cell>
        </table:table-row>
        <table:table-row table:style-name="ro1">
          <table:table-cell office:value-type="float" office:value="57441.308594" calcext:value-type="float">
            <text:p>57441.308594</text:p>
          </table:table-cell>
        </table:table-row>
        <table:table-row table:style-name="ro1">
          <table:table-cell office:value-type="float" office:value="56413.953125" calcext:value-type="float">
            <text:p>56413.953125</text:p>
          </table:table-cell>
        </table:table-row>
        <table:table-row table:style-name="ro1">
          <table:table-cell office:value-type="float" office:value="57352.765625" calcext:value-type="float">
            <text:p>57352.765625</text:p>
          </table:table-cell>
        </table:table-row>
        <table:table-row table:style-name="ro1">
          <table:table-cell office:value-type="float" office:value="58877.390625" calcext:value-type="float">
            <text:p>58877.390625</text:p>
          </table:table-cell>
        </table:table-row>
        <table:table-row table:style-name="ro1">
          <table:table-cell office:value-type="float" office:value="58250.871094" calcext:value-type="float">
            <text:p>58250.871094</text:p>
          </table:table-cell>
        </table:table-row>
        <table:table-row table:style-name="ro1">
          <table:table-cell office:value-type="float" office:value="55847.242188" calcext:value-type="float">
            <text:p>55847.242188</text:p>
          </table:table-cell>
        </table:table-row>
        <table:table-row table:style-name="ro1">
          <table:table-cell office:value-type="float" office:value="56714.53125" calcext:value-type="float">
            <text:p>56714.53125</text:p>
          </table:table-cell>
        </table:table-row>
        <table:table-row table:style-name="ro1">
          <table:table-cell office:value-type="float" office:value="49735.433594" calcext:value-type="float">
            <text:p>49735.433594</text:p>
          </table:table-cell>
        </table:table-row>
        <table:table-row table:style-name="ro1">
          <table:table-cell office:value-type="float" office:value="49682.980469" calcext:value-type="float">
            <text:p>49682.980469</text:p>
          </table:table-cell>
        </table:table-row>
        <table:table-row table:style-name="ro1">
          <table:table-cell office:value-type="float" office:value="49855.496094" calcext:value-type="float">
            <text:p>49855.496094</text:p>
          </table:table-cell>
        </table:table-row>
        <table:table-row table:style-name="ro1">
          <table:table-cell office:value-type="float" office:value="46716.636719" calcext:value-type="float">
            <text:p>46716.636719</text:p>
          </table:table-cell>
        </table:table-row>
        <table:table-row table:style-name="ro1">
          <table:table-cell office:value-type="float" office:value="46415.898438" calcext:value-type="float">
            <text:p>46415.898438</text:p>
          </table:table-cell>
        </table:table-row>
        <table:table-row table:style-name="ro1">
          <table:table-cell office:value-type="float" office:value="43488.058594" calcext:value-type="float">
            <text:p>43488.058594</text:p>
          </table:table-cell>
        </table:table-row>
        <table:table-row table:style-name="ro1">
          <table:table-cell office:value-type="float" office:value="42944.976563" calcext:value-type="float">
            <text:p>42944.976563</text:p>
          </table:table-cell>
        </table:table-row>
        <table:table-row table:style-name="ro1">
          <table:table-cell office:value-type="float" office:value="36753.667969" calcext:value-type="float">
            <text:p>36753.667969</text:p>
          </table:table-cell>
        </table:table-row>
        <table:table-row table:style-name="ro1">
          <table:table-cell office:value-type="float" office:value="40596.949219" calcext:value-type="float">
            <text:p>40596.949219</text:p>
          </table:table-cell>
        </table:table-row>
        <table:table-row table:style-name="ro1">
          <table:table-cell office:value-type="float" office:value="37371.03125" calcext:value-type="float">
            <text:p>37371.03125</text:p>
          </table:table-cell>
        </table:table-row>
        <table:table-row table:style-name="ro1">
          <table:table-cell office:value-type="float" office:value="37531.449219" calcext:value-type="float">
            <text:p>37531.449219</text:p>
          </table:table-cell>
        </table:table-row>
        <table:table-row table:style-name="ro1">
          <table:table-cell office:value-type="float" office:value="34700.363281" calcext:value-type="float">
            <text:p>34700.363281</text:p>
          </table:table-cell>
        </table:table-row>
        <table:table-row table:style-name="ro1">
          <table:table-cell office:value-type="float" office:value="38795.78125" calcext:value-type="float">
            <text:p>38795.78125</text:p>
          </table:table-cell>
        </table:table-row>
        <table:table-row table:style-name="ro1">
          <table:table-cell office:value-type="float" office:value="38392.625" calcext:value-type="float">
            <text:p>38392.625</text:p>
          </table:table-cell>
        </table:table-row>
        <table:table-row table:style-name="ro1">
          <table:table-cell office:value-type="float" office:value="39316.890625" calcext:value-type="float">
            <text:p>39316.890625</text:p>
          </table:table-cell>
        </table:table-row>
        <table:table-row table:style-name="ro1">
          <table:table-cell office:value-type="float" office:value="38507.082031" calcext:value-type="float">
            <text:p>38507.082031</text:p>
          </table:table-cell>
        </table:table-row>
        <table:table-row table:style-name="ro1">
          <table:table-cell office:value-type="float" office:value="35684.15625" calcext:value-type="float">
            <text:p>35684.15625</text:p>
          </table:table-cell>
        </table:table-row>
        <table:table-row table:style-name="ro1">
          <table:table-cell office:value-type="float" office:value="34607.40625" calcext:value-type="float">
            <text:p>34607.40625</text:p>
          </table:table-cell>
        </table:table-row>
        <table:table-row table:style-name="ro1">
          <table:table-cell office:value-type="float" office:value="35658.59375" calcext:value-type="float">
            <text:p>35658.59375</text:p>
          </table:table-cell>
        </table:table-row>
        <table:table-row table:style-name="ro1">
          <table:table-cell office:value-type="float" office:value="37293.792969" calcext:value-type="float">
            <text:p>37293.792969</text:p>
          </table:table-cell>
        </table:table-row>
        <table:table-row table:style-name="ro1">
          <table:table-cell office:value-type="float" office:value="36699.921875" calcext:value-type="float">
            <text:p>36699.921875</text:p>
          </table:table-cell>
        </table:table-row>
        <table:table-row table:style-name="ro1">
          <table:table-cell office:value-type="float" office:value="37599.410156" calcext:value-type="float">
            <text:p>37599.410156</text:p>
          </table:table-cell>
        </table:table-row>
        <table:table-row table:style-name="ro1">
          <table:table-cell office:value-type="float" office:value="39242.484375" calcext:value-type="float">
            <text:p>39242.484375</text:p>
          </table:table-cell>
        </table:table-row>
        <table:table-row table:style-name="ro1">
          <table:table-cell office:value-type="float" office:value="36880.15625" calcext:value-type="float">
            <text:p>36880.15625</text:p>
          </table:table-cell>
        </table:table-row>
        <table:table-row table:style-name="ro1">
          <table:table-cell office:value-type="float" office:value="35538.609375" calcext:value-type="float">
            <text:p>35538.609375</text:p>
          </table:table-cell>
        </table:table-row>
        <table:table-row table:style-name="ro1">
          <table:table-cell office:value-type="float" office:value="35835.265625" calcext:value-type="float">
            <text:p>35835.265625</text:p>
          </table:table-cell>
        </table:table-row>
        <table:table-row table:style-name="ro1">
          <table:table-cell office:value-type="float" office:value="33589.519531" calcext:value-type="float">
            <text:p>33589.519531</text:p>
          </table:table-cell>
        </table:table-row>
        <table:table-row table:style-name="ro1">
          <table:table-cell office:value-type="float" office:value="33416.976563" calcext:value-type="float">
            <text:p>33416.976563</text:p>
          </table:table-cell>
        </table:table-row>
        <table:table-row table:style-name="ro1">
          <table:table-cell office:value-type="float" office:value="37389.515625" calcext:value-type="float">
            <text:p>37389.515625</text:p>
          </table:table-cell>
        </table:table-row>
        <table:table-row table:style-name="ro1">
          <table:table-cell office:value-type="float" office:value="36697.03125" calcext:value-type="float">
            <text:p>36697.03125</text:p>
          </table:table-cell>
        </table:table-row>
        <table:table-row table:style-name="ro1">
          <table:table-cell office:value-type="float" office:value="37340.144531" calcext:value-type="float">
            <text:p>37340.144531</text:p>
          </table:table-cell>
        </table:table-row>
        <table:table-row table:style-name="ro1">
          <table:table-cell office:value-type="float" office:value="35555.789063" calcext:value-type="float">
            <text:p>35555.789063</text:p>
          </table:table-cell>
        </table:table-row>
        <table:table-row table:style-name="ro1">
          <table:table-cell office:value-type="float" office:value="39016.96875" calcext:value-type="float">
            <text:p>39016.96875</text:p>
          </table:table-cell>
        </table:table-row>
        <table:table-row table:style-name="ro1">
          <table:table-cell office:value-type="float" office:value="40427.167969" calcext:value-type="float">
            <text:p>40427.167969</text:p>
          </table:table-cell>
        </table:table-row>
        <table:table-row table:style-name="ro1">
          <table:table-cell office:value-type="float" office:value="40168.691406" calcext:value-type="float">
            <text:p>40168.691406</text:p>
          </table:table-cell>
        </table:table-row>
        <table:table-row table:style-name="ro1">
          <table:table-cell office:value-type="float" office:value="38341.421875" calcext:value-type="float">
            <text:p>38341.421875</text:p>
          </table:table-cell>
        </table:table-row>
        <table:table-row table:style-name="ro1">
          <table:table-cell office:value-type="float" office:value="38099.476563" calcext:value-type="float">
            <text:p>38099.476563</text:p>
          </table:table-cell>
        </table:table-row>
        <table:table-row table:style-name="ro1">
          <table:table-cell office:value-type="float" office:value="35854.527344" calcext:value-type="float">
            <text:p>35854.527344</text:p>
          </table:table-cell>
        </table:table-row>
        <table:table-row table:style-name="ro1">
          <table:table-cell office:value-type="float" office:value="35563.140625" calcext:value-type="float">
            <text:p>35563.140625</text:p>
          </table:table-cell>
        </table:table-row>
        <table:table-row table:style-name="ro1">
          <table:table-cell office:value-type="float" office:value="35641.144531" calcext:value-type="float">
            <text:p>35641.144531</text:p>
          </table:table-cell>
        </table:table-row>
        <table:table-row table:style-name="ro1">
          <table:table-cell office:value-type="float" office:value="31622.376953" calcext:value-type="float">
            <text:p>31622.376953</text:p>
          </table:table-cell>
        </table:table-row>
        <table:table-row table:style-name="ro1">
          <table:table-cell office:value-type="float" office:value="32515.714844" calcext:value-type="float">
            <text:p>32515.714844</text:p>
          </table:table-cell>
        </table:table-row>
        <table:table-row table:style-name="ro1">
          <table:table-cell office:value-type="float" office:value="33682.800781" calcext:value-type="float">
            <text:p>33682.800781</text:p>
          </table:table-cell>
        </table:table-row>
        <table:table-row table:style-name="ro1">
          <table:table-cell office:value-type="float" office:value="34659.105469" calcext:value-type="float">
            <text:p>34659.105469</text:p>
          </table:table-cell>
        </table:table-row>
        <table:table-row table:style-name="ro1">
          <table:table-cell office:value-type="float" office:value="31594.664063" calcext:value-type="float">
            <text:p>31594.664063</text:p>
          </table:table-cell>
        </table:table-row>
        <table:table-row table:style-name="ro1">
          <table:table-cell office:value-type="float" office:value="32287.523438" calcext:value-type="float">
            <text:p>32287.523438</text:p>
          </table:table-cell>
        </table:table-row>
        <table:table-row table:style-name="ro1">
          <table:table-cell office:value-type="float" office:value="34679.121094" calcext:value-type="float">
            <text:p>34679.121094</text:p>
          </table:table-cell>
        </table:table-row>
        <table:table-row table:style-name="ro1">
          <table:table-cell office:value-type="float" office:value="34475.558594" calcext:value-type="float">
            <text:p>34475.558594</text:p>
          </table:table-cell>
        </table:table-row>
        <table:table-row table:style-name="ro1">
          <table:table-cell office:value-type="float" office:value="35908.386719" calcext:value-type="float">
            <text:p>35908.386719</text:p>
          </table:table-cell>
        </table:table-row>
        <table:table-row table:style-name="ro1">
          <table:table-cell office:value-type="float" office:value="35035.984375" calcext:value-type="float">
            <text:p>35035.984375</text:p>
          </table:table-cell>
        </table:table-row>
        <table:table-row table:style-name="ro1">
          <table:table-cell office:value-type="float" office:value="33549.601563" calcext:value-type="float">
            <text:p>33549.601563</text:p>
          </table:table-cell>
        </table:table-row>
        <table:table-row table:style-name="ro1">
          <table:table-cell office:value-type="float" office:value="33854.421875" calcext:value-type="float">
            <text:p>33854.421875</text:p>
          </table:table-cell>
        </table:table-row>
        <table:table-row table:style-name="ro1">
          <table:table-cell office:value-type="float" office:value="34665.566406" calcext:value-type="float">
            <text:p>34665.566406</text:p>
          </table:table-cell>
        </table:table-row>
        <table:table-row table:style-name="ro1">
          <table:table-cell office:value-type="float" office:value="35284.34375" calcext:value-type="float">
            <text:p>35284.34375</text:p>
          </table:table-cell>
        </table:table-row>
        <table:table-row table:style-name="ro1">
          <table:table-cell office:value-type="float" office:value="33723.507813" calcext:value-type="float">
            <text:p>33723.507813</text:p>
          </table:table-cell>
        </table:table-row>
        <table:table-row table:style-name="ro1">
          <table:table-cell office:value-type="float" office:value="34225.679688" calcext:value-type="float">
            <text:p>34225.679688</text:p>
          </table:table-cell>
        </table:table-row>
        <table:table-row table:style-name="ro1">
          <table:table-cell office:value-type="float" office:value="33889.605469" calcext:value-type="float">
            <text:p>33889.605469</text:p>
          </table:table-cell>
        </table:table-row>
        <table:table-row table:style-name="ro1">
          <table:table-cell office:value-type="float" office:value="32861.671875" calcext:value-type="float">
            <text:p>32861.671875</text:p>
          </table:table-cell>
        </table:table-row>
        <table:table-row table:style-name="ro1">
          <table:table-cell office:value-type="float" office:value="33811.242188" calcext:value-type="float">
            <text:p>33811.242188</text:p>
          </table:table-cell>
        </table:table-row>
        <table:table-row table:style-name="ro1">
          <table:table-cell office:value-type="float" office:value="33509.078125" calcext:value-type="float">
            <text:p>33509.078125</text:p>
          </table:table-cell>
        </table:table-row>
        <table:table-row table:style-name="ro1">
          <table:table-cell office:value-type="float" office:value="34254.015625" calcext:value-type="float">
            <text:p>34254.015625</text:p>
          </table:table-cell>
        </table:table-row>
        <table:table-row table:style-name="ro1">
          <table:table-cell office:value-type="float" office:value="33125.46875" calcext:value-type="float">
            <text:p>33125.46875</text:p>
          </table:table-cell>
        </table:table-row>
        <table:table-row table:style-name="ro1">
          <table:table-cell office:value-type="float" office:value="32723.845703" calcext:value-type="float">
            <text:p>32723.845703</text:p>
          </table:table-cell>
        </table:table-row>
        <table:table-row table:style-name="ro1">
          <table:table-cell office:value-type="float" office:value="32827.875" calcext:value-type="float">
            <text:p>32827.875</text:p>
          </table:table-cell>
        </table:table-row>
        <table:table-row table:style-name="ro1">
          <table:table-cell office:value-type="float" office:value="31841.550781" calcext:value-type="float">
            <text:p>31841.550781</text:p>
          </table:table-cell>
        </table:table-row>
        <table:table-row table:style-name="ro1">
          <table:table-cell office:value-type="float" office:value="31397.308594" calcext:value-type="float">
            <text:p>31397.308594</text:p>
          </table:table-cell>
        </table:table-row>
        <table:table-row table:style-name="ro1">
          <table:table-cell office:value-type="float" office:value="31533.884766" calcext:value-type="float">
            <text:p>31533.884766</text:p>
          </table:table-cell>
        </table:table-row>
        <table:table-row table:style-name="ro1">
          <table:table-cell office:value-type="float" office:value="31800.011719" calcext:value-type="float">
            <text:p>31800.011719</text:p>
          </table:table-cell>
        </table:table-row>
        <table:table-row table:style-name="ro1">
          <table:table-cell office:value-type="float" office:value="30838.285156" calcext:value-type="float">
            <text:p>30838.285156</text:p>
          </table:table-cell>
        </table:table-row>
        <table:table-row table:style-name="ro1">
          <table:table-cell office:value-type="float" office:value="29796.285156" calcext:value-type="float">
            <text:p>29796.285156</text:p>
          </table:table-cell>
        </table:table-row>
        <table:table-row table:style-name="ro1">
          <table:table-cell office:value-type="float" office:value="32138.873047" calcext:value-type="float">
            <text:p>32138.873047</text:p>
          </table:table-cell>
        </table:table-row>
        <table:table-row table:style-name="ro1">
          <table:table-cell office:value-type="float" office:value="32305.958984" calcext:value-type="float">
            <text:p>32305.958984</text:p>
          </table:table-cell>
        </table:table-row>
        <table:table-row table:style-name="ro1">
          <table:table-cell office:value-type="float" office:value="33593.730469" calcext:value-type="float">
            <text:p>33593.730469</text:p>
          </table:table-cell>
        </table:table-row>
        <table:table-row table:style-name="ro1">
          <table:table-cell office:value-type="float" office:value="34290.292969" calcext:value-type="float">
            <text:p>34290.292969</text:p>
          </table:table-cell>
        </table:table-row>
        <table:table-row table:style-name="ro1">
          <table:table-cell office:value-type="float" office:value="35384.03125" calcext:value-type="float">
            <text:p>35384.03125</text:p>
          </table:table-cell>
        </table:table-row>
        <table:table-row table:style-name="ro1">
          <table:table-cell office:value-type="float" office:value="37276.035156" calcext:value-type="float">
            <text:p>37276.035156</text:p>
          </table:table-cell>
        </table:table-row>
        <table:table-row table:style-name="ro1">
          <table:table-cell office:value-type="float" office:value="39503.1875" calcext:value-type="float">
            <text:p>39503.1875</text:p>
          </table:table-cell>
        </table:table-row>
        <table:table-row table:style-name="ro1">
          <table:table-cell office:value-type="float" office:value="39995.453125" calcext:value-type="float">
            <text:p>39995.453125</text:p>
          </table:table-cell>
        </table:table-row>
        <table:table-row table:style-name="ro1">
          <table:table-cell office:value-type="float" office:value="40027.484375" calcext:value-type="float">
            <text:p>40027.484375</text:p>
          </table:table-cell>
        </table:table-row>
        <table:table-row table:style-name="ro1">
          <table:table-cell office:value-type="float" office:value="42196.304688" calcext:value-type="float">
            <text:p>42196.304688</text:p>
          </table:table-cell>
        </table:table-row>
        <table:table-row table:style-name="ro1">
          <table:table-cell office:value-type="float" office:value="41460.84375" calcext:value-type="float">
            <text:p>41460.84375</text:p>
          </table:table-cell>
        </table:table-row>
        <table:table-row table:style-name="ro1">
          <table:table-cell office:value-type="float" office:value="39907.261719" calcext:value-type="float">
            <text:p>39907.261719</text:p>
          </table:table-cell>
        </table:table-row>
        <table:table-row table:style-name="ro1">
          <table:table-cell office:value-type="float" office:value="39178.402344" calcext:value-type="float">
            <text:p>39178.402344</text:p>
          </table:table-cell>
        </table:table-row>
        <table:table-row table:style-name="ro1">
          <table:table-cell office:value-type="float" office:value="38213.332031" calcext:value-type="float">
            <text:p>38213.332031</text:p>
          </table:table-cell>
        </table:table-row>
        <table:table-row table:style-name="ro1">
          <table:table-cell office:value-type="float" office:value="39744.515625" calcext:value-type="float">
            <text:p>39744.515625</text:p>
          </table:table-cell>
        </table:table-row>
        <table:table-row table:style-name="ro1">
          <table:table-cell office:value-type="float" office:value="40865.867188" calcext:value-type="float">
            <text:p>40865.867188</text:p>
          </table:table-cell>
        </table:table-row>
        <table:table-row table:style-name="ro1">
          <table:table-cell office:value-type="float" office:value="42832.796875" calcext:value-type="float">
            <text:p>42832.796875</text:p>
          </table:table-cell>
        </table:table-row>
        <table:table-row table:style-name="ro1">
          <table:table-cell office:value-type="float" office:value="44574.4375" calcext:value-type="float">
            <text:p>44574.4375</text:p>
          </table:table-cell>
        </table:table-row>
        <table:table-row table:style-name="ro1">
          <table:table-cell office:value-type="float" office:value="43791.925781" calcext:value-type="float">
            <text:p>43791.925781</text:p>
          </table:table-cell>
        </table:table-row>
        <table:table-row table:style-name="ro1">
          <table:table-cell office:value-type="float" office:value="46280.847656" calcext:value-type="float">
            <text:p>46280.847656</text:p>
          </table:table-cell>
        </table:table-row>
        <table:table-row table:style-name="ro1">
          <table:table-cell office:value-type="float" office:value="45599.703125" calcext:value-type="float">
            <text:p>45599.703125</text:p>
          </table:table-cell>
        </table:table-row>
        <table:table-row table:style-name="ro1">
          <table:table-cell office:value-type="float" office:value="45576.878906" calcext:value-type="float">
            <text:p>45576.878906</text:p>
          </table:table-cell>
        </table:table-row>
        <table:table-row table:style-name="ro1">
          <table:table-cell office:value-type="float" office:value="44439.691406" calcext:value-type="float">
            <text:p>44439.691406</text:p>
          </table:table-cell>
        </table:table-row>
        <table:table-row table:style-name="ro1">
          <table:table-cell office:value-type="float" office:value="47810.6875" calcext:value-type="float">
            <text:p>47810.6875</text:p>
          </table:table-cell>
        </table:table-row>
        <table:table-row table:style-name="ro1">
          <table:table-cell office:value-type="float" office:value="47096.667969" calcext:value-type="float">
            <text:p>47096.667969</text:p>
          </table:table-cell>
        </table:table-row>
        <table:table-row table:style-name="ro1">
          <table:table-cell office:value-type="float" office:value="47019.960938" calcext:value-type="float">
            <text:p>47019.960938</text:p>
          </table:table-cell>
        </table:table-row>
        <table:table-row table:style-name="ro1">
          <table:table-cell office:value-type="float" office:value="45936.457031" calcext:value-type="float">
            <text:p>45936.457031</text:p>
          </table:table-cell>
        </table:table-row>
        <table:table-row table:style-name="ro1">
          <table:table-cell office:value-type="float" office:value="44686.75" calcext:value-type="float">
            <text:p>44686.75</text:p>
          </table:table-cell>
        </table:table-row>
        <table:table-row table:style-name="ro1">
          <table:table-cell office:value-type="float" office:value="44741.882813" calcext:value-type="float">
            <text:p>44741.882813</text:p>
          </table:table-cell>
        </table:table-row>
        <table:table-row table:style-name="ro1">
          <table:table-cell office:value-type="float" office:value="46723.121094" calcext:value-type="float">
            <text:p>46723.121094</text:p>
          </table:table-cell>
        </table:table-row>
        <table:table-row table:style-name="ro1">
          <table:table-cell office:value-type="float" office:value="49327.074219" calcext:value-type="float">
            <text:p>49327.074219</text:p>
          </table:table-cell>
        </table:table-row>
        <table:table-row table:style-name="ro1">
          <table:table-cell office:value-type="float" office:value="48869.105469" calcext:value-type="float">
            <text:p>48869.105469</text:p>
          </table:table-cell>
        </table:table-row>
        <table:table-row table:style-name="ro1">
          <table:table-cell office:value-type="float" office:value="49291.675781" calcext:value-type="float">
            <text:p>49291.675781</text:p>
          </table:table-cell>
        </table:table-row>
        <table:table-row table:style-name="ro1">
          <table:table-cell office:value-type="float" office:value="49562.347656" calcext:value-type="float">
            <text:p>49562.347656</text:p>
          </table:table-cell>
        </table:table-row>
        <table:table-row table:style-name="ro1">
          <table:table-cell office:value-type="float" office:value="47727.257813" calcext:value-type="float">
            <text:p>47727.257813</text:p>
          </table:table-cell>
        </table:table-row>
        <table:table-row table:style-name="ro1">
          <table:table-cell office:value-type="float" office:value="49002.640625" calcext:value-type="float">
            <text:p>49002.640625</text:p>
          </table:table-cell>
        </table:table-row>
        <table:table-row table:style-name="ro1">
          <table:table-cell office:value-type="float" office:value="46894.554688" calcext:value-type="float">
            <text:p>46894.554688</text:p>
          </table:table-cell>
        </table:table-row>
        <table:table-row table:style-name="ro1">
          <table:table-cell office:value-type="float" office:value="49072.585938" calcext:value-type="float">
            <text:p>49072.585938</text:p>
          </table:table-cell>
        </table:table-row>
        <table:table-row table:style-name="ro1">
          <table:table-cell office:value-type="float" office:value="48911.25" calcext:value-type="float">
            <text:p>48911.25</text:p>
          </table:table-cell>
        </table:table-row>
        <table:table-row table:style-name="ro1">
          <table:table-cell office:value-type="float" office:value="48834.851563" calcext:value-type="float">
            <text:p>48834.851563</text:p>
          </table:table-cell>
        </table:table-row>
        <table:table-row table:style-name="ro1">
          <table:table-cell office:value-type="float" office:value="47024.339844" calcext:value-type="float">
            <text:p>47024.339844</text:p>
          </table:table-cell>
        </table:table-row>
        <table:table-row table:style-name="ro1">
          <table:table-cell office:value-type="float" office:value="47099.773438" calcext:value-type="float">
            <text:p>47099.773438</text:p>
          </table:table-cell>
        </table:table-row>
        <table:table-row table:style-name="ro1">
          <table:table-cell office:value-type="float" office:value="48807.847656" calcext:value-type="float">
            <text:p>48807.847656</text:p>
          </table:table-cell>
        </table:table-row>
        <table:table-row table:style-name="ro1">
          <table:table-cell office:value-type="float" office:value="49288.25" calcext:value-type="float">
            <text:p>49288.25</text:p>
          </table:table-cell>
        </table:table-row>
        <table:table-row table:style-name="ro1">
          <table:table-cell office:value-type="float" office:value="50009.324219" calcext:value-type="float">
            <text:p>50009.324219</text:p>
          </table:table-cell>
        </table:table-row>
        <table:table-row table:style-name="ro1">
          <table:table-cell office:value-type="float" office:value="49937.859375" calcext:value-type="float">
            <text:p>49937.859375</text:p>
          </table:table-cell>
        </table:table-row>
        <table:table-row table:style-name="ro1">
          <table:table-cell office:value-type="float" office:value="51769.003906" calcext:value-type="float">
            <text:p>51769.003906</text:p>
          </table:table-cell>
        </table:table-row>
        <table:table-row table:style-name="ro1">
          <table:table-cell office:value-type="float" office:value="52660.480469" calcext:value-type="float">
            <text:p>52660.480469</text:p>
          </table:table-cell>
        </table:table-row>
        <table:table-row table:style-name="ro1">
          <table:table-cell office:value-type="float" office:value="46827.761719" calcext:value-type="float">
            <text:p>46827.761719</text:p>
          </table:table-cell>
        </table:table-row>
        <table:table-row table:style-name="ro1">
          <table:table-cell office:value-type="float" office:value="45774.742188" calcext:value-type="float">
            <text:p>45774.742188</text:p>
          </table:table-cell>
        </table:table-row>
        <table:table-row table:style-name="ro1">
          <table:table-cell office:value-type="float" office:value="46476.492188" calcext:value-type="float">
            <text:p>46476.492188</text:p>
          </table:table-cell>
        </table:table-row>
      </table:table>
      <table:table table:name="Sheet2" table:style-name="ta1">
        <table:shapes>
          <draw:frame draw:z-index="0" draw:style-name="gr1" draw:text-style-name="P1" svg:width="26cm" svg:height="16cm" svg:x="20cm" svg:y="1cm">
            <draw:object draw:notify-on-update-of-ranges="Sheet2.A1:Sheet2.A60 Sheet2.C1:Sheet2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6cm" svg:height="16cm" svg:x="47cm" svg:y="1cm">
            <draw:object draw:notify-on-update-of-ranges="Sheet2.E1:Sheet2.E60 Sheet2.G1:Sheet2.G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6cm" svg:height="16cm" svg:x="20cm" svg:y="18cm">
            <draw:object draw:notify-on-update-of-ranges="Sheet2.A1:Sheet2.A60 Sheet2.B1:Sheet2.B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6cm" svg:height="16cm" svg:x="47cm" svg:y="18cm">
            <draw:object draw:notify-on-update-of-ranges="Sheet2.E1:Sheet2.E60 Sheet2.F1:Sheet2.F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39020.3831491338" calcext:value-type="float">
            <text:p>39020.383149133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88" calcext:value-type="float">
            <text:p>88</text:p>
          </table:table-cell>
          <table:table-cell office:value-type="float" office:value="40590.0709426084" calcext:value-type="float">
            <text:p>40590.070942608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8003" calcext:value-type="float">
            <text:p>8003</text:p>
          </table:table-cell>
          <table:table-cell office:value-type="float" office:value="8201.43229122491" calcext:value-type="float">
            <text:p>8201.43229122491</text:p>
          </table:table-cell>
          <table:table-cell/>
          <table:table-cell office:value-type="float" office:value="2049" calcext:value-type="float">
            <text:p>2049</text:p>
          </table:table-cell>
          <table:table-cell office:value-type="float" office:value="289" calcext:value-type="float">
            <text:p>289</text:p>
          </table:table-cell>
          <table:table-cell office:value-type="float" office:value="17913.5612632673" calcext:value-type="float">
            <text:p>17913.5612632673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5317" calcext:value-type="float">
            <text:p>15317</text:p>
          </table:table-cell>
          <table:table-cell office:value-type="float" office:value="4885.01493997276" calcext:value-type="float">
            <text:p>4885.01493997276</text:p>
          </table:table-cell>
          <table:table-cell/>
          <table:table-cell office:value-type="float" office:value="3049" calcext:value-type="float">
            <text:p>3049</text:p>
          </table:table-cell>
          <table:table-cell office:value-type="float" office:value="654" calcext:value-type="float">
            <text:p>654</text:p>
          </table:table-cell>
          <table:table-cell office:value-type="float" office:value="29134.8895773681" calcext:value-type="float">
            <text:p>29134.889577368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2493" calcext:value-type="float">
            <text:p>22493</text:p>
          </table:table-cell>
          <table:table-cell office:value-type="float" office:value="4178.97770210027" calcext:value-type="float">
            <text:p>4178.97770210027</text:p>
          </table:table-cell>
          <table:table-cell/>
          <table:table-cell office:value-type="float" office:value="4027" calcext:value-type="float">
            <text:p>4027</text:p>
          </table:table-cell>
          <table:table-cell office:value-type="float" office:value="1183" calcext:value-type="float">
            <text:p>1183</text:p>
          </table:table-cell>
          <table:table-cell office:value-type="float" office:value="26859.4548943532" calcext:value-type="float">
            <text:p>26859.4548943532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29117" calcext:value-type="float">
            <text:p>29117</text:p>
          </table:table-cell>
          <table:table-cell office:value-type="float" office:value="3907.28016955917" calcext:value-type="float">
            <text:p>3907.28016955917</text:p>
          </table:table-cell>
          <table:table-cell/>
          <table:table-cell office:value-type="float" office:value="5025" calcext:value-type="float">
            <text:p>5025</text:p>
          </table:table-cell>
          <table:table-cell office:value-type="float" office:value="1849" calcext:value-type="float">
            <text:p>1849</text:p>
          </table:table-cell>
          <table:table-cell office:value-type="float" office:value="5640.42688547942" calcext:value-type="float">
            <text:p>5640.42688547942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35465" calcext:value-type="float">
            <text:p>35465</text:p>
          </table:table-cell>
          <table:table-cell office:value-type="float" office:value="3636.35963362747" calcext:value-type="float">
            <text:p>3636.35963362747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2638" calcext:value-type="float">
            <text:p>2638</text:p>
          </table:table-cell>
          <table:table-cell office:value-type="float" office:value="12003.5237807686" calcext:value-type="float">
            <text:p>12003.5237807686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41951" calcext:value-type="float">
            <text:p>41951</text:p>
          </table:table-cell>
          <table:table-cell office:value-type="float" office:value="3436.87516619208" calcext:value-type="float">
            <text:p>3436.87516619208</text:p>
          </table:table-cell>
          <table:table-cell/>
          <table:table-cell office:value-type="float" office:value="7028" calcext:value-type="float">
            <text:p>7028</text:p>
          </table:table-cell>
          <table:table-cell office:value-type="float" office:value="3524" calcext:value-type="float">
            <text:p>3524</text:p>
          </table:table-cell>
          <table:table-cell office:value-type="float" office:value="6816.48510040925" calcext:value-type="float">
            <text:p>6816.48510040925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48437" calcext:value-type="float">
            <text:p>48437</text:p>
          </table:table-cell>
          <table:table-cell office:value-type="float" office:value="2673.45574016356" calcext:value-type="float">
            <text:p>2673.45574016356</text:p>
          </table:table-cell>
          <table:table-cell/>
          <table:table-cell office:value-type="float" office:value="8022" calcext:value-type="float">
            <text:p>8022</text:p>
          </table:table-cell>
          <table:table-cell office:value-type="float" office:value="4581" calcext:value-type="float">
            <text:p>4581</text:p>
          </table:table-cell>
          <table:table-cell office:value-type="float" office:value="6290.36378469668" calcext:value-type="float">
            <text:p>6290.36378469668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54923" calcext:value-type="float">
            <text:p>54923</text:p>
          </table:table-cell>
          <table:table-cell office:value-type="float" office:value="2561.85304701235" calcext:value-type="float">
            <text:p>2561.85304701235</text:p>
          </table:table-cell>
          <table:table-cell/>
          <table:table-cell office:value-type="float" office:value="9023" calcext:value-type="float">
            <text:p>9023</text:p>
          </table:table-cell>
          <table:table-cell office:value-type="float" office:value="5751" calcext:value-type="float">
            <text:p>5751</text:p>
          </table:table-cell>
          <table:table-cell office:value-type="float" office:value="48861.8595691522" calcext:value-type="float">
            <text:p>48861.8595691522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61547" calcext:value-type="float">
            <text:p>61547</text:p>
          </table:table-cell>
          <table:table-cell office:value-type="float" office:value="2558.26271940649" calcext:value-type="float">
            <text:p>2558.26271940649</text:p>
          </table:table-cell>
          <table:table-cell/>
          <table:table-cell office:value-type="float" office:value="10025" calcext:value-type="float">
            <text:p>10025</text:p>
          </table:table-cell>
          <table:table-cell office:value-type="float" office:value="7035" calcext:value-type="float">
            <text:p>7035</text:p>
          </table:table-cell>
          <table:table-cell office:value-type="float" office:value="8324.84598624851" calcext:value-type="float">
            <text:p>8324.84598624851</text:p>
          </table:table-cell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68171" calcext:value-type="float">
            <text:p>68171</text:p>
          </table:table-cell>
          <table:table-cell office:value-type="float" office:value="2466.87094626035" calcext:value-type="float">
            <text:p>2466.87094626035</text:p>
          </table:table-cell>
          <table:table-cell/>
          <table:table-cell office:value-type="float" office:value="11027" calcext:value-type="float">
            <text:p>11027</text:p>
          </table:table-cell>
          <table:table-cell office:value-type="float" office:value="8536" calcext:value-type="float">
            <text:p>8536</text:p>
          </table:table-cell>
          <table:table-cell office:value-type="float" office:value="5198.168976104" calcext:value-type="float">
            <text:p>5198.168976104</text:p>
          </table:table-cell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float" office:value="74519" calcext:value-type="float">
            <text:p>74519</text:p>
          </table:table-cell>
          <table:table-cell office:value-type="float" office:value="2413.5318365218" calcext:value-type="float">
            <text:p>2413.5318365218</text:p>
          </table:table-cell>
          <table:table-cell/>
          <table:table-cell office:value-type="float" office:value="12021" calcext:value-type="float">
            <text:p>12021</text:p>
          </table:table-cell>
          <table:table-cell office:value-type="float" office:value="10161" calcext:value-type="float">
            <text:p>10161</text:p>
          </table:table-cell>
          <table:table-cell office:value-type="float" office:value="11410.3158260305" calcext:value-type="float">
            <text:p>11410.3158260305</text:p>
          </table:table-cell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float" office:value="81143" calcext:value-type="float">
            <text:p>81143</text:p>
          </table:table-cell>
          <table:table-cell office:value-type="float" office:value="2411.01178513199" calcext:value-type="float">
            <text:p>2411.01178513199</text:p>
          </table:table-cell>
          <table:table-cell/>
          <table:table-cell office:value-type="float" office:value="13025" calcext:value-type="float">
            <text:p>13025</text:p>
          </table:table-cell>
          <table:table-cell office:value-type="float" office:value="11930" calcext:value-type="float">
            <text:p>11930</text:p>
          </table:table-cell>
          <table:table-cell office:value-type="float" office:value="2567.7646806093" calcext:value-type="float">
            <text:p>2567.7646806093</text:p>
          </table:table-cell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float" office:value="87767" calcext:value-type="float">
            <text:p>87767</text:p>
          </table:table-cell>
          <table:table-cell office:value-type="float" office:value="2405.25745344003" calcext:value-type="float">
            <text:p>2405.25745344003</text:p>
          </table:table-cell>
          <table:table-cell/>
          <table:table-cell office:value-type="float" office:value="14022" calcext:value-type="float">
            <text:p>14022</text:p>
          </table:table-cell>
          <table:table-cell office:value-type="float" office:value="13930" calcext:value-type="float">
            <text:p>13930</text:p>
          </table:table-cell>
          <table:table-cell office:value-type="float" office:value="4944.31132105504" calcext:value-type="float">
            <text:p>4944.31132105504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94253" calcext:value-type="float">
            <text:p>94253</text:p>
          </table:table-cell>
          <table:table-cell office:value-type="float" office:value="2219.58071617935" calcext:value-type="float">
            <text:p>2219.58071617935</text:p>
          </table:table-cell>
          <table:table-cell/>
          <table:table-cell office:value-type="float" office:value="15023" calcext:value-type="float">
            <text:p>15023</text:p>
          </table:table-cell>
          <table:table-cell office:value-type="float" office:value="15982" calcext:value-type="float">
            <text:p>15982</text:p>
          </table:table-cell>
          <table:table-cell office:value-type="float" office:value="5345.40182540928" calcext:value-type="float">
            <text:p>5345.40182540928</text:p>
          </table:table-cell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100739" calcext:value-type="float">
            <text:p>100739</text:p>
          </table:table-cell>
          <table:table-cell office:value-type="float" office:value="2209.31585776359" calcext:value-type="float">
            <text:p>2209.31585776359</text:p>
          </table:table-cell>
          <table:table-cell/>
          <table:table-cell office:value-type="float" office:value="16026" calcext:value-type="float">
            <text:p>16026</text:p>
          </table:table-cell>
          <table:table-cell office:value-type="float" office:value="18188" calcext:value-type="float">
            <text:p>18188</text:p>
          </table:table-cell>
          <table:table-cell office:value-type="float" office:value="3511.37157290359" calcext:value-type="float">
            <text:p>3511.37157290359</text:p>
          </table:table-cell>
        </table:table-row>
        <table:table-row table:style-name="ro1">
          <table:table-cell office:value-type="float" office:value="17238" calcext:value-type="float">
            <text:p>17238</text:p>
          </table:table-cell>
          <table:table-cell office:value-type="float" office:value="107363" calcext:value-type="float">
            <text:p>107363</text:p>
          </table:table-cell>
          <table:table-cell office:value-type="float" office:value="2205.21733653828" calcext:value-type="float">
            <text:p>2205.21733653828</text:p>
          </table:table-cell>
          <table:table-cell/>
          <table:table-cell office:value-type="float" office:value="17024" calcext:value-type="float">
            <text:p>17024</text:p>
          </table:table-cell>
          <table:table-cell office:value-type="float" office:value="20527" calcext:value-type="float">
            <text:p>20527</text:p>
          </table:table-cell>
          <table:table-cell office:value-type="float" office:value="2937.62732282214" calcext:value-type="float">
            <text:p>2937.62732282214</text:p>
          </table:table-cell>
        </table:table-row>
        <table:table-row table:style-name="ro1">
          <table:table-cell office:value-type="float" office:value="18246" calcext:value-type="float">
            <text:p>18246</text:p>
          </table:table-cell>
          <table:table-cell office:value-type="float" office:value="114125" calcext:value-type="float">
            <text:p>114125</text:p>
          </table:table-cell>
          <table:table-cell office:value-type="float" office:value="2205.11548570661" calcext:value-type="float">
            <text:p>2205.11548570661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23049" calcext:value-type="float">
            <text:p>23049</text:p>
          </table:table-cell>
          <table:table-cell office:value-type="float" office:value="15451.4194869077" calcext:value-type="float">
            <text:p>15451.4194869077</text:p>
          </table:table-cell>
        </table:table-row>
        <table:table-row table:style-name="ro1">
          <table:table-cell office:value-type="float" office:value="19247" calcext:value-type="float">
            <text:p>19247</text:p>
          </table:table-cell>
          <table:table-cell office:value-type="float" office:value="120611" calcext:value-type="float">
            <text:p>120611</text:p>
          </table:table-cell>
          <table:table-cell office:value-type="float" office:value="2204.01370600052" calcext:value-type="float">
            <text:p>2204.01370600052</text:p>
          </table:table-cell>
          <table:table-cell/>
          <table:table-cell office:value-type="float" office:value="19031" calcext:value-type="float">
            <text:p>19031</text:p>
          </table:table-cell>
          <table:table-cell office:value-type="float" office:value="25711" calcext:value-type="float">
            <text:p>25711</text:p>
          </table:table-cell>
          <table:table-cell office:value-type="float" office:value="18061.5604559797" calcext:value-type="float">
            <text:p>18061.5604559797</text:p>
          </table:table-cell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float" office:value="127235" calcext:value-type="float">
            <text:p>127235</text:p>
          </table:table-cell>
          <table:table-cell office:value-type="float" office:value="2202.40931345828" calcext:value-type="float">
            <text:p>2202.40931345828</text:p>
          </table:table-cell>
          <table:table-cell/>
          <table:table-cell office:value-type="float" office:value="20021" calcext:value-type="float">
            <text:p>20021</text:p>
          </table:table-cell>
          <table:table-cell office:value-type="float" office:value="28445" calcext:value-type="float">
            <text:p>28445</text:p>
          </table:table-cell>
          <table:table-cell office:value-type="float" office:value="15643.6194453571" calcext:value-type="float">
            <text:p>15643.6194453571</text:p>
          </table:table-cell>
        </table:table-row>
        <table:table-row table:style-name="ro1">
          <table:table-cell office:value-type="float" office:value="21272" calcext:value-type="float">
            <text:p>21272</text:p>
          </table:table-cell>
          <table:table-cell office:value-type="float" office:value="133721" calcext:value-type="float">
            <text:p>133721</text:p>
          </table:table-cell>
          <table:table-cell office:value-type="float" office:value="2154.11092210971" calcext:value-type="float">
            <text:p>2154.11092210971</text:p>
          </table:table-cell>
          <table:table-cell/>
          <table:table-cell office:value-type="float" office:value="21025" calcext:value-type="float">
            <text:p>21025</text:p>
          </table:table-cell>
          <table:table-cell office:value-type="float" office:value="31367" calcext:value-type="float">
            <text:p>31367</text:p>
          </table:table-cell>
          <table:table-cell office:value-type="float" office:value="2947.29252635023" calcext:value-type="float">
            <text:p>2947.29252635023</text:p>
          </table:table-cell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140207" calcext:value-type="float">
            <text:p>140207</text:p>
          </table:table-cell>
          <table:table-cell office:value-type="float" office:value="2149.8401506157" calcext:value-type="float">
            <text:p>2149.8401506157</text:p>
          </table:table-cell>
          <table:table-cell/>
          <table:table-cell office:value-type="float" office:value="22027" calcext:value-type="float">
            <text:p>22027</text:p>
          </table:table-cell>
          <table:table-cell office:value-type="float" office:value="34405" calcext:value-type="float">
            <text:p>34405</text:p>
          </table:table-cell>
          <table:table-cell office:value-type="float" office:value="6086.52891153379" calcext:value-type="float">
            <text:p>6086.52891153379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float" office:value="146693" calcext:value-type="float">
            <text:p>146693</text:p>
          </table:table-cell>
          <table:table-cell office:value-type="float" office:value="2149.81451071896" calcext:value-type="float">
            <text:p>2149.81451071896</text:p>
          </table:table-cell>
          <table:table-cell/>
          <table:table-cell office:value-type="float" office:value="23025" calcext:value-type="float">
            <text:p>23025</text:p>
          </table:table-cell>
          <table:table-cell office:value-type="float" office:value="37587" calcext:value-type="float">
            <text:p>37587</text:p>
          </table:table-cell>
          <table:table-cell office:value-type="float" office:value="4630.51078533241" calcext:value-type="float">
            <text:p>4630.51078533241</text:p>
          </table:table-cell>
        </table:table-row>
        <table:table-row table:style-name="ro1">
          <table:table-cell office:value-type="float" office:value="24294" calcext:value-type="float">
            <text:p>24294</text:p>
          </table:table-cell>
          <table:table-cell office:value-type="float" office:value="153179" calcext:value-type="float">
            <text:p>153179</text:p>
          </table:table-cell>
          <table:table-cell office:value-type="float" office:value="2149.33161746368" calcext:value-type="float">
            <text:p>2149.33161746368</text:p>
          </table:table-cell>
          <table:table-cell/>
          <table:table-cell office:value-type="float" office:value="24028" calcext:value-type="float">
            <text:p>24028</text:p>
          </table:table-cell>
          <table:table-cell office:value-type="float" office:value="40922" calcext:value-type="float">
            <text:p>40922</text:p>
          </table:table-cell>
          <table:table-cell office:value-type="float" office:value="8565.96952365454" calcext:value-type="float">
            <text:p>8565.96952365454</text:p>
          </table:table-cell>
        </table:table-row>
        <table:table-row table:style-name="ro1">
          <table:table-cell office:value-type="float" office:value="25308" calcext:value-type="float">
            <text:p>25308</text:p>
          </table:table-cell>
          <table:table-cell office:value-type="float" office:value="159665" calcext:value-type="float">
            <text:p>159665</text:p>
          </table:table-cell>
          <table:table-cell office:value-type="float" office:value="2036.74721112488" calcext:value-type="float">
            <text:p>2036.74721112488</text:p>
          </table:table-cell>
          <table:table-cell/>
          <table:table-cell office:value-type="float" office:value="25028" calcext:value-type="float">
            <text:p>25028</text:p>
          </table:table-cell>
          <table:table-cell office:value-type="float" office:value="44264" calcext:value-type="float">
            <text:p>44264</text:p>
          </table:table-cell>
          <table:table-cell office:value-type="float" office:value="3484.67101932006" calcext:value-type="float">
            <text:p>3484.67101932006</text:p>
          </table:table-cell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float" office:value="166151" calcext:value-type="float">
            <text:p>166151</text:p>
          </table:table-cell>
          <table:table-cell office:value-type="float" office:value="1994.03481006481" calcext:value-type="float">
            <text:p>1994.03481006481</text:p>
          </table:table-cell>
          <table:table-cell/>
          <table:table-cell office:value-type="float" office:value="26028" calcext:value-type="float">
            <text:p>26028</text:p>
          </table:table-cell>
          <table:table-cell office:value-type="float" office:value="47813" calcext:value-type="float">
            <text:p>47813</text:p>
          </table:table-cell>
          <table:table-cell office:value-type="float" office:value="2784.26613236391" calcext:value-type="float">
            <text:p>2784.26613236391</text:p>
          </table:table-cell>
        </table:table-row>
        <table:table-row table:style-name="ro1">
          <table:table-cell office:value-type="float" office:value="27314" calcext:value-type="float">
            <text:p>27314</text:p>
          </table:table-cell>
          <table:table-cell office:value-type="float" office:value="172637" calcext:value-type="float">
            <text:p>172637</text:p>
          </table:table-cell>
          <table:table-cell office:value-type="float" office:value="1991.22574161621" calcext:value-type="float">
            <text:p>1991.22574161621</text:p>
          </table:table-cell>
          <table:table-cell/>
          <table:table-cell office:value-type="float" office:value="27022" calcext:value-type="float">
            <text:p>27022</text:p>
          </table:table-cell>
          <table:table-cell office:value-type="float" office:value="51525" calcext:value-type="float">
            <text:p>51525</text:p>
          </table:table-cell>
          <table:table-cell office:value-type="float" office:value="2471.2893894222" calcext:value-type="float">
            <text:p>2471.2893894222</text:p>
          </table:table-cell>
        </table:table-row>
        <table:table-row table:style-name="ro1">
          <table:table-cell office:value-type="float" office:value="28333" calcext:value-type="float">
            <text:p>28333</text:p>
          </table:table-cell>
          <table:table-cell office:value-type="float" office:value="178985" calcext:value-type="float">
            <text:p>178985</text:p>
          </table:table-cell>
          <table:table-cell office:value-type="float" office:value="1981.66884211495" calcext:value-type="float">
            <text:p>1981.66884211495</text:p>
          </table:table-cell>
          <table:table-cell/>
          <table:table-cell office:value-type="float" office:value="28032" calcext:value-type="float">
            <text:p>28032</text:p>
          </table:table-cell>
          <table:table-cell office:value-type="float" office:value="55346" calcext:value-type="float">
            <text:p>55346</text:p>
          </table:table-cell>
          <table:table-cell office:value-type="float" office:value="3344.17973370826" calcext:value-type="float">
            <text:p>3344.17973370826</text:p>
          </table:table-cell>
        </table:table-row>
        <table:table-row table:style-name="ro1">
          <table:table-cell office:value-type="float" office:value="29354" calcext:value-type="float">
            <text:p>29354</text:p>
          </table:table-cell>
          <table:table-cell office:value-type="float" office:value="185609" calcext:value-type="float">
            <text:p>185609</text:p>
          </table:table-cell>
          <table:table-cell office:value-type="float" office:value="1981.6663638518" calcext:value-type="float">
            <text:p>1981.6663638518</text:p>
          </table:table-cell>
          <table:table-cell/>
          <table:table-cell office:value-type="float" office:value="29025" calcext:value-type="float">
            <text:p>29025</text:p>
          </table:table-cell>
          <table:table-cell office:value-type="float" office:value="59322" calcext:value-type="float">
            <text:p>59322</text:p>
          </table:table-cell>
          <table:table-cell office:value-type="float" office:value="4361.6774960597" calcext:value-type="float">
            <text:p>4361.6774960597</text:p>
          </table:table-cell>
        </table:table-row>
        <table:table-row table:style-name="ro1">
          <table:table-cell office:value-type="float" office:value="30359" calcext:value-type="float">
            <text:p>30359</text:p>
          </table:table-cell>
          <table:table-cell office:value-type="float" office:value="192233" calcext:value-type="float">
            <text:p>192233</text:p>
          </table:table-cell>
          <table:table-cell office:value-type="float" office:value="1981.18272504393" calcext:value-type="float">
            <text:p>1981.18272504393</text:p>
          </table:table-cell>
          <table:table-cell/>
          <table:table-cell office:value-type="float" office:value="30022" calcext:value-type="float">
            <text:p>30022</text:p>
          </table:table-cell>
          <table:table-cell office:value-type="float" office:value="63485" calcext:value-type="float">
            <text:p>63485</text:p>
          </table:table-cell>
          <table:table-cell office:value-type="float" office:value="2912.11322217255" calcext:value-type="float">
            <text:p>2912.11322217255</text:p>
          </table:table-cell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float" office:value="198719" calcext:value-type="float">
            <text:p>198719</text:p>
          </table:table-cell>
          <table:table-cell office:value-type="float" office:value="1979.61824667671" calcext:value-type="float">
            <text:p>1979.61824667671</text:p>
          </table:table-cell>
          <table:table-cell/>
          <table:table-cell office:value-type="float" office:value="31029" calcext:value-type="float">
            <text:p>31029</text:p>
          </table:table-cell>
          <table:table-cell office:value-type="float" office:value="67690" calcext:value-type="float">
            <text:p>67690</text:p>
          </table:table-cell>
          <table:table-cell office:value-type="float" office:value="7798.51290040275" calcext:value-type="float">
            <text:p>7798.51290040275</text:p>
          </table:table-cell>
        </table:table-row>
        <table:table-row table:style-name="ro1">
          <table:table-cell office:value-type="float" office:value="32377" calcext:value-type="float">
            <text:p>32377</text:p>
          </table:table-cell>
          <table:table-cell office:value-type="float" office:value="205205" calcext:value-type="float">
            <text:p>205205</text:p>
          </table:table-cell>
          <table:table-cell office:value-type="float" office:value="1979.16789813652" calcext:value-type="float">
            <text:p>1979.16789813652</text:p>
          </table:table-cell>
          <table:table-cell/>
          <table:table-cell office:value-type="float" office:value="32027" calcext:value-type="float">
            <text:p>32027</text:p>
          </table:table-cell>
          <table:table-cell office:value-type="float" office:value="71987" calcext:value-type="float">
            <text:p>71987</text:p>
          </table:table-cell>
          <table:table-cell office:value-type="float" office:value="2192.32976943225" calcext:value-type="float">
            <text:p>2192.32976943225</text:p>
          </table:table-cell>
        </table:table-row>
        <table:table-row table:style-name="ro1">
          <table:table-cell office:value-type="float" office:value="33379" calcext:value-type="float">
            <text:p>33379</text:p>
          </table:table-cell>
          <table:table-cell office:value-type="float" office:value="211829" calcext:value-type="float">
            <text:p>211829</text:p>
          </table:table-cell>
          <table:table-cell office:value-type="float" office:value="1979.16789813652" calcext:value-type="float">
            <text:p>1979.16789813652</text:p>
          </table:table-cell>
          <table:table-cell/>
          <table:table-cell office:value-type="float" office:value="33027" calcext:value-type="float">
            <text:p>33027</text:p>
          </table:table-cell>
          <table:table-cell office:value-type="float" office:value="76505" calcext:value-type="float">
            <text:p>76505</text:p>
          </table:table-cell>
          <table:table-cell office:value-type="float" office:value="5468.40182815266" calcext:value-type="float">
            <text:p>5468.40182815266</text:p>
          </table:table-cell>
        </table:table-row>
        <table:table-row table:style-name="ro1">
          <table:table-cell office:value-type="float" office:value="34384" calcext:value-type="float">
            <text:p>34384</text:p>
          </table:table-cell>
          <table:table-cell office:value-type="float" office:value="218453" calcext:value-type="float">
            <text:p>218453</text:p>
          </table:table-cell>
          <table:table-cell office:value-type="float" office:value="1978.85790258669" calcext:value-type="float">
            <text:p>1978.85790258669</text:p>
          </table:table-cell>
          <table:table-cell/>
          <table:table-cell office:value-type="float" office:value="34029" calcext:value-type="float">
            <text:p>34029</text:p>
          </table:table-cell>
          <table:table-cell office:value-type="float" office:value="81118" calcext:value-type="float">
            <text:p>81118</text:p>
          </table:table-cell>
          <table:table-cell office:value-type="float" office:value="2852.65338375911" calcext:value-type="float">
            <text:p>2852.65338375911</text:p>
          </table:table-cell>
        </table:table-row>
        <table:table-row table:style-name="ro1">
          <table:table-cell office:value-type="float" office:value="35399" calcext:value-type="float">
            <text:p>35399</text:p>
          </table:table-cell>
          <table:table-cell office:value-type="float" office:value="225077" calcext:value-type="float">
            <text:p>225077</text:p>
          </table:table-cell>
          <table:table-cell office:value-type="float" office:value="1963.50336071715" calcext:value-type="float">
            <text:p>1963.50336071715</text:p>
          </table:table-cell>
          <table:table-cell/>
          <table:table-cell office:value-type="float" office:value="35029" calcext:value-type="float">
            <text:p>35029</text:p>
          </table:table-cell>
          <table:table-cell office:value-type="float" office:value="85788" calcext:value-type="float">
            <text:p>85788</text:p>
          </table:table-cell>
          <table:table-cell office:value-type="float" office:value="5472.86295435996" calcext:value-type="float">
            <text:p>5472.86295435996</text:p>
          </table:table-cell>
        </table:table-row>
        <table:table-row table:style-name="ro1">
          <table:table-cell office:value-type="float" office:value="36403" calcext:value-type="float">
            <text:p>36403</text:p>
          </table:table-cell>
          <table:table-cell office:value-type="float" office:value="231563" calcext:value-type="float">
            <text:p>231563</text:p>
          </table:table-cell>
          <table:table-cell office:value-type="float" office:value="1957.14087743408" calcext:value-type="float">
            <text:p>1957.14087743408</text:p>
          </table:table-cell>
          <table:table-cell/>
          <table:table-cell office:value-type="float" office:value="36024" calcext:value-type="float">
            <text:p>36024</text:p>
          </table:table-cell>
          <table:table-cell office:value-type="float" office:value="90808" calcext:value-type="float">
            <text:p>90808</text:p>
          </table:table-cell>
          <table:table-cell office:value-type="float" office:value="3988.59923094155" calcext:value-type="float">
            <text:p>3988.59923094155</text:p>
          </table:table-cell>
        </table:table-row>
        <table:table-row table:style-name="ro1">
          <table:table-cell office:value-type="float" office:value="37413" calcext:value-type="float">
            <text:p>37413</text:p>
          </table:table-cell>
          <table:table-cell office:value-type="float" office:value="237911" calcext:value-type="float">
            <text:p>237911</text:p>
          </table:table-cell>
          <table:table-cell office:value-type="float" office:value="1957.14087743408" calcext:value-type="float">
            <text:p>1957.14087743408</text:p>
          </table:table-cell>
          <table:table-cell/>
          <table:table-cell office:value-type="float" office:value="37027" calcext:value-type="float">
            <text:p>37027</text:p>
          </table:table-cell>
          <table:table-cell office:value-type="float" office:value="95861" calcext:value-type="float">
            <text:p>95861</text:p>
          </table:table-cell>
          <table:table-cell office:value-type="float" office:value="3930.86179133908" calcext:value-type="float">
            <text:p>3930.86179133908</text:p>
          </table:table-cell>
        </table:table-row>
        <table:table-row table:style-name="ro1">
          <table:table-cell office:value-type="float" office:value="38417" calcext:value-type="float">
            <text:p>38417</text:p>
          </table:table-cell>
          <table:table-cell office:value-type="float" office:value="244397" calcext:value-type="float">
            <text:p>244397</text:p>
          </table:table-cell>
          <table:table-cell office:value-type="float" office:value="1957.14087743408" calcext:value-type="float">
            <text:p>1957.14087743408</text:p>
          </table:table-cell>
          <table:table-cell/>
          <table:table-cell office:value-type="float" office:value="38021" calcext:value-type="float">
            <text:p>38021</text:p>
          </table:table-cell>
          <table:table-cell office:value-type="float" office:value="101039" calcext:value-type="float">
            <text:p>101039</text:p>
          </table:table-cell>
          <table:table-cell office:value-type="float" office:value="4784.07267872076" calcext:value-type="float">
            <text:p>4784.07267872076</text:p>
          </table:table-cell>
        </table:table-row>
        <table:table-row table:style-name="ro1">
          <table:table-cell office:value-type="float" office:value="39437" calcext:value-type="float">
            <text:p>39437</text:p>
          </table:table-cell>
          <table:table-cell office:value-type="float" office:value="250883" calcext:value-type="float">
            <text:p>250883</text:p>
          </table:table-cell>
          <table:table-cell office:value-type="float" office:value="1956.90302070414" calcext:value-type="float">
            <text:p>1956.90302070414</text:p>
          </table:table-cell>
          <table:table-cell/>
          <table:table-cell office:value-type="float" office:value="39021" calcext:value-type="float">
            <text:p>39021</text:p>
          </table:table-cell>
          <table:table-cell office:value-type="float" office:value="106446" calcext:value-type="float">
            <text:p>106446</text:p>
          </table:table-cell>
          <table:table-cell office:value-type="float" office:value="4038.99374336256" calcext:value-type="float">
            <text:p>4038.99374336256</text:p>
          </table:table-cell>
        </table:table-row>
        <table:table-row table:style-name="ro1">
          <table:table-cell office:value-type="float" office:value="40446" calcext:value-type="float">
            <text:p>40446</text:p>
          </table:table-cell>
          <table:table-cell office:value-type="float" office:value="257507" calcext:value-type="float">
            <text:p>257507</text:p>
          </table:table-cell>
          <table:table-cell office:value-type="float" office:value="1956.90302070414" calcext:value-type="float">
            <text:p>1956.90302070414</text:p>
          </table:table-cell>
          <table:table-cell/>
          <table:table-cell office:value-type="float" office:value="40033" calcext:value-type="float">
            <text:p>40033</text:p>
          </table:table-cell>
          <table:table-cell office:value-type="float" office:value="111847" calcext:value-type="float">
            <text:p>111847</text:p>
          </table:table-cell>
          <table:table-cell office:value-type="float" office:value="3053.21013127902" calcext:value-type="float">
            <text:p>3053.21013127902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float" office:value="264131" calcext:value-type="float">
            <text:p>264131</text:p>
          </table:table-cell>
          <table:table-cell office:value-type="float" office:value="1953.07973700702" calcext:value-type="float">
            <text:p>1953.07973700702</text:p>
          </table:table-cell>
          <table:table-cell/>
          <table:table-cell office:value-type="float" office:value="41022" calcext:value-type="float">
            <text:p>41022</text:p>
          </table:table-cell>
          <table:table-cell office:value-type="float" office:value="117398" calcext:value-type="float">
            <text:p>117398</text:p>
          </table:table-cell>
          <table:table-cell office:value-type="float" office:value="3434.24341594287" calcext:value-type="float">
            <text:p>3434.24341594287</text:p>
          </table:table-cell>
        </table:table-row>
        <table:table-row table:style-name="ro1">
          <table:table-cell office:value-type="float" office:value="42469" calcext:value-type="float">
            <text:p>42469</text:p>
          </table:table-cell>
          <table:table-cell office:value-type="float" office:value="270617" calcext:value-type="float">
            <text:p>270617</text:p>
          </table:table-cell>
          <table:table-cell office:value-type="float" office:value="1943.45287877349" calcext:value-type="float">
            <text:p>1943.45287877349</text:p>
          </table:table-cell>
          <table:table-cell/>
          <table:table-cell office:value-type="float" office:value="42028" calcext:value-type="float">
            <text:p>42028</text:p>
          </table:table-cell>
          <table:table-cell office:value-type="float" office:value="123121" calcext:value-type="float">
            <text:p>123121</text:p>
          </table:table-cell>
          <table:table-cell office:value-type="float" office:value="4848.38618345733" calcext:value-type="float">
            <text:p>4848.38618345733</text:p>
          </table:table-cell>
        </table:table-row>
        <table:table-row table:style-name="ro1">
          <table:table-cell office:value-type="float" office:value="43469" calcext:value-type="float">
            <text:p>43469</text:p>
          </table:table-cell>
          <table:table-cell office:value-type="float" office:value="277103" calcext:value-type="float">
            <text:p>277103</text:p>
          </table:table-cell>
          <table:table-cell office:value-type="float" office:value="1936.64275245822" calcext:value-type="float">
            <text:p>1936.64275245822</text:p>
          </table:table-cell>
          <table:table-cell/>
          <table:table-cell office:value-type="float" office:value="43028" calcext:value-type="float">
            <text:p>43028</text:p>
          </table:table-cell>
          <table:table-cell office:value-type="float" office:value="128692" calcext:value-type="float">
            <text:p>128692</text:p>
          </table:table-cell>
          <table:table-cell office:value-type="float" office:value="3996.18042326367" calcext:value-type="float">
            <text:p>3996.18042326367</text:p>
          </table:table-cell>
        </table:table-row>
        <table:table-row table:style-name="ro1">
          <table:table-cell office:value-type="float" office:value="44486" calcext:value-type="float">
            <text:p>44486</text:p>
          </table:table-cell>
          <table:table-cell office:value-type="float" office:value="283451" calcext:value-type="float">
            <text:p>283451</text:p>
          </table:table-cell>
          <table:table-cell office:value-type="float" office:value="1933.01436120387" calcext:value-type="float">
            <text:p>1933.01436120387</text:p>
          </table:table-cell>
          <table:table-cell/>
          <table:table-cell office:value-type="float" office:value="44054" calcext:value-type="float">
            <text:p>44054</text:p>
          </table:table-cell>
          <table:table-cell office:value-type="float" office:value="134034" calcext:value-type="float">
            <text:p>134034</text:p>
          </table:table-cell>
          <table:table-cell office:value-type="float" office:value="4993.90659290171" calcext:value-type="float">
            <text:p>4993.90659290171</text:p>
          </table:table-cell>
        </table:table-row>
        <table:table-row table:style-name="ro1">
          <table:table-cell office:value-type="float" office:value="45491" calcext:value-type="float">
            <text:p>45491</text:p>
          </table:table-cell>
          <table:table-cell office:value-type="float" office:value="290075" calcext:value-type="float">
            <text:p>290075</text:p>
          </table:table-cell>
          <table:table-cell office:value-type="float" office:value="1930.92841879171" calcext:value-type="float">
            <text:p>1930.92841879171</text:p>
          </table:table-cell>
          <table:table-cell/>
          <table:table-cell office:value-type="float" office:value="45026" calcext:value-type="float">
            <text:p>45026</text:p>
          </table:table-cell>
          <table:table-cell office:value-type="float" office:value="139913" calcext:value-type="float">
            <text:p>139913</text:p>
          </table:table-cell>
          <table:table-cell office:value-type="float" office:value="3714.45228291723" calcext:value-type="float">
            <text:p>3714.45228291723</text:p>
          </table:table-cell>
        </table:table-row>
        <table:table-row table:style-name="ro1">
          <table:table-cell office:value-type="float" office:value="46493" calcext:value-type="float">
            <text:p>46493</text:p>
          </table:table-cell>
          <table:table-cell office:value-type="float" office:value="296561" calcext:value-type="float">
            <text:p>296561</text:p>
          </table:table-cell>
          <table:table-cell office:value-type="float" office:value="1927.35297903303" calcext:value-type="float">
            <text:p>1927.35297903303</text:p>
          </table:table-cell>
          <table:table-cell/>
          <table:table-cell office:value-type="float" office:value="46025" calcext:value-type="float">
            <text:p>46025</text:p>
          </table:table-cell>
          <table:table-cell office:value-type="float" office:value="145917" calcext:value-type="float">
            <text:p>145917</text:p>
          </table:table-cell>
          <table:table-cell office:value-type="float" office:value="3227.37011054232" calcext:value-type="float">
            <text:p>3227.37011054232</text:p>
          </table:table-cell>
        </table:table-row>
        <table:table-row table:style-name="ro1">
          <table:table-cell office:value-type="float" office:value="47507" calcext:value-type="float">
            <text:p>47507</text:p>
          </table:table-cell>
          <table:table-cell office:value-type="float" office:value="303185" calcext:value-type="float">
            <text:p>303185</text:p>
          </table:table-cell>
          <table:table-cell office:value-type="float" office:value="1927.35297903303" calcext:value-type="float">
            <text:p>1927.35297903303</text:p>
          </table:table-cell>
          <table:table-cell/>
          <table:table-cell office:value-type="float" office:value="47027" calcext:value-type="float">
            <text:p>47027</text:p>
          </table:table-cell>
          <table:table-cell office:value-type="float" office:value="152113" calcext:value-type="float">
            <text:p>152113</text:p>
          </table:table-cell>
          <table:table-cell office:value-type="float" office:value="2550.36434889803" calcext:value-type="float">
            <text:p>2550.36434889803</text:p>
          </table:table-cell>
        </table:table-row>
        <table:table-row table:style-name="ro1">
          <table:table-cell office:value-type="float" office:value="48514" calcext:value-type="float">
            <text:p>48514</text:p>
          </table:table-cell>
          <table:table-cell office:value-type="float" office:value="309809" calcext:value-type="float">
            <text:p>309809</text:p>
          </table:table-cell>
          <table:table-cell office:value-type="float" office:value="1927.35297903303" calcext:value-type="float">
            <text:p>1927.35297903303</text:p>
          </table:table-cell>
          <table:table-cell/>
          <table:table-cell office:value-type="float" office:value="48023" calcext:value-type="float">
            <text:p>48023</text:p>
          </table:table-cell>
          <table:table-cell office:value-type="float" office:value="158938" calcext:value-type="float">
            <text:p>158938</text:p>
          </table:table-cell>
          <table:table-cell office:value-type="float" office:value="2649.33942969893" calcext:value-type="float">
            <text:p>2649.33942969893</text:p>
          </table:table-cell>
        </table:table-row>
        <table:table-row table:style-name="ro1">
          <table:table-cell office:value-type="float" office:value="49527" calcext:value-type="float">
            <text:p>49527</text:p>
          </table:table-cell>
          <table:table-cell office:value-type="float" office:value="316295" calcext:value-type="float">
            <text:p>316295</text:p>
          </table:table-cell>
          <table:table-cell office:value-type="float" office:value="1927.31679085558" calcext:value-type="float">
            <text:p>1927.31679085558</text:p>
          </table:table-cell>
          <table:table-cell/>
          <table:table-cell office:value-type="float" office:value="49021" calcext:value-type="float">
            <text:p>49021</text:p>
          </table:table-cell>
          <table:table-cell office:value-type="float" office:value="165597" calcext:value-type="float">
            <text:p>165597</text:p>
          </table:table-cell>
          <table:table-cell office:value-type="float" office:value="2967.58713023557" calcext:value-type="float">
            <text:p>2967.58713023557</text:p>
          </table:table-cell>
        </table:table-row>
        <table:table-row table:style-name="ro1">
          <table:table-cell office:value-type="float" office:value="50548" calcext:value-type="float">
            <text:p>50548</text:p>
          </table:table-cell>
          <table:table-cell office:value-type="float" office:value="322919" calcext:value-type="float">
            <text:p>322919</text:p>
          </table:table-cell>
          <table:table-cell office:value-type="float" office:value="1927.29059012479" calcext:value-type="float">
            <text:p>1927.29059012479</text:p>
          </table:table-cell>
          <table:table-cell/>
          <table:table-cell office:value-type="float" office:value="50018" calcext:value-type="float">
            <text:p>50018</text:p>
          </table:table-cell>
          <table:table-cell office:value-type="float" office:value="172648" calcext:value-type="float">
            <text:p>172648</text:p>
          </table:table-cell>
          <table:table-cell office:value-type="float" office:value="7024.20223184673" calcext:value-type="float">
            <text:p>7024.20223184673</text:p>
          </table:table-cell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float" office:value="329543" calcext:value-type="float">
            <text:p>329543</text:p>
          </table:table-cell>
          <table:table-cell office:value-type="float" office:value="1926.08606362729" calcext:value-type="float">
            <text:p>1926.08606362729</text:p>
          </table:table-cell>
          <table:table-cell/>
          <table:table-cell office:value-type="float" office:value="51019" calcext:value-type="float">
            <text:p>51019</text:p>
          </table:table-cell>
          <table:table-cell office:value-type="float" office:value="179725" calcext:value-type="float">
            <text:p>179725</text:p>
          </table:table-cell>
          <table:table-cell office:value-type="float" office:value="8575.38675090986" calcext:value-type="float">
            <text:p>8575.38675090986</text:p>
          </table:table-cell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float" office:value="336029" calcext:value-type="float">
            <text:p>336029</text:p>
          </table:table-cell>
          <table:table-cell office:value-type="float" office:value="1926.08606362729" calcext:value-type="float">
            <text:p>1926.08606362729</text:p>
          </table:table-cell>
          <table:table-cell/>
          <table:table-cell office:value-type="float" office:value="52018" calcext:value-type="float">
            <text:p>52018</text:p>
          </table:table-cell>
          <table:table-cell office:value-type="float" office:value="186849" calcext:value-type="float">
            <text:p>186849</text:p>
          </table:table-cell>
          <table:table-cell office:value-type="float" office:value="3078.83727777856" calcext:value-type="float">
            <text:p>3078.83727777856</text:p>
          </table:table-cell>
        </table:table-row>
        <table:table-row table:style-name="ro1">
          <table:table-cell office:value-type="float" office:value="53578" calcext:value-type="float">
            <text:p>53578</text:p>
          </table:table-cell>
          <table:table-cell office:value-type="float" office:value="342653" calcext:value-type="float">
            <text:p>342653</text:p>
          </table:table-cell>
          <table:table-cell office:value-type="float" office:value="1925.19408991759" calcext:value-type="float">
            <text:p>1925.19408991759</text:p>
          </table:table-cell>
          <table:table-cell/>
          <table:table-cell office:value-type="float" office:value="53027" calcext:value-type="float">
            <text:p>53027</text:p>
          </table:table-cell>
          <table:table-cell office:value-type="float" office:value="194087" calcext:value-type="float">
            <text:p>194087</text:p>
          </table:table-cell>
          <table:table-cell office:value-type="float" office:value="2876.71073113006" calcext:value-type="float">
            <text:p>2876.71073113006</text:p>
          </table:table-cell>
        </table:table-row>
        <table:table-row table:style-name="ro1">
          <table:table-cell office:value-type="float" office:value="54586" calcext:value-type="float">
            <text:p>54586</text:p>
          </table:table-cell>
          <table:table-cell office:value-type="float" office:value="349277" calcext:value-type="float">
            <text:p>349277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4022" calcext:value-type="float">
            <text:p>54022</text:p>
          </table:table-cell>
          <table:table-cell office:value-type="float" office:value="201558" calcext:value-type="float">
            <text:p>201558</text:p>
          </table:table-cell>
          <table:table-cell office:value-type="float" office:value="3936.91252292435" calcext:value-type="float">
            <text:p>3936.91252292435</text:p>
          </table:table-cell>
        </table:table-row>
        <table:table-row table:style-name="ro1">
          <table:table-cell office:value-type="float" office:value="55595" calcext:value-type="float">
            <text:p>55595</text:p>
          </table:table-cell>
          <table:table-cell office:value-type="float" office:value="355763" calcext:value-type="float">
            <text:p>355763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5023" calcext:value-type="float">
            <text:p>55023</text:p>
          </table:table-cell>
          <table:table-cell office:value-type="float" office:value="209133" calcext:value-type="float">
            <text:p>209133</text:p>
          </table:table-cell>
          <table:table-cell office:value-type="float" office:value="3158.59721568081" calcext:value-type="float">
            <text:p>3158.59721568081</text:p>
          </table:table-cell>
        </table:table-row>
        <table:table-row table:style-name="ro1">
          <table:table-cell office:value-type="float" office:value="56609" calcext:value-type="float">
            <text:p>56609</text:p>
          </table:table-cell>
          <table:table-cell office:value-type="float" office:value="362387" calcext:value-type="float">
            <text:p>362387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6027" calcext:value-type="float">
            <text:p>56027</text:p>
          </table:table-cell>
          <table:table-cell office:value-type="float" office:value="216832" calcext:value-type="float">
            <text:p>216832</text:p>
          </table:table-cell>
          <table:table-cell office:value-type="float" office:value="3800.24927036682" calcext:value-type="float">
            <text:p>3800.24927036682</text:p>
          </table:table-cell>
        </table:table-row>
        <table:table-row table:style-name="ro1">
          <table:table-cell office:value-type="float" office:value="57611" calcext:value-type="float">
            <text:p>57611</text:p>
          </table:table-cell>
          <table:table-cell office:value-type="float" office:value="369011" calcext:value-type="float">
            <text:p>369011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7021" calcext:value-type="float">
            <text:p>57021</text:p>
          </table:table-cell>
          <table:table-cell office:value-type="float" office:value="224690" calcext:value-type="float">
            <text:p>224690</text:p>
          </table:table-cell>
          <table:table-cell office:value-type="float" office:value="3028.72552657459" calcext:value-type="float">
            <text:p>3028.72552657459</text:p>
          </table:table-cell>
        </table:table-row>
        <table:table-row table:style-name="ro1">
          <table:table-cell office:value-type="float" office:value="58626" calcext:value-type="float">
            <text:p>58626</text:p>
          </table:table-cell>
          <table:table-cell office:value-type="float" office:value="375497" calcext:value-type="float">
            <text:p>375497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8026" calcext:value-type="float">
            <text:p>58026</text:p>
          </table:table-cell>
          <table:table-cell office:value-type="float" office:value="232620" calcext:value-type="float">
            <text:p>232620</text:p>
          </table:table-cell>
          <table:table-cell office:value-type="float" office:value="2780.62520432983" calcext:value-type="float">
            <text:p>2780.62520432983</text:p>
          </table:table-cell>
        </table:table-row>
        <table:table-row table:style-name="ro1">
          <table:table-cell office:value-type="float" office:value="59638" calcext:value-type="float">
            <text:p>59638</text:p>
          </table:table-cell>
          <table:table-cell office:value-type="float" office:value="381983" calcext:value-type="float">
            <text:p>381983</text:p>
          </table:table-cell>
          <table:table-cell office:value-type="float" office:value="1925.11215653705" calcext:value-type="float">
            <text:p>1925.11215653705</text:p>
          </table:table-cell>
          <table:table-cell/>
          <table:table-cell office:value-type="float" office:value="59020" calcext:value-type="float">
            <text:p>59020</text:p>
          </table:table-cell>
          <table:table-cell office:value-type="float" office:value="240848" calcext:value-type="float">
            <text:p>240848</text:p>
          </table:table-cell>
          <table:table-cell office:value-type="float" office:value="3697.29236682114" calcext:value-type="float">
            <text:p>3697.29236682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bg" fo:country="BG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9:31:44.579601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2-06-09T15:21:53.526345153</meta:creation-date>
    <dc:date>2022-06-09T19:34:48.342274609</dc:date>
    <dc:creator>Todor Balabanov</dc:creator>
    <meta:editing-duration>PT35M43S</meta:editing-duration>
    <meta:editing-cycles>10</meta:editing-cycles>
    <meta:generator>LibreOffice/7.2.7.2$MacOSX_X86_64 LibreOffice_project/8d71d29d553c0f7dcbfa38fbfda25ee34cce99a2</meta:generator>
    <meta:document-statistic meta:table-count="2" meta:cell-count="71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plot-area chart:style-name="ch2" table:cell-range-address="Sheet1.A1:Sheet1.A363" svg:x="1.514cm" svg:y="0.32cm" svg:width="23.967cm" svg:height="14.397cm">
          <chart:coordinate-region svg:x="2.823cm" svg:y="0.515cm" svg:width="22.658cm" svg:height="14.007cm"/>
          <chart:axis chart:dimension="x" chart:name="primary-x" chart:style-name="ch3">
            <chart:title svg:x="13.105cm" svg:y="15.038cm" chart:style-name="ch4">
              <text:p>Time</text:p>
            </chart:title>
          </chart:axis>
          <chart:axis chart:dimension="y" chart:name="primary-y" chart:style-name="ch5">
            <chart:title svg:x="0.451cm" svg:y="8.246cm" chart:style-name="ch6">
              <text:p>BTC/USD</text:p>
            </chart:title>
            <chart:grid chart:style-name="ch7" chart:class="major"/>
          </chart:axis>
          <chart:series chart:style-name="ch8" chart:values-cell-range-address="Sheet1.A1:Sheet1.A363" chart:class="chart:line">
            <chart:data-point chart:repeated="3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2.330078">
                <text:p>10242.330078</text:p>
                <draw:g>
                  <svg:desc>Sheet1.A1:Sheet1.A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69.02832">
                <text:p>10369.02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09.861328">
                <text:p>10409.861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52.399414">
                <text:p>10452.399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28.734375">
                <text:p>10328.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77.754883">
                <text:p>10677.754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7.761719">
                <text:p>10797.761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73.251953">
                <text:p>10973.251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51.820313">
                <text:p>10951.820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33.75293">
                <text:p>10933.75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95.870117">
                <text:p>11095.870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34.925781">
                <text:p>10934.925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59.624023">
                <text:p>10459.624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39.457031">
                <text:p>10539.457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27.479492">
                <text:p>10227.479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47.472656">
                <text:p>10747.472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02.237305">
                <text:p>10702.237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52.939453">
                <text:p>10752.939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71.641602">
                <text:p>10771.6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12.462891">
                <text:p>10712.462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45.411133">
                <text:p>10845.411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85.010742">
                <text:p>10785.010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4.390625">
                <text:p>10624.39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83.806641">
                <text:p>10583.806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67.919922">
                <text:p>10567.919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88.03418">
                <text:p>10688.03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99.77832">
                <text:p>10799.77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19.803711">
                <text:p>10619.803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7.625">
                <text:p>10677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9.142578">
                <text:p>11059.14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96.082031">
                <text:p>11296.082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29.047852">
                <text:p>11429.047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26.602539">
                <text:p>11426.602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02.828125">
                <text:p>11502.8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22.123047">
                <text:p>11322.12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55.982422">
                <text:p>11355.982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95.038086">
                <text:p>11495.038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5.974609">
                <text:p>11745.974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13.077148">
                <text:p>11913.07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01.635742">
                <text:p>12801.635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71.548828">
                <text:p>12971.548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31.574219">
                <text:p>12931.574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08.063477">
                <text:p>13108.063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31.201172">
                <text:p>13031.20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75.242188">
                <text:p>13075.242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54.214844">
                <text:p>13654.214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71.298828">
                <text:p>13271.298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37.874023">
                <text:p>13437.874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46.532227">
                <text:p>13546.532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80.995117">
                <text:p>13780.995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37.032227">
                <text:p>13737.032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50.451172">
                <text:p>13550.45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50.488281">
                <text:p>13950.488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3.733398">
                <text:p>14133.733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79.729492">
                <text:p>15579.72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65.880859">
                <text:p>15565.880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33.753906">
                <text:p>14833.7539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79.595703">
                <text:p>15479.595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332.350586">
                <text:p>15332.350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90.90918">
                <text:p>15290.90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01.298828">
                <text:p>15701.29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76.44043">
                <text:p>16276.44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17.808594">
                <text:p>16317.808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68.139648">
                <text:p>16068.13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55.577148">
                <text:p>15955.577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85.691406">
                <text:p>16685.691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45.191406">
                <text:p>17645.191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03.861328">
                <text:p>17803.861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17.083984">
                <text:p>17817.083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21.316406">
                <text:p>18621.316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42.232422">
                <text:p>18642.232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70.017578">
                <text:p>18370.017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65.015625">
                <text:p>18365.0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04.410156">
                <text:p>19104.410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29.839844">
                <text:p>18729.839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53.914063">
                <text:p>17153.914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12.933594">
                <text:p>17112.933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19.634766">
                <text:p>17719.634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78.322266">
                <text:p>18178.322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33.769531">
                <text:p>19633.769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1.744141">
                <text:p>18801.744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5.925781">
                <text:p>19205.925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46.966797">
                <text:p>19446.966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98.384766">
                <text:p>18698.384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54.179688">
                <text:p>19154.179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343.128906">
                <text:p>19343.128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191.529297">
                <text:p>19191.529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20.884766">
                <text:p>18320.884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553.298828">
                <text:p>18553.298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63.929688">
                <text:p>18263.929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51.320313">
                <text:p>18051.320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806.765625">
                <text:p>18806.76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144.492188">
                <text:p>19144.492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246.919922">
                <text:p>19246.919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18.818359">
                <text:p>19418.818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08.351563">
                <text:p>21308.351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806.796875">
                <text:p>22806.79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132.865234">
                <text:p>23132.8652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861.765625">
                <text:p>23861.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74.455078">
                <text:p>23474.4550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794.039063">
                <text:p>22794.039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81.974609">
                <text:p>23781.974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240.203125">
                <text:p>23240.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733.570313">
                <text:p>23733.570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677.015625">
                <text:p>24677.01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39.373047">
                <text:p>26439.373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80.822266">
                <text:p>26280.822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81.810547">
                <text:p>27081.810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60.089844">
                <text:p>27360.089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41.574219">
                <text:p>28841.574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994.009766">
                <text:p>28994.009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76.455078">
                <text:p>29376.455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129.408203">
                <text:p>32129.408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10.949219">
                <text:p>32810.949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977.041016">
                <text:p>31977.041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013.613281">
                <text:p>34013.613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833.875">
                <text:p>36833.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381.765625">
                <text:p>39381.76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788.640625">
                <text:p>40788.64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54.21875">
                <text:p>40254.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346.53125">
                <text:p>38346.5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516.359375">
                <text:p>35516.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915.121094">
                <text:p>33915.121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325.109375">
                <text:p>37325.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156.707031">
                <text:p>39156.7070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821.648438">
                <text:p>36821.6484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63.648438">
                <text:p>36163.6484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792.238281">
                <text:p>35792.238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642.234375">
                <text:p>36642.23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050.113281">
                <text:p>36050.113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549.398438">
                <text:p>35549.398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817.625">
                <text:p>30817.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985.757813">
                <text:p>32985.757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064.376953">
                <text:p>32064.3769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285.798828">
                <text:p>32285.798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358.613281">
                <text:p>32358.6132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564.029297">
                <text:p>32564.029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441.041016">
                <text:p>30441.041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18.671875">
                <text:p>34318.67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295.933594">
                <text:p>34295.933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270.878906">
                <text:p>34270.878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114.578125">
                <text:p>33114.57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533.199219">
                <text:p>33533.199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10.820313">
                <text:p>35510.8203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475.105469">
                <text:p>37475.105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1.546875">
                <text:p>36931.5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138.386719">
                <text:p>38138.386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250.191406">
                <text:p>39250.191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886.828125">
                <text:p>38886.82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184.992188">
                <text:p>46184.992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469.761719">
                <text:p>46469.7617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898.710938">
                <text:p>44898.710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77.035156">
                <text:p>47877.035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491.203125">
                <text:p>47491.20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114.507813">
                <text:p>47114.5078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696.535156">
                <text:p>48696.535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944.457031">
                <text:p>47944.457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207.277344">
                <text:p>49207.277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140.972656">
                <text:p>52140.972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675.980469">
                <text:p>51675.9804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887.335938">
                <text:p>55887.335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68.566406">
                <text:p>56068.566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532.738281">
                <text:p>57532.738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204.929688">
                <text:p>54204.929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835.085938">
                <text:p>48835.085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709.082031">
                <text:p>49709.082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180.464844">
                <text:p>47180.464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344.773438">
                <text:p>46344.773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4.015625">
                <text:p>46194.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159.503906">
                <text:p>45159.503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612.105469">
                <text:p>49612.105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415.816406">
                <text:p>48415.8164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522.304688">
                <text:p>50522.304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527.03125">
                <text:p>48527.0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899.230469">
                <text:p>48899.230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918.679688">
                <text:p>48918.679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174.117188">
                <text:p>51174.117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72.96875">
                <text:p>52272.9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824.011719">
                <text:p>54824.0117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963.179688">
                <text:p>55963.179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821.21875">
                <text:p>57821.2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343.371094">
                <text:p>57343.371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221.132813">
                <text:p>61221.1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67.429688">
                <text:p>59267.429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840.785156">
                <text:p>55840.785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825.828125">
                <text:p>56825.82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893.078125">
                <text:p>58893.07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850.441406">
                <text:p>57850.441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332.261719">
                <text:p>58332.2617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309.914063">
                <text:p>58309.9140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17.890625">
                <text:p>57517.89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511.660156">
                <text:p>54511.6601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710.488281">
                <text:p>54710.488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726.746094">
                <text:p>52726.746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683.011719">
                <text:p>51683.011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137.566406">
                <text:p>55137.5664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974.941406">
                <text:p>55974.941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947.898438">
                <text:p>55947.8984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750.132813">
                <text:p>57750.132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930.277344">
                <text:p>58930.2773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926.5625">
                <text:p>58926.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098.878906">
                <text:p>59098.8789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397.410156">
                <text:p>59397.410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604.839844">
                <text:p>57604.839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760.875">
                <text:p>58760.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171.933594">
                <text:p>59171.933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186.507813">
                <text:p>58186.5078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099.914063">
                <text:p>56099.9140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326.5625">
                <text:p>58326.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253.777344">
                <text:p>58253.777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846.230469">
                <text:p>59846.2304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175.945313">
                <text:p>60175.945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890.019531">
                <text:p>59890.019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523.753906">
                <text:p>63523.7539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075.195313">
                <text:p>63075.1953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258.503906">
                <text:p>63258.503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529.921875">
                <text:p>61529.921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701.886719">
                <text:p>60701.8867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191.585938">
                <text:p>56191.585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681.792969">
                <text:p>55681.7929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471.128906">
                <text:p>56471.128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857.105469">
                <text:p>53857.1054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739.808594">
                <text:p>51739.808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143.226563">
                <text:p>51143.2265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052.832031">
                <text:p>50052.832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077.792969">
                <text:p>49077.7929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030.304688">
                <text:p>54030.304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036.636719">
                <text:p>55036.636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858.089844">
                <text:p>54858.0898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568.664063">
                <text:p>53568.6640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714.664063">
                <text:p>57714.6640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825.863281">
                <text:p>57825.863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620.273438">
                <text:p>56620.273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214.179688">
                <text:p>57214.179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252.164063">
                <text:p>53252.164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441.308594">
                <text:p>57441.308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413.953125">
                <text:p>56413.95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352.765625">
                <text:p>57352.76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877.390625">
                <text:p>58877.3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250.871094">
                <text:p>58250.871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847.242188">
                <text:p>55847.242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714.53125">
                <text:p>56714.5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735.433594">
                <text:p>49735.4335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682.980469">
                <text:p>49682.9804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855.496094">
                <text:p>49855.496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716.636719">
                <text:p>46716.6367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415.898438">
                <text:p>46415.898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488.058594">
                <text:p>43488.0585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44.976563">
                <text:p>42944.976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753.667969">
                <text:p>36753.667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596.949219">
                <text:p>40596.9492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371.03125">
                <text:p>37371.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531.449219">
                <text:p>37531.4492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700.363281">
                <text:p>34700.363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795.78125">
                <text:p>38795.7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392.625">
                <text:p>38392.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316.890625">
                <text:p>39316.89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507.082031">
                <text:p>38507.082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684.15625">
                <text:p>35684.1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07.40625">
                <text:p>34607.40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58.59375">
                <text:p>35658.59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293.792969">
                <text:p>37293.792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699.921875">
                <text:p>36699.92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599.410156">
                <text:p>37599.410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242.484375">
                <text:p>39242.48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880.15625">
                <text:p>36880.1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538.609375">
                <text:p>35538.60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835.265625">
                <text:p>35835.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589.519531">
                <text:p>33589.5195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416.976563">
                <text:p>33416.976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389.515625">
                <text:p>37389.51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697.03125">
                <text:p>36697.03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340.144531">
                <text:p>37340.144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555.789063">
                <text:p>35555.789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16.96875">
                <text:p>39016.96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427.167969">
                <text:p>40427.1679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168.691406">
                <text:p>40168.6914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341.421875">
                <text:p>38341.421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099.476563">
                <text:p>38099.476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54.527344">
                <text:p>35854.5273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563.140625">
                <text:p>35563.14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641.144531">
                <text:p>35641.144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622.376953">
                <text:p>31622.3769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515.714844">
                <text:p>32515.7148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682.800781">
                <text:p>33682.800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659.105469">
                <text:p>34659.1054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594.664063">
                <text:p>31594.6640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287.523438">
                <text:p>32287.523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679.121094">
                <text:p>34679.1210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75.558594">
                <text:p>34475.5585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908.386719">
                <text:p>35908.386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035.984375">
                <text:p>35035.984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549.601563">
                <text:p>33549.601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854.421875">
                <text:p>33854.421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665.566406">
                <text:p>34665.5664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84.34375">
                <text:p>35284.34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23.507813">
                <text:p>33723.5078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225.679688">
                <text:p>34225.6796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889.605469">
                <text:p>33889.6054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861.671875">
                <text:p>32861.67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811.242188">
                <text:p>33811.242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509.078125">
                <text:p>33509.078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254.015625">
                <text:p>34254.01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125.46875">
                <text:p>33125.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723.845703">
                <text:p>32723.845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827.875">
                <text:p>32827.8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41.550781">
                <text:p>31841.5507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97.308594">
                <text:p>31397.30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533.884766">
                <text:p>31533.884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0.011719">
                <text:p>31800.0117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838.285156">
                <text:p>30838.2851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796.285156">
                <text:p>29796.285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38.873047">
                <text:p>32138.873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5.958984">
                <text:p>32305.9589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593.730469">
                <text:p>33593.7304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290.292969">
                <text:p>34290.292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384.03125">
                <text:p>35384.0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276.035156">
                <text:p>37276.0351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503.1875">
                <text:p>39503.1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995.453125">
                <text:p>39995.453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27.484375">
                <text:p>40027.484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96.304688">
                <text:p>42196.304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460.84375">
                <text:p>41460.8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907.261719">
                <text:p>39907.2617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178.402344">
                <text:p>39178.4023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213.332031">
                <text:p>38213.3320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744.515625">
                <text:p>39744.51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865.867188">
                <text:p>40865.867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832.796875">
                <text:p>42832.796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574.4375">
                <text:p>44574.4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791.925781">
                <text:p>43791.9257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280.847656">
                <text:p>46280.84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599.703125">
                <text:p>45599.703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576.878906">
                <text:p>45576.8789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439.691406">
                <text:p>44439.6914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810.6875">
                <text:p>47810.6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096.667969">
                <text:p>47096.6679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019.960938">
                <text:p>47019.9609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936.457031">
                <text:p>45936.4570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686.75">
                <text:p>44686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741.882813">
                <text:p>44741.882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723.121094">
                <text:p>46723.121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327.074219">
                <text:p>49327.0742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869.105469">
                <text:p>48869.1054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291.675781">
                <text:p>49291.6757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562.347656">
                <text:p>49562.3476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727.257813">
                <text:p>47727.257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002.640625">
                <text:p>49002.640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894.554688">
                <text:p>46894.5546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072.585938">
                <text:p>49072.5859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11.25">
                <text:p>48911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834.851563">
                <text:p>48834.851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024.339844">
                <text:p>47024.3398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099.773438">
                <text:p>47099.773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807.847656">
                <text:p>48807.8476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288.25">
                <text:p>49288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009.324219">
                <text:p>50009.3242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937.859375">
                <text:p>49937.8593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769.003906">
                <text:p>51769.0039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660.480469">
                <text:p>52660.4804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827.761719">
                <text:p>46827.761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74.742188">
                <text:p>45774.7421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476.492188">
                <text:p>46476.492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1.029cm" svg:y="0.456cm" chart:style-name="ch2">
          <text:p>MOEA Framework</text:p>
        </chart:title>
        <chart:plot-area chart:style-name="ch3" table:cell-range-address="Sheet2.A1:Sheet2.A60 Sheet2.C1:Sheet2.C60" chart:data-source-has-labels="column" svg:x="1.514cm" svg:y="1.581cm" svg:width="23.967cm" svg:height="13.136cm">
          <chart:coordinate-region svg:x="2.823cm" svg:y="1.776cm" svg:width="22.658cm" svg:height="11.668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A1:Sheet2.A60"/>
          </chart:axis>
          <chart:axis chart:dimension="y" chart:name="primary-y" chart:style-name="ch4">
            <chart:title svg:x="0.451cm" svg:y="9.123cm" chart:style-name="ch6">
              <text:p>Target Value</text:p>
            </chart:title>
            <chart:grid chart:style-name="ch7" chart:class="major"/>
          </chart:axis>
          <chart:series chart:style-name="ch8" chart:values-cell-range-address="Sheet2.C1:Sheet2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57">
                <text:p>1057</text:p>
                <draw:g>
                  <svg:desc>Sheet2.A1:Sheet2.A60</svg:desc>
                </draw:g>
              </table:table-cell>
              <table:table-cell office:value-type="float" office:value="39020.3831491338">
                <text:p>39020.3831491338</text:p>
                <draw:g>
                  <svg:desc>Sheet2.C1:Sheet2.C60</svg:desc>
                </draw:g>
              </table:table-cell>
            </table:table-row>
            <table:table-row>
              <table:table-cell office:value-type="float" office:value="2062">
                <text:p>2062</text:p>
              </table:table-cell>
              <table:table-cell office:value-type="float" office:value="8201.43229122491">
                <text:p>8201.43229122491</text:p>
              </table:table-cell>
            </table:table-row>
            <table:table-row>
              <table:table-cell office:value-type="float" office:value="3074">
                <text:p>3074</text:p>
              </table:table-cell>
              <table:table-cell office:value-type="float" office:value="4885.01493997276">
                <text:p>4885.01493997276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4178.97770210027">
                <text:p>4178.97770210027</text:p>
              </table:table-cell>
            </table:table-row>
            <table:table-row>
              <table:table-cell office:value-type="float" office:value="5086">
                <text:p>5086</text:p>
              </table:table-cell>
              <table:table-cell office:value-type="float" office:value="3907.28016955917">
                <text:p>3907.28016955917</text:p>
              </table:table-cell>
            </table:table-row>
            <table:table-row>
              <table:table-cell office:value-type="float" office:value="6106">
                <text:p>6106</text:p>
              </table:table-cell>
              <table:table-cell office:value-type="float" office:value="3636.35963362747">
                <text:p>3636.35963362747</text:p>
              </table:table-cell>
            </table:table-row>
            <table:table-row>
              <table:table-cell office:value-type="float" office:value="7117">
                <text:p>7117</text:p>
              </table:table-cell>
              <table:table-cell office:value-type="float" office:value="3436.87516619208">
                <text:p>3436.87516619208</text:p>
              </table:table-cell>
            </table:table-row>
            <table:table-row>
              <table:table-cell office:value-type="float" office:value="8118">
                <text:p>8118</text:p>
              </table:table-cell>
              <table:table-cell office:value-type="float" office:value="2673.45574016356">
                <text:p>2673.45574016356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2561.85304701235">
                <text:p>2561.85304701235</text:p>
              </table:table-cell>
            </table:table-row>
            <table:table-row>
              <table:table-cell office:value-type="float" office:value="10155">
                <text:p>10155</text:p>
              </table:table-cell>
              <table:table-cell office:value-type="float" office:value="2558.26271940649">
                <text:p>2558.26271940649</text:p>
              </table:table-cell>
            </table:table-row>
            <table:table-row>
              <table:table-cell office:value-type="float" office:value="11157">
                <text:p>11157</text:p>
              </table:table-cell>
              <table:table-cell office:value-type="float" office:value="2466.87094626035">
                <text:p>2466.87094626035</text:p>
              </table:table-cell>
            </table:table-row>
            <table:table-row>
              <table:table-cell office:value-type="float" office:value="12158">
                <text:p>12158</text:p>
              </table:table-cell>
              <table:table-cell office:value-type="float" office:value="2413.5318365218">
                <text:p>2413.5318365218</text:p>
              </table:table-cell>
            </table:table-row>
            <table:table-row>
              <table:table-cell office:value-type="float" office:value="13161">
                <text:p>13161</text:p>
              </table:table-cell>
              <table:table-cell office:value-type="float" office:value="2411.01178513199">
                <text:p>2411.01178513199</text:p>
              </table:table-cell>
            </table:table-row>
            <table:table-row>
              <table:table-cell office:value-type="float" office:value="14183">
                <text:p>14183</text:p>
              </table:table-cell>
              <table:table-cell office:value-type="float" office:value="2405.25745344003">
                <text:p>2405.25745344003</text:p>
              </table:table-cell>
            </table:table-row>
            <table:table-row>
              <table:table-cell office:value-type="float" office:value="15199">
                <text:p>15199</text:p>
              </table:table-cell>
              <table:table-cell office:value-type="float" office:value="2219.58071617935">
                <text:p>2219.58071617935</text:p>
              </table:table-cell>
            </table:table-row>
            <table:table-row>
              <table:table-cell office:value-type="float" office:value="16217">
                <text:p>16217</text:p>
              </table:table-cell>
              <table:table-cell office:value-type="float" office:value="2209.31585776359">
                <text:p>2209.31585776359</text:p>
              </table:table-cell>
            </table:table-row>
            <table:table-row>
              <table:table-cell office:value-type="float" office:value="17238">
                <text:p>17238</text:p>
              </table:table-cell>
              <table:table-cell office:value-type="float" office:value="2205.21733653828">
                <text:p>2205.21733653828</text:p>
              </table:table-cell>
            </table:table-row>
            <table:table-row>
              <table:table-cell office:value-type="float" office:value="18246">
                <text:p>18246</text:p>
              </table:table-cell>
              <table:table-cell office:value-type="float" office:value="2205.11548570661">
                <text:p>2205.11548570661</text:p>
              </table:table-cell>
            </table:table-row>
            <table:table-row>
              <table:table-cell office:value-type="float" office:value="19247">
                <text:p>19247</text:p>
              </table:table-cell>
              <table:table-cell office:value-type="float" office:value="2204.01370600052">
                <text:p>2204.01370600052</text:p>
              </table:table-cell>
            </table:table-row>
            <table:table-row>
              <table:table-cell office:value-type="float" office:value="20257">
                <text:p>20257</text:p>
              </table:table-cell>
              <table:table-cell office:value-type="float" office:value="2202.40931345828">
                <text:p>2202.40931345828</text:p>
              </table:table-cell>
            </table:table-row>
            <table:table-row>
              <table:table-cell office:value-type="float" office:value="21272">
                <text:p>21272</text:p>
              </table:table-cell>
              <table:table-cell office:value-type="float" office:value="2154.11092210971">
                <text:p>2154.11092210971</text:p>
              </table:table-cell>
            </table:table-row>
            <table:table-row>
              <table:table-cell office:value-type="float" office:value="22281">
                <text:p>22281</text:p>
              </table:table-cell>
              <table:table-cell office:value-type="float" office:value="2149.8401506157">
                <text:p>2149.8401506157</text:p>
              </table:table-cell>
            </table:table-row>
            <table:table-row>
              <table:table-cell office:value-type="float" office:value="23284">
                <text:p>23284</text:p>
              </table:table-cell>
              <table:table-cell office:value-type="float" office:value="2149.81451071896">
                <text:p>2149.81451071896</text:p>
              </table:table-cell>
            </table:table-row>
            <table:table-row>
              <table:table-cell office:value-type="float" office:value="24294">
                <text:p>24294</text:p>
              </table:table-cell>
              <table:table-cell office:value-type="float" office:value="2149.33161746368">
                <text:p>2149.33161746368</text:p>
              </table:table-cell>
            </table:table-row>
            <table:table-row>
              <table:table-cell office:value-type="float" office:value="25308">
                <text:p>25308</text:p>
              </table:table-cell>
              <table:table-cell office:value-type="float" office:value="2036.74721112488">
                <text:p>2036.74721112488</text:p>
              </table:table-cell>
            </table:table-row>
            <table:table-row>
              <table:table-cell office:value-type="float" office:value="26313">
                <text:p>26313</text:p>
              </table:table-cell>
              <table:table-cell office:value-type="float" office:value="1994.03481006481">
                <text:p>1994.03481006481</text:p>
              </table:table-cell>
            </table:table-row>
            <table:table-row>
              <table:table-cell office:value-type="float" office:value="27314">
                <text:p>27314</text:p>
              </table:table-cell>
              <table:table-cell office:value-type="float" office:value="1991.22574161621">
                <text:p>1991.22574161621</text:p>
              </table:table-cell>
            </table:table-row>
            <table:table-row>
              <table:table-cell office:value-type="float" office:value="28333">
                <text:p>28333</text:p>
              </table:table-cell>
              <table:table-cell office:value-type="float" office:value="1981.66884211495">
                <text:p>1981.66884211495</text:p>
              </table:table-cell>
            </table:table-row>
            <table:table-row>
              <table:table-cell office:value-type="float" office:value="29354">
                <text:p>29354</text:p>
              </table:table-cell>
              <table:table-cell office:value-type="float" office:value="1981.6663638518">
                <text:p>1981.6663638518</text:p>
              </table:table-cell>
            </table:table-row>
            <table:table-row>
              <table:table-cell office:value-type="float" office:value="30359">
                <text:p>30359</text:p>
              </table:table-cell>
              <table:table-cell office:value-type="float" office:value="1981.18272504393">
                <text:p>1981.18272504393</text:p>
              </table:table-cell>
            </table:table-row>
            <table:table-row>
              <table:table-cell office:value-type="float" office:value="31361">
                <text:p>31361</text:p>
              </table:table-cell>
              <table:table-cell office:value-type="float" office:value="1979.61824667671">
                <text:p>1979.61824667671</text:p>
              </table:table-cell>
            </table:table-row>
            <table:table-row>
              <table:table-cell office:value-type="float" office:value="32377">
                <text:p>32377</text:p>
              </table:table-cell>
              <table:table-cell office:value-type="float" office:value="1979.16789813652">
                <text:p>1979.16789813652</text:p>
              </table:table-cell>
            </table:table-row>
            <table:table-row>
              <table:table-cell office:value-type="float" office:value="33379">
                <text:p>33379</text:p>
              </table:table-cell>
              <table:table-cell office:value-type="float" office:value="1979.16789813652">
                <text:p>1979.16789813652</text:p>
              </table:table-cell>
            </table:table-row>
            <table:table-row>
              <table:table-cell office:value-type="float" office:value="34384">
                <text:p>34384</text:p>
              </table:table-cell>
              <table:table-cell office:value-type="float" office:value="1978.85790258669">
                <text:p>1978.85790258669</text:p>
              </table:table-cell>
            </table:table-row>
            <table:table-row>
              <table:table-cell office:value-type="float" office:value="35399">
                <text:p>35399</text:p>
              </table:table-cell>
              <table:table-cell office:value-type="float" office:value="1963.50336071715">
                <text:p>1963.50336071715</text:p>
              </table:table-cell>
            </table:table-row>
            <table:table-row>
              <table:table-cell office:value-type="float" office:value="36403">
                <text:p>36403</text:p>
              </table:table-cell>
              <table:table-cell office:value-type="float" office:value="1957.14087743408">
                <text:p>1957.14087743408</text:p>
              </table:table-cell>
            </table:table-row>
            <table:table-row>
              <table:table-cell office:value-type="float" office:value="37413">
                <text:p>37413</text:p>
              </table:table-cell>
              <table:table-cell office:value-type="float" office:value="1957.14087743408">
                <text:p>1957.14087743408</text:p>
              </table:table-cell>
            </table:table-row>
            <table:table-row>
              <table:table-cell office:value-type="float" office:value="38417">
                <text:p>38417</text:p>
              </table:table-cell>
              <table:table-cell office:value-type="float" office:value="1957.14087743408">
                <text:p>1957.14087743408</text:p>
              </table:table-cell>
            </table:table-row>
            <table:table-row>
              <table:table-cell office:value-type="float" office:value="39437">
                <text:p>39437</text:p>
              </table:table-cell>
              <table:table-cell office:value-type="float" office:value="1956.90302070414">
                <text:p>1956.90302070414</text:p>
              </table:table-cell>
            </table:table-row>
            <table:table-row>
              <table:table-cell office:value-type="float" office:value="40446">
                <text:p>40446</text:p>
              </table:table-cell>
              <table:table-cell office:value-type="float" office:value="1956.90302070414">
                <text:p>1956.90302070414</text:p>
              </table:table-cell>
            </table:table-row>
            <table:table-row>
              <table:table-cell office:value-type="float" office:value="41447">
                <text:p>41447</text:p>
              </table:table-cell>
              <table:table-cell office:value-type="float" office:value="1953.07973700702">
                <text:p>1953.07973700702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1943.45287877349">
                <text:p>1943.45287877349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1936.64275245822">
                <text:p>1936.6427524582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933.01436120387">
                <text:p>1933.01436120387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930.92841879171">
                <text:p>1930.92841879171</text:p>
              </table:table-cell>
            </table:table-row>
            <table:table-row>
              <table:table-cell office:value-type="float" office:value="46493">
                <text:p>46493</text:p>
              </table:table-cell>
              <table:table-cell office:value-type="float" office:value="1927.35297903303">
                <text:p>1927.35297903303</text:p>
              </table:table-cell>
            </table:table-row>
            <table:table-row>
              <table:table-cell office:value-type="float" office:value="47507">
                <text:p>47507</text:p>
              </table:table-cell>
              <table:table-cell office:value-type="float" office:value="1927.35297903303">
                <text:p>1927.35297903303</text:p>
              </table:table-cell>
            </table:table-row>
            <table:table-row>
              <table:table-cell office:value-type="float" office:value="48514">
                <text:p>48514</text:p>
              </table:table-cell>
              <table:table-cell office:value-type="float" office:value="1927.35297903303">
                <text:p>1927.35297903303</text:p>
              </table:table-cell>
            </table:table-row>
            <table:table-row>
              <table:table-cell office:value-type="float" office:value="49527">
                <text:p>49527</text:p>
              </table:table-cell>
              <table:table-cell office:value-type="float" office:value="1927.31679085558">
                <text:p>1927.31679085558</text:p>
              </table:table-cell>
            </table:table-row>
            <table:table-row>
              <table:table-cell office:value-type="float" office:value="50548">
                <text:p>50548</text:p>
              </table:table-cell>
              <table:table-cell office:value-type="float" office:value="1927.29059012479">
                <text:p>1927.29059012479</text:p>
              </table:table-cell>
            </table:table-row>
            <table:table-row>
              <table:table-cell office:value-type="float" office:value="51553">
                <text:p>51553</text:p>
              </table:table-cell>
              <table:table-cell office:value-type="float" office:value="1926.08606362729">
                <text:p>1926.08606362729</text:p>
              </table:table-cell>
            </table:table-row>
            <table:table-row>
              <table:table-cell office:value-type="float" office:value="52562">
                <text:p>52562</text:p>
              </table:table-cell>
              <table:table-cell office:value-type="float" office:value="1926.08606362729">
                <text:p>1926.08606362729</text:p>
              </table:table-cell>
            </table:table-row>
            <table:table-row>
              <table:table-cell office:value-type="float" office:value="53578">
                <text:p>53578</text:p>
              </table:table-cell>
              <table:table-cell office:value-type="float" office:value="1925.19408991759">
                <text:p>1925.19408991759</text:p>
              </table:table-cell>
            </table:table-row>
            <table:table-row>
              <table:table-cell office:value-type="float" office:value="54586">
                <text:p>54586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5595">
                <text:p>55595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6609">
                <text:p>56609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7611">
                <text:p>57611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8626">
                <text:p>58626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9638">
                <text:p>59638</text:p>
              </table:table-cell>
              <table:table-cell office:value-type="float" office:value="1925.11215653705">
                <text:p>1925.11215653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2.052cm" svg:y="0.456cm" chart:style-name="ch2">
          <text:p>Jenetics</text:p>
        </chart:title>
        <chart:plot-area chart:style-name="ch3" table:cell-range-address="Sheet2.E1:Sheet2.E60 Sheet2.G1:Sheet2.G60" chart:data-source-has-labels="column" svg:x="1.514cm" svg:y="1.581cm" svg:width="23.967cm" svg:height="13.136cm">
          <chart:coordinate-region svg:x="2.823cm" svg:y="1.776cm" svg:width="22.658cm" svg:height="11.668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E1:Sheet2.E60"/>
          </chart:axis>
          <chart:axis chart:dimension="y" chart:name="primary-y" chart:style-name="ch4">
            <chart:title svg:x="0.451cm" svg:y="9.123cm" chart:style-name="ch6">
              <text:p>Target Value</text:p>
            </chart:title>
            <chart:grid chart:style-name="ch7" chart:class="major"/>
          </chart:axis>
          <chart:series chart:style-name="ch8" chart:values-cell-range-address="Sheet2.G1:Sheet2.G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27">
                <text:p>1027</text:p>
                <draw:g>
                  <svg:desc>Sheet2.E1:Sheet2.E60</svg:desc>
                </draw:g>
              </table:table-cell>
              <table:table-cell office:value-type="float" office:value="40590.0709426084">
                <text:p>40590.0709426084</text:p>
                <draw:g>
                  <svg:desc>Sheet2.G1:Sheet2.G60</svg:desc>
                </draw:g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17913.5612632673">
                <text:p>17913.5612632673</text:p>
              </table:table-cell>
            </table:table-row>
            <table:table-row>
              <table:table-cell office:value-type="float" office:value="3049">
                <text:p>3049</text:p>
              </table:table-cell>
              <table:table-cell office:value-type="float" office:value="29134.8895773681">
                <text:p>29134.8895773681</text:p>
              </table:table-cell>
            </table:table-row>
            <table:table-row>
              <table:table-cell office:value-type="float" office:value="4027">
                <text:p>4027</text:p>
              </table:table-cell>
              <table:table-cell office:value-type="float" office:value="26859.4548943532">
                <text:p>26859.4548943532</text:p>
              </table:table-cell>
            </table:table-row>
            <table:table-row>
              <table:table-cell office:value-type="float" office:value="5025">
                <text:p>5025</text:p>
              </table:table-cell>
              <table:table-cell office:value-type="float" office:value="5640.42688547942">
                <text:p>5640.42688547942</text:p>
              </table:table-cell>
            </table:table-row>
            <table:table-row>
              <table:table-cell office:value-type="float" office:value="6027">
                <text:p>6027</text:p>
              </table:table-cell>
              <table:table-cell office:value-type="float" office:value="12003.5237807686">
                <text:p>12003.5237807686</text:p>
              </table:table-cell>
            </table:table-row>
            <table:table-row>
              <table:table-cell office:value-type="float" office:value="7028">
                <text:p>7028</text:p>
              </table:table-cell>
              <table:table-cell office:value-type="float" office:value="6816.48510040925">
                <text:p>6816.48510040925</text:p>
              </table:table-cell>
            </table:table-row>
            <table:table-row>
              <table:table-cell office:value-type="float" office:value="8022">
                <text:p>8022</text:p>
              </table:table-cell>
              <table:table-cell office:value-type="float" office:value="6290.36378469668">
                <text:p>6290.36378469668</text:p>
              </table:table-cell>
            </table:table-row>
            <table:table-row>
              <table:table-cell office:value-type="float" office:value="9023">
                <text:p>9023</text:p>
              </table:table-cell>
              <table:table-cell office:value-type="float" office:value="48861.8595691522">
                <text:p>48861.8595691522</text:p>
              </table:table-cell>
            </table:table-row>
            <table:table-row>
              <table:table-cell office:value-type="float" office:value="10025">
                <text:p>10025</text:p>
              </table:table-cell>
              <table:table-cell office:value-type="float" office:value="8324.84598624851">
                <text:p>8324.84598624851</text:p>
              </table:table-cell>
            </table:table-row>
            <table:table-row>
              <table:table-cell office:value-type="float" office:value="11027">
                <text:p>11027</text:p>
              </table:table-cell>
              <table:table-cell office:value-type="float" office:value="5198.168976104">
                <text:p>5198.168976104</text:p>
              </table:table-cell>
            </table:table-row>
            <table:table-row>
              <table:table-cell office:value-type="float" office:value="12021">
                <text:p>12021</text:p>
              </table:table-cell>
              <table:table-cell office:value-type="float" office:value="11410.3158260305">
                <text:p>11410.3158260305</text:p>
              </table:table-cell>
            </table:table-row>
            <table:table-row>
              <table:table-cell office:value-type="float" office:value="13025">
                <text:p>13025</text:p>
              </table:table-cell>
              <table:table-cell office:value-type="float" office:value="2567.7646806093">
                <text:p>2567.7646806093</text:p>
              </table:table-cell>
            </table:table-row>
            <table:table-row>
              <table:table-cell office:value-type="float" office:value="14022">
                <text:p>14022</text:p>
              </table:table-cell>
              <table:table-cell office:value-type="float" office:value="4944.31132105504">
                <text:p>4944.31132105504</text:p>
              </table:table-cell>
            </table:table-row>
            <table:table-row>
              <table:table-cell office:value-type="float" office:value="15023">
                <text:p>15023</text:p>
              </table:table-cell>
              <table:table-cell office:value-type="float" office:value="5345.40182540928">
                <text:p>5345.40182540928</text:p>
              </table:table-cell>
            </table:table-row>
            <table:table-row>
              <table:table-cell office:value-type="float" office:value="16026">
                <text:p>16026</text:p>
              </table:table-cell>
              <table:table-cell office:value-type="float" office:value="3511.37157290359">
                <text:p>3511.37157290359</text:p>
              </table:table-cell>
            </table:table-row>
            <table:table-row>
              <table:table-cell office:value-type="float" office:value="17024">
                <text:p>17024</text:p>
              </table:table-cell>
              <table:table-cell office:value-type="float" office:value="2937.62732282214">
                <text:p>2937.62732282214</text:p>
              </table:table-cell>
            </table:table-row>
            <table:table-row>
              <table:table-cell office:value-type="float" office:value="18022">
                <text:p>18022</text:p>
              </table:table-cell>
              <table:table-cell office:value-type="float" office:value="15451.4194869077">
                <text:p>15451.4194869077</text:p>
              </table:table-cell>
            </table:table-row>
            <table:table-row>
              <table:table-cell office:value-type="float" office:value="19031">
                <text:p>19031</text:p>
              </table:table-cell>
              <table:table-cell office:value-type="float" office:value="18061.5604559797">
                <text:p>18061.5604559797</text:p>
              </table:table-cell>
            </table:table-row>
            <table:table-row>
              <table:table-cell office:value-type="float" office:value="20021">
                <text:p>20021</text:p>
              </table:table-cell>
              <table:table-cell office:value-type="float" office:value="15643.6194453571">
                <text:p>15643.6194453571</text:p>
              </table:table-cell>
            </table:table-row>
            <table:table-row>
              <table:table-cell office:value-type="float" office:value="21025">
                <text:p>21025</text:p>
              </table:table-cell>
              <table:table-cell office:value-type="float" office:value="2947.29252635023">
                <text:p>2947.29252635023</text:p>
              </table:table-cell>
            </table:table-row>
            <table:table-row>
              <table:table-cell office:value-type="float" office:value="22027">
                <text:p>22027</text:p>
              </table:table-cell>
              <table:table-cell office:value-type="float" office:value="6086.52891153379">
                <text:p>6086.52891153379</text:p>
              </table:table-cell>
            </table:table-row>
            <table:table-row>
              <table:table-cell office:value-type="float" office:value="23025">
                <text:p>23025</text:p>
              </table:table-cell>
              <table:table-cell office:value-type="float" office:value="4630.51078533241">
                <text:p>4630.51078533241</text:p>
              </table:table-cell>
            </table:table-row>
            <table:table-row>
              <table:table-cell office:value-type="float" office:value="24028">
                <text:p>24028</text:p>
              </table:table-cell>
              <table:table-cell office:value-type="float" office:value="8565.96952365454">
                <text:p>8565.96952365454</text:p>
              </table:table-cell>
            </table:table-row>
            <table:table-row>
              <table:table-cell office:value-type="float" office:value="25028">
                <text:p>25028</text:p>
              </table:table-cell>
              <table:table-cell office:value-type="float" office:value="3484.67101932006">
                <text:p>3484.67101932006</text:p>
              </table:table-cell>
            </table:table-row>
            <table:table-row>
              <table:table-cell office:value-type="float" office:value="26028">
                <text:p>26028</text:p>
              </table:table-cell>
              <table:table-cell office:value-type="float" office:value="2784.26613236391">
                <text:p>2784.26613236391</text:p>
              </table:table-cell>
            </table:table-row>
            <table:table-row>
              <table:table-cell office:value-type="float" office:value="27022">
                <text:p>27022</text:p>
              </table:table-cell>
              <table:table-cell office:value-type="float" office:value="2471.2893894222">
                <text:p>2471.2893894222</text:p>
              </table:table-cell>
            </table:table-row>
            <table:table-row>
              <table:table-cell office:value-type="float" office:value="28032">
                <text:p>28032</text:p>
              </table:table-cell>
              <table:table-cell office:value-type="float" office:value="3344.17973370826">
                <text:p>3344.17973370826</text:p>
              </table:table-cell>
            </table:table-row>
            <table:table-row>
              <table:table-cell office:value-type="float" office:value="29025">
                <text:p>29025</text:p>
              </table:table-cell>
              <table:table-cell office:value-type="float" office:value="4361.6774960597">
                <text:p>4361.6774960597</text:p>
              </table:table-cell>
            </table:table-row>
            <table:table-row>
              <table:table-cell office:value-type="float" office:value="30022">
                <text:p>30022</text:p>
              </table:table-cell>
              <table:table-cell office:value-type="float" office:value="2912.11322217255">
                <text:p>2912.11322217255</text:p>
              </table:table-cell>
            </table:table-row>
            <table:table-row>
              <table:table-cell office:value-type="float" office:value="31029">
                <text:p>31029</text:p>
              </table:table-cell>
              <table:table-cell office:value-type="float" office:value="7798.51290040275">
                <text:p>7798.51290040275</text:p>
              </table:table-cell>
            </table:table-row>
            <table:table-row>
              <table:table-cell office:value-type="float" office:value="32027">
                <text:p>32027</text:p>
              </table:table-cell>
              <table:table-cell office:value-type="float" office:value="2192.32976943225">
                <text:p>2192.32976943225</text:p>
              </table:table-cell>
            </table:table-row>
            <table:table-row>
              <table:table-cell office:value-type="float" office:value="33027">
                <text:p>33027</text:p>
              </table:table-cell>
              <table:table-cell office:value-type="float" office:value="5468.40182815266">
                <text:p>5468.40182815266</text:p>
              </table:table-cell>
            </table:table-row>
            <table:table-row>
              <table:table-cell office:value-type="float" office:value="34029">
                <text:p>34029</text:p>
              </table:table-cell>
              <table:table-cell office:value-type="float" office:value="2852.65338375911">
                <text:p>2852.65338375911</text:p>
              </table:table-cell>
            </table:table-row>
            <table:table-row>
              <table:table-cell office:value-type="float" office:value="35029">
                <text:p>35029</text:p>
              </table:table-cell>
              <table:table-cell office:value-type="float" office:value="5472.86295435996">
                <text:p>5472.86295435996</text:p>
              </table:table-cell>
            </table:table-row>
            <table:table-row>
              <table:table-cell office:value-type="float" office:value="36024">
                <text:p>36024</text:p>
              </table:table-cell>
              <table:table-cell office:value-type="float" office:value="3988.59923094155">
                <text:p>3988.59923094155</text:p>
              </table:table-cell>
            </table:table-row>
            <table:table-row>
              <table:table-cell office:value-type="float" office:value="37027">
                <text:p>37027</text:p>
              </table:table-cell>
              <table:table-cell office:value-type="float" office:value="3930.86179133908">
                <text:p>3930.86179133908</text:p>
              </table:table-cell>
            </table:table-row>
            <table:table-row>
              <table:table-cell office:value-type="float" office:value="38021">
                <text:p>38021</text:p>
              </table:table-cell>
              <table:table-cell office:value-type="float" office:value="4784.07267872076">
                <text:p>4784.07267872076</text:p>
              </table:table-cell>
            </table:table-row>
            <table:table-row>
              <table:table-cell office:value-type="float" office:value="39021">
                <text:p>39021</text:p>
              </table:table-cell>
              <table:table-cell office:value-type="float" office:value="4038.99374336256">
                <text:p>4038.99374336256</text:p>
              </table:table-cell>
            </table:table-row>
            <table:table-row>
              <table:table-cell office:value-type="float" office:value="40033">
                <text:p>40033</text:p>
              </table:table-cell>
              <table:table-cell office:value-type="float" office:value="3053.21013127902">
                <text:p>3053.21013127902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3434.24341594287">
                <text:p>3434.24341594287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4848.38618345733">
                <text:p>4848.38618345733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3996.18042326367">
                <text:p>3996.1804232636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993.90659290171">
                <text:p>4993.90659290171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3714.45228291723">
                <text:p>3714.45228291723</text:p>
              </table:table-cell>
            </table:table-row>
            <table:table-row>
              <table:table-cell office:value-type="float" office:value="46025">
                <text:p>46025</text:p>
              </table:table-cell>
              <table:table-cell office:value-type="float" office:value="3227.37011054232">
                <text:p>3227.37011054232</text:p>
              </table:table-cell>
            </table:table-row>
            <table:table-row>
              <table:table-cell office:value-type="float" office:value="47027">
                <text:p>47027</text:p>
              </table:table-cell>
              <table:table-cell office:value-type="float" office:value="2550.36434889803">
                <text:p>2550.36434889803</text:p>
              </table:table-cell>
            </table:table-row>
            <table:table-row>
              <table:table-cell office:value-type="float" office:value="48023">
                <text:p>48023</text:p>
              </table:table-cell>
              <table:table-cell office:value-type="float" office:value="2649.33942969893">
                <text:p>2649.33942969893</text:p>
              </table:table-cell>
            </table:table-row>
            <table:table-row>
              <table:table-cell office:value-type="float" office:value="49021">
                <text:p>49021</text:p>
              </table:table-cell>
              <table:table-cell office:value-type="float" office:value="2967.58713023557">
                <text:p>2967.58713023557</text:p>
              </table:table-cell>
            </table:table-row>
            <table:table-row>
              <table:table-cell office:value-type="float" office:value="50018">
                <text:p>50018</text:p>
              </table:table-cell>
              <table:table-cell office:value-type="float" office:value="7024.20223184673">
                <text:p>7024.20223184673</text:p>
              </table:table-cell>
            </table:table-row>
            <table:table-row>
              <table:table-cell office:value-type="float" office:value="51019">
                <text:p>51019</text:p>
              </table:table-cell>
              <table:table-cell office:value-type="float" office:value="8575.38675090986">
                <text:p>8575.38675090986</text:p>
              </table:table-cell>
            </table:table-row>
            <table:table-row>
              <table:table-cell office:value-type="float" office:value="52018">
                <text:p>52018</text:p>
              </table:table-cell>
              <table:table-cell office:value-type="float" office:value="3078.83727777856">
                <text:p>3078.83727777856</text:p>
              </table:table-cell>
            </table:table-row>
            <table:table-row>
              <table:table-cell office:value-type="float" office:value="53027">
                <text:p>53027</text:p>
              </table:table-cell>
              <table:table-cell office:value-type="float" office:value="2876.71073113006">
                <text:p>2876.71073113006</text:p>
              </table:table-cell>
            </table:table-row>
            <table:table-row>
              <table:table-cell office:value-type="float" office:value="54022">
                <text:p>54022</text:p>
              </table:table-cell>
              <table:table-cell office:value-type="float" office:value="3936.91252292435">
                <text:p>3936.91252292435</text:p>
              </table:table-cell>
            </table:table-row>
            <table:table-row>
              <table:table-cell office:value-type="float" office:value="55023">
                <text:p>55023</text:p>
              </table:table-cell>
              <table:table-cell office:value-type="float" office:value="3158.59721568081">
                <text:p>3158.59721568081</text:p>
              </table:table-cell>
            </table:table-row>
            <table:table-row>
              <table:table-cell office:value-type="float" office:value="56027">
                <text:p>56027</text:p>
              </table:table-cell>
              <table:table-cell office:value-type="float" office:value="3800.24927036682">
                <text:p>3800.24927036682</text:p>
              </table:table-cell>
            </table:table-row>
            <table:table-row>
              <table:table-cell office:value-type="float" office:value="57021">
                <text:p>57021</text:p>
              </table:table-cell>
              <table:table-cell office:value-type="float" office:value="3028.72552657459">
                <text:p>3028.72552657459</text:p>
              </table:table-cell>
            </table:table-row>
            <table:table-row>
              <table:table-cell office:value-type="float" office:value="58026">
                <text:p>58026</text:p>
              </table:table-cell>
              <table:table-cell office:value-type="float" office:value="2780.62520432983">
                <text:p>2780.62520432983</text:p>
              </table:table-cell>
            </table:table-row>
            <table:table-row>
              <table:table-cell office:value-type="float" office:value="59020">
                <text:p>59020</text:p>
              </table:table-cell>
              <table:table-cell office:value-type="float" office:value="3697.29236682114">
                <text:p>3697.29236682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1.029cm" svg:y="0.456cm" chart:style-name="ch2">
          <text:p>MOEA Framework</text:p>
        </chart:title>
        <chart:plot-area chart:style-name="ch3" table:cell-range-address="Sheet2.A1:Sheet2.B60" chart:data-source-has-labels="column" svg:x="1.514cm" svg:y="1.581cm" svg:width="23.967cm" svg:height="13.136cm">
          <chart:coordinate-region svg:x="3.035cm" svg:y="1.776cm" svg:width="22.446cm" svg:height="11.668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A1:Sheet2.A60"/>
          </chart:axis>
          <chart:axis chart:dimension="y" chart:name="primary-y" chart:style-name="ch4">
            <chart:title svg:x="0.451cm" svg:y="9.847cm" chart:style-name="ch6">
              <text:p>Number of Evaluations</text:p>
            </chart:title>
            <chart:grid chart:style-name="ch7" chart:class="major"/>
          </chart:axis>
          <chart:series chart:style-name="ch8" chart:values-cell-range-address="Sheet2.B1:Sheet2.B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57">
                <text:p>1057</text:p>
                <draw:g>
                  <svg:desc>Sheet2.A1:Sheet2.A60</svg:desc>
                </draw:g>
              </table:table-cell>
              <table:table-cell office:value-type="float" office:value="137">
                <text:p>137</text:p>
                <draw:g>
                  <svg:desc>Sheet2.B1:Sheet2.B60</svg:desc>
                </draw:g>
              </table:table-cell>
            </table:table-row>
            <table:table-row>
              <table:table-cell office:value-type="float" office:value="2062">
                <text:p>2062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float" office:value="3074">
                <text:p>3074</text:p>
              </table:table-cell>
              <table:table-cell office:value-type="float" office:value="15317">
                <text:p>15317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float" office:value="5086">
                <text:p>5086</text:p>
              </table:table-cell>
              <table:table-cell office:value-type="float" office:value="29117">
                <text:p>29117</text:p>
              </table:table-cell>
            </table:table-row>
            <table:table-row>
              <table:table-cell office:value-type="float" office:value="6106">
                <text:p>6106</text:p>
              </table:table-cell>
              <table:table-cell office:value-type="float" office:value="35465">
                <text:p>35465</text:p>
              </table:table-cell>
            </table:table-row>
            <table:table-row>
              <table:table-cell office:value-type="float" office:value="7117">
                <text:p>7117</text:p>
              </table:table-cell>
              <table:table-cell office:value-type="float" office:value="41951">
                <text:p>41951</text:p>
              </table:table-cell>
            </table:table-row>
            <table:table-row>
              <table:table-cell office:value-type="float" office:value="8118">
                <text:p>8118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54923">
                <text:p>54923</text:p>
              </table:table-cell>
            </table:table-row>
            <table:table-row>
              <table:table-cell office:value-type="float" office:value="10155">
                <text:p>10155</text:p>
              </table:table-cell>
              <table:table-cell office:value-type="float" office:value="61547">
                <text:p>61547</text:p>
              </table:table-cell>
            </table:table-row>
            <table:table-row>
              <table:table-cell office:value-type="float" office:value="11157">
                <text:p>11157</text:p>
              </table:table-cell>
              <table:table-cell office:value-type="float" office:value="68171">
                <text:p>68171</text:p>
              </table:table-cell>
            </table:table-row>
            <table:table-row>
              <table:table-cell office:value-type="float" office:value="12158">
                <text:p>12158</text:p>
              </table:table-cell>
              <table:table-cell office:value-type="float" office:value="74519">
                <text:p>74519</text:p>
              </table:table-cell>
            </table:table-row>
            <table:table-row>
              <table:table-cell office:value-type="float" office:value="13161">
                <text:p>13161</text:p>
              </table:table-cell>
              <table:table-cell office:value-type="float" office:value="81143">
                <text:p>81143</text:p>
              </table:table-cell>
            </table:table-row>
            <table:table-row>
              <table:table-cell office:value-type="float" office:value="14183">
                <text:p>14183</text:p>
              </table:table-cell>
              <table:table-cell office:value-type="float" office:value="87767">
                <text:p>87767</text:p>
              </table:table-cell>
            </table:table-row>
            <table:table-row>
              <table:table-cell office:value-type="float" office:value="15199">
                <text:p>1519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float" office:value="16217">
                <text:p>16217</text:p>
              </table:table-cell>
              <table:table-cell office:value-type="float" office:value="100739">
                <text:p>100739</text:p>
              </table:table-cell>
            </table:table-row>
            <table:table-row>
              <table:table-cell office:value-type="float" office:value="17238">
                <text:p>17238</text:p>
              </table:table-cell>
              <table:table-cell office:value-type="float" office:value="107363">
                <text:p>107363</text:p>
              </table:table-cell>
            </table:table-row>
            <table:table-row>
              <table:table-cell office:value-type="float" office:value="18246">
                <text:p>18246</text:p>
              </table:table-cell>
              <table:table-cell office:value-type="float" office:value="114125">
                <text:p>114125</text:p>
              </table:table-cell>
            </table:table-row>
            <table:table-row>
              <table:table-cell office:value-type="float" office:value="19247">
                <text:p>19247</text:p>
              </table:table-cell>
              <table:table-cell office:value-type="float" office:value="120611">
                <text:p>120611</text:p>
              </table:table-cell>
            </table:table-row>
            <table:table-row>
              <table:table-cell office:value-type="float" office:value="20257">
                <text:p>20257</text:p>
              </table:table-cell>
              <table:table-cell office:value-type="float" office:value="127235">
                <text:p>127235</text:p>
              </table:table-cell>
            </table:table-row>
            <table:table-row>
              <table:table-cell office:value-type="float" office:value="21272">
                <text:p>21272</text:p>
              </table:table-cell>
              <table:table-cell office:value-type="float" office:value="133721">
                <text:p>133721</text:p>
              </table:table-cell>
            </table:table-row>
            <table:table-row>
              <table:table-cell office:value-type="float" office:value="22281">
                <text:p>22281</text:p>
              </table:table-cell>
              <table:table-cell office:value-type="float" office:value="140207">
                <text:p>140207</text:p>
              </table:table-cell>
            </table:table-row>
            <table:table-row>
              <table:table-cell office:value-type="float" office:value="23284">
                <text:p>23284</text:p>
              </table:table-cell>
              <table:table-cell office:value-type="float" office:value="146693">
                <text:p>146693</text:p>
              </table:table-cell>
            </table:table-row>
            <table:table-row>
              <table:table-cell office:value-type="float" office:value="24294">
                <text:p>24294</text:p>
              </table:table-cell>
              <table:table-cell office:value-type="float" office:value="153179">
                <text:p>153179</text:p>
              </table:table-cell>
            </table:table-row>
            <table:table-row>
              <table:table-cell office:value-type="float" office:value="25308">
                <text:p>25308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float" office:value="26313">
                <text:p>26313</text:p>
              </table:table-cell>
              <table:table-cell office:value-type="float" office:value="166151">
                <text:p>166151</text:p>
              </table:table-cell>
            </table:table-row>
            <table:table-row>
              <table:table-cell office:value-type="float" office:value="27314">
                <text:p>27314</text:p>
              </table:table-cell>
              <table:table-cell office:value-type="float" office:value="172637">
                <text:p>172637</text:p>
              </table:table-cell>
            </table:table-row>
            <table:table-row>
              <table:table-cell office:value-type="float" office:value="28333">
                <text:p>28333</text:p>
              </table:table-cell>
              <table:table-cell office:value-type="float" office:value="178985">
                <text:p>178985</text:p>
              </table:table-cell>
            </table:table-row>
            <table:table-row>
              <table:table-cell office:value-type="float" office:value="29354">
                <text:p>29354</text:p>
              </table:table-cell>
              <table:table-cell office:value-type="float" office:value="185609">
                <text:p>185609</text:p>
              </table:table-cell>
            </table:table-row>
            <table:table-row>
              <table:table-cell office:value-type="float" office:value="30359">
                <text:p>30359</text:p>
              </table:table-cell>
              <table:table-cell office:value-type="float" office:value="192233">
                <text:p>192233</text:p>
              </table:table-cell>
            </table:table-row>
            <table:table-row>
              <table:table-cell office:value-type="float" office:value="31361">
                <text:p>31361</text:p>
              </table:table-cell>
              <table:table-cell office:value-type="float" office:value="198719">
                <text:p>198719</text:p>
              </table:table-cell>
            </table:table-row>
            <table:table-row>
              <table:table-cell office:value-type="float" office:value="32377">
                <text:p>32377</text:p>
              </table:table-cell>
              <table:table-cell office:value-type="float" office:value="205205">
                <text:p>205205</text:p>
              </table:table-cell>
            </table:table-row>
            <table:table-row>
              <table:table-cell office:value-type="float" office:value="33379">
                <text:p>33379</text:p>
              </table:table-cell>
              <table:table-cell office:value-type="float" office:value="211829">
                <text:p>211829</text:p>
              </table:table-cell>
            </table:table-row>
            <table:table-row>
              <table:table-cell office:value-type="float" office:value="34384">
                <text:p>34384</text:p>
              </table:table-cell>
              <table:table-cell office:value-type="float" office:value="218453">
                <text:p>218453</text:p>
              </table:table-cell>
            </table:table-row>
            <table:table-row>
              <table:table-cell office:value-type="float" office:value="35399">
                <text:p>35399</text:p>
              </table:table-cell>
              <table:table-cell office:value-type="float" office:value="225077">
                <text:p>225077</text:p>
              </table:table-cell>
            </table:table-row>
            <table:table-row>
              <table:table-cell office:value-type="float" office:value="36403">
                <text:p>36403</text:p>
              </table:table-cell>
              <table:table-cell office:value-type="float" office:value="231563">
                <text:p>231563</text:p>
              </table:table-cell>
            </table:table-row>
            <table:table-row>
              <table:table-cell office:value-type="float" office:value="37413">
                <text:p>37413</text:p>
              </table:table-cell>
              <table:table-cell office:value-type="float" office:value="237911">
                <text:p>237911</text:p>
              </table:table-cell>
            </table:table-row>
            <table:table-row>
              <table:table-cell office:value-type="float" office:value="38417">
                <text:p>38417</text:p>
              </table:table-cell>
              <table:table-cell office:value-type="float" office:value="244397">
                <text:p>244397</text:p>
              </table:table-cell>
            </table:table-row>
            <table:table-row>
              <table:table-cell office:value-type="float" office:value="39437">
                <text:p>39437</text:p>
              </table:table-cell>
              <table:table-cell office:value-type="float" office:value="250883">
                <text:p>250883</text:p>
              </table:table-cell>
            </table:table-row>
            <table:table-row>
              <table:table-cell office:value-type="float" office:value="40446">
                <text:p>40446</text:p>
              </table:table-cell>
              <table:table-cell office:value-type="float" office:value="257507">
                <text:p>257507</text:p>
              </table:table-cell>
            </table:table-row>
            <table:table-row>
              <table:table-cell office:value-type="float" office:value="41447">
                <text:p>41447</text:p>
              </table:table-cell>
              <table:table-cell office:value-type="float" office:value="264131">
                <text:p>264131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270617">
                <text:p>270617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277103">
                <text:p>277103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83451">
                <text:p>283451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90075">
                <text:p>290075</text:p>
              </table:table-cell>
            </table:table-row>
            <table:table-row>
              <table:table-cell office:value-type="float" office:value="46493">
                <text:p>46493</text:p>
              </table:table-cell>
              <table:table-cell office:value-type="float" office:value="296561">
                <text:p>296561</text:p>
              </table:table-cell>
            </table:table-row>
            <table:table-row>
              <table:table-cell office:value-type="float" office:value="47507">
                <text:p>47507</text:p>
              </table:table-cell>
              <table:table-cell office:value-type="float" office:value="303185">
                <text:p>303185</text:p>
              </table:table-cell>
            </table:table-row>
            <table:table-row>
              <table:table-cell office:value-type="float" office:value="48514">
                <text:p>48514</text:p>
              </table:table-cell>
              <table:table-cell office:value-type="float" office:value="309809">
                <text:p>309809</text:p>
              </table:table-cell>
            </table:table-row>
            <table:table-row>
              <table:table-cell office:value-type="float" office:value="49527">
                <text:p>49527</text:p>
              </table:table-cell>
              <table:table-cell office:value-type="float" office:value="316295">
                <text:p>316295</text:p>
              </table:table-cell>
            </table:table-row>
            <table:table-row>
              <table:table-cell office:value-type="float" office:value="50548">
                <text:p>50548</text:p>
              </table:table-cell>
              <table:table-cell office:value-type="float" office:value="322919">
                <text:p>322919</text:p>
              </table:table-cell>
            </table:table-row>
            <table:table-row>
              <table:table-cell office:value-type="float" office:value="51553">
                <text:p>51553</text:p>
              </table:table-cell>
              <table:table-cell office:value-type="float" office:value="329543">
                <text:p>329543</text:p>
              </table:table-cell>
            </table:table-row>
            <table:table-row>
              <table:table-cell office:value-type="float" office:value="52562">
                <text:p>52562</text:p>
              </table:table-cell>
              <table:table-cell office:value-type="float" office:value="336029">
                <text:p>336029</text:p>
              </table:table-cell>
            </table:table-row>
            <table:table-row>
              <table:table-cell office:value-type="float" office:value="53578">
                <text:p>53578</text:p>
              </table:table-cell>
              <table:table-cell office:value-type="float" office:value="342653">
                <text:p>342653</text:p>
              </table:table-cell>
            </table:table-row>
            <table:table-row>
              <table:table-cell office:value-type="float" office:value="54586">
                <text:p>54586</text:p>
              </table:table-cell>
              <table:table-cell office:value-type="float" office:value="349277">
                <text:p>349277</text:p>
              </table:table-cell>
            </table:table-row>
            <table:table-row>
              <table:table-cell office:value-type="float" office:value="55595">
                <text:p>55595</text:p>
              </table:table-cell>
              <table:table-cell office:value-type="float" office:value="355763">
                <text:p>355763</text:p>
              </table:table-cell>
            </table:table-row>
            <table:table-row>
              <table:table-cell office:value-type="float" office:value="56609">
                <text:p>56609</text:p>
              </table:table-cell>
              <table:table-cell office:value-type="float" office:value="362387">
                <text:p>362387</text:p>
              </table:table-cell>
            </table:table-row>
            <table:table-row>
              <table:table-cell office:value-type="float" office:value="57611">
                <text:p>57611</text:p>
              </table:table-cell>
              <table:table-cell office:value-type="float" office:value="369011">
                <text:p>369011</text:p>
              </table:table-cell>
            </table:table-row>
            <table:table-row>
              <table:table-cell office:value-type="float" office:value="58626">
                <text:p>58626</text:p>
              </table:table-cell>
              <table:table-cell office:value-type="float" office:value="375497">
                <text:p>375497</text:p>
              </table:table-cell>
            </table:table-row>
            <table:table-row>
              <table:table-cell office:value-type="float" office:value="59638">
                <text:p>59638</text:p>
              </table:table-cell>
              <table:table-cell office:value-type="float" office:value="381983">
                <text:p>381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2.052cm" svg:y="0.456cm" chart:style-name="ch2">
          <text:p>Jenetics</text:p>
        </chart:title>
        <chart:plot-area chart:style-name="ch3" table:cell-range-address="Sheet2.E1:Sheet2.F60" chart:data-source-has-labels="column" svg:x="1.514cm" svg:y="1.581cm" svg:width="23.967cm" svg:height="13.136cm">
          <chart:coordinate-region svg:x="3.035cm" svg:y="1.776cm" svg:width="22.446cm" svg:height="11.668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E1:Sheet2.E60"/>
          </chart:axis>
          <chart:axis chart:dimension="y" chart:name="primary-y" chart:style-name="ch4">
            <chart:title svg:x="0.451cm" svg:y="9.847cm" chart:style-name="ch6">
              <text:p>Number of Evaluations</text:p>
            </chart:title>
            <chart:grid chart:style-name="ch7" chart:class="major"/>
          </chart:axis>
          <chart:series chart:style-name="ch8" chart:values-cell-range-address="Sheet2.F1:Sheet2.F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027">
                <text:p>1027</text:p>
                <draw:g>
                  <svg:desc>Sheet2.E1:Sheet2.E60</svg:desc>
                </draw:g>
              </table:table-cell>
              <table:table-cell office:value-type="float" office:value="88">
                <text:p>88</text:p>
                <draw:g>
                  <svg:desc>Sheet2.F1:Sheet2.F60</svg:desc>
                </draw:g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049">
                <text:p>304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027">
                <text:p>402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5025">
                <text:p>502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6027">
                <text:p>6027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7028">
                <text:p>7028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8022">
                <text:p>8022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float" office:value="9023">
                <text:p>9023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float" office:value="10025">
                <text:p>10025</text:p>
              </table:table-cell>
              <table:table-cell office:value-type="float" office:value="7035">
                <text:p>7035</text:p>
              </table:table-cell>
            </table:table-row>
            <table:table-row>
              <table:table-cell office:value-type="float" office:value="11027">
                <text:p>11027</text:p>
              </table:table-cell>
              <table:table-cell office:value-type="float" office:value="8536">
                <text:p>8536</text:p>
              </table:table-cell>
            </table:table-row>
            <table:table-row>
              <table:table-cell office:value-type="float" office:value="12021">
                <text:p>12021</text:p>
              </table:table-cell>
              <table:table-cell office:value-type="float" office:value="10161">
                <text:p>10161</text:p>
              </table:table-cell>
            </table:table-row>
            <table:table-row>
              <table:table-cell office:value-type="float" office:value="13025">
                <text:p>13025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float" office:value="14022">
                <text:p>14022</text:p>
              </table:table-cell>
              <table:table-cell office:value-type="float" office:value="13930">
                <text:p>13930</text:p>
              </table:table-cell>
            </table:table-row>
            <table:table-row>
              <table:table-cell office:value-type="float" office:value="15023">
                <text:p>15023</text:p>
              </table:table-cell>
              <table:table-cell office:value-type="float" office:value="15982">
                <text:p>15982</text:p>
              </table:table-cell>
            </table:table-row>
            <table:table-row>
              <table:table-cell office:value-type="float" office:value="16026">
                <text:p>16026</text:p>
              </table:table-cell>
              <table:table-cell office:value-type="float" office:value="18188">
                <text:p>18188</text:p>
              </table:table-cell>
            </table:table-row>
            <table:table-row>
              <table:table-cell office:value-type="float" office:value="17024">
                <text:p>17024</text:p>
              </table:table-cell>
              <table:table-cell office:value-type="float" office:value="20527">
                <text:p>20527</text:p>
              </table:table-cell>
            </table:table-row>
            <table:table-row>
              <table:table-cell office:value-type="float" office:value="18022">
                <text:p>18022</text:p>
              </table:table-cell>
              <table:table-cell office:value-type="float" office:value="23049">
                <text:p>23049</text:p>
              </table:table-cell>
            </table:table-row>
            <table:table-row>
              <table:table-cell office:value-type="float" office:value="19031">
                <text:p>19031</text:p>
              </table:table-cell>
              <table:table-cell office:value-type="float" office:value="25711">
                <text:p>25711</text:p>
              </table:table-cell>
            </table:table-row>
            <table:table-row>
              <table:table-cell office:value-type="float" office:value="20021">
                <text:p>20021</text:p>
              </table:table-cell>
              <table:table-cell office:value-type="float" office:value="28445">
                <text:p>28445</text:p>
              </table:table-cell>
            </table:table-row>
            <table:table-row>
              <table:table-cell office:value-type="float" office:value="21025">
                <text:p>21025</text:p>
              </table:table-cell>
              <table:table-cell office:value-type="float" office:value="31367">
                <text:p>31367</text:p>
              </table:table-cell>
            </table:table-row>
            <table:table-row>
              <table:table-cell office:value-type="float" office:value="22027">
                <text:p>22027</text:p>
              </table:table-cell>
              <table:table-cell office:value-type="float" office:value="34405">
                <text:p>34405</text:p>
              </table:table-cell>
            </table:table-row>
            <table:table-row>
              <table:table-cell office:value-type="float" office:value="23025">
                <text:p>23025</text:p>
              </table:table-cell>
              <table:table-cell office:value-type="float" office:value="37587">
                <text:p>37587</text:p>
              </table:table-cell>
            </table:table-row>
            <table:table-row>
              <table:table-cell office:value-type="float" office:value="24028">
                <text:p>24028</text:p>
              </table:table-cell>
              <table:table-cell office:value-type="float" office:value="40922">
                <text:p>40922</text:p>
              </table:table-cell>
            </table:table-row>
            <table:table-row>
              <table:table-cell office:value-type="float" office:value="25028">
                <text:p>25028</text:p>
              </table:table-cell>
              <table:table-cell office:value-type="float" office:value="44264">
                <text:p>44264</text:p>
              </table:table-cell>
            </table:table-row>
            <table:table-row>
              <table:table-cell office:value-type="float" office:value="26028">
                <text:p>26028</text:p>
              </table:table-cell>
              <table:table-cell office:value-type="float" office:value="47813">
                <text:p>47813</text:p>
              </table:table-cell>
            </table:table-row>
            <table:table-row>
              <table:table-cell office:value-type="float" office:value="27022">
                <text:p>27022</text:p>
              </table:table-cell>
              <table:table-cell office:value-type="float" office:value="51525">
                <text:p>51525</text:p>
              </table:table-cell>
            </table:table-row>
            <table:table-row>
              <table:table-cell office:value-type="float" office:value="28032">
                <text:p>28032</text:p>
              </table:table-cell>
              <table:table-cell office:value-type="float" office:value="55346">
                <text:p>55346</text:p>
              </table:table-cell>
            </table:table-row>
            <table:table-row>
              <table:table-cell office:value-type="float" office:value="29025">
                <text:p>29025</text:p>
              </table:table-cell>
              <table:table-cell office:value-type="float" office:value="59322">
                <text:p>59322</text:p>
              </table:table-cell>
            </table:table-row>
            <table:table-row>
              <table:table-cell office:value-type="float" office:value="30022">
                <text:p>30022</text:p>
              </table:table-cell>
              <table:table-cell office:value-type="float" office:value="63485">
                <text:p>63485</text:p>
              </table:table-cell>
            </table:table-row>
            <table:table-row>
              <table:table-cell office:value-type="float" office:value="31029">
                <text:p>31029</text:p>
              </table:table-cell>
              <table:table-cell office:value-type="float" office:value="67690">
                <text:p>67690</text:p>
              </table:table-cell>
            </table:table-row>
            <table:table-row>
              <table:table-cell office:value-type="float" office:value="32027">
                <text:p>32027</text:p>
              </table:table-cell>
              <table:table-cell office:value-type="float" office:value="71987">
                <text:p>71987</text:p>
              </table:table-cell>
            </table:table-row>
            <table:table-row>
              <table:table-cell office:value-type="float" office:value="33027">
                <text:p>33027</text:p>
              </table:table-cell>
              <table:table-cell office:value-type="float" office:value="76505">
                <text:p>76505</text:p>
              </table:table-cell>
            </table:table-row>
            <table:table-row>
              <table:table-cell office:value-type="float" office:value="34029">
                <text:p>34029</text:p>
              </table:table-cell>
              <table:table-cell office:value-type="float" office:value="81118">
                <text:p>81118</text:p>
              </table:table-cell>
            </table:table-row>
            <table:table-row>
              <table:table-cell office:value-type="float" office:value="35029">
                <text:p>35029</text:p>
              </table:table-cell>
              <table:table-cell office:value-type="float" office:value="85788">
                <text:p>85788</text:p>
              </table:table-cell>
            </table:table-row>
            <table:table-row>
              <table:table-cell office:value-type="float" office:value="36024">
                <text:p>36024</text:p>
              </table:table-cell>
              <table:table-cell office:value-type="float" office:value="90808">
                <text:p>90808</text:p>
              </table:table-cell>
            </table:table-row>
            <table:table-row>
              <table:table-cell office:value-type="float" office:value="37027">
                <text:p>37027</text:p>
              </table:table-cell>
              <table:table-cell office:value-type="float" office:value="95861">
                <text:p>95861</text:p>
              </table:table-cell>
            </table:table-row>
            <table:table-row>
              <table:table-cell office:value-type="float" office:value="38021">
                <text:p>38021</text:p>
              </table:table-cell>
              <table:table-cell office:value-type="float" office:value="101039">
                <text:p>101039</text:p>
              </table:table-cell>
            </table:table-row>
            <table:table-row>
              <table:table-cell office:value-type="float" office:value="39021">
                <text:p>39021</text:p>
              </table:table-cell>
              <table:table-cell office:value-type="float" office:value="106446">
                <text:p>106446</text:p>
              </table:table-cell>
            </table:table-row>
            <table:table-row>
              <table:table-cell office:value-type="float" office:value="40033">
                <text:p>40033</text:p>
              </table:table-cell>
              <table:table-cell office:value-type="float" office:value="111847">
                <text:p>111847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117398">
                <text:p>117398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123121">
                <text:p>123121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28692">
                <text:p>12869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34034">
                <text:p>134034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139913">
                <text:p>139913</text:p>
              </table:table-cell>
            </table:table-row>
            <table:table-row>
              <table:table-cell office:value-type="float" office:value="46025">
                <text:p>46025</text:p>
              </table:table-cell>
              <table:table-cell office:value-type="float" office:value="145917">
                <text:p>145917</text:p>
              </table:table-cell>
            </table:table-row>
            <table:table-row>
              <table:table-cell office:value-type="float" office:value="47027">
                <text:p>47027</text:p>
              </table:table-cell>
              <table:table-cell office:value-type="float" office:value="152113">
                <text:p>152113</text:p>
              </table:table-cell>
            </table:table-row>
            <table:table-row>
              <table:table-cell office:value-type="float" office:value="48023">
                <text:p>48023</text:p>
              </table:table-cell>
              <table:table-cell office:value-type="float" office:value="158938">
                <text:p>158938</text:p>
              </table:table-cell>
            </table:table-row>
            <table:table-row>
              <table:table-cell office:value-type="float" office:value="49021">
                <text:p>49021</text:p>
              </table:table-cell>
              <table:table-cell office:value-type="float" office:value="165597">
                <text:p>165597</text:p>
              </table:table-cell>
            </table:table-row>
            <table:table-row>
              <table:table-cell office:value-type="float" office:value="50018">
                <text:p>50018</text:p>
              </table:table-cell>
              <table:table-cell office:value-type="float" office:value="172648">
                <text:p>172648</text:p>
              </table:table-cell>
            </table:table-row>
            <table:table-row>
              <table:table-cell office:value-type="float" office:value="51019">
                <text:p>51019</text:p>
              </table:table-cell>
              <table:table-cell office:value-type="float" office:value="179725">
                <text:p>179725</text:p>
              </table:table-cell>
            </table:table-row>
            <table:table-row>
              <table:table-cell office:value-type="float" office:value="52018">
                <text:p>52018</text:p>
              </table:table-cell>
              <table:table-cell office:value-type="float" office:value="186849">
                <text:p>186849</text:p>
              </table:table-cell>
            </table:table-row>
            <table:table-row>
              <table:table-cell office:value-type="float" office:value="53027">
                <text:p>53027</text:p>
              </table:table-cell>
              <table:table-cell office:value-type="float" office:value="194087">
                <text:p>194087</text:p>
              </table:table-cell>
            </table:table-row>
            <table:table-row>
              <table:table-cell office:value-type="float" office:value="54022">
                <text:p>54022</text:p>
              </table:table-cell>
              <table:table-cell office:value-type="float" office:value="201558">
                <text:p>201558</text:p>
              </table:table-cell>
            </table:table-row>
            <table:table-row>
              <table:table-cell office:value-type="float" office:value="55023">
                <text:p>55023</text:p>
              </table:table-cell>
              <table:table-cell office:value-type="float" office:value="209133">
                <text:p>209133</text:p>
              </table:table-cell>
            </table:table-row>
            <table:table-row>
              <table:table-cell office:value-type="float" office:value="56027">
                <text:p>56027</text:p>
              </table:table-cell>
              <table:table-cell office:value-type="float" office:value="216832">
                <text:p>216832</text:p>
              </table:table-cell>
            </table:table-row>
            <table:table-row>
              <table:table-cell office:value-type="float" office:value="57021">
                <text:p>57021</text:p>
              </table:table-cell>
              <table:table-cell office:value-type="float" office:value="224690">
                <text:p>224690</text:p>
              </table:table-cell>
            </table:table-row>
            <table:table-row>
              <table:table-cell office:value-type="float" office:value="58026">
                <text:p>58026</text:p>
              </table:table-cell>
              <table:table-cell office:value-type="float" office:value="232620">
                <text:p>232620</text:p>
              </table:table-cell>
            </table:table-row>
            <table:table-row>
              <table:table-cell office:value-type="float" office:value="59020">
                <text:p>59020</text:p>
              </table:table-cell>
              <table:table-cell office:value-type="float" office:value="240848">
                <text:p>240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